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tandard/Sheet3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2.072in"/>
    </style:style>
    <style:style style:name="co15" style:family="table-column">
      <style:table-column-properties fo:break-before="auto" style:column-width="1.9098in"/>
    </style:style>
    <style:style style:name="co16" style:family="table-column">
      <style:table-column-properties fo:break-before="auto" style:column-width="2.1752in"/>
    </style:style>
    <style:style style:name="co17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1.2244in"/>
    </style:style>
    <style:style style:name="co19" style:family="table-column">
      <style:table-column-properties fo:break-before="auto" style:column-width="1.6189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75in"/>
    </style:style>
    <style:style style:name="co22" style:family="table-column">
      <style:table-column-properties fo:break-before="auto" style:column-width="2.2098in"/>
    </style:style>
    <style:style style:name="co23" style:family="table-column">
      <style:table-column-properties fo:break-before="auto" style:column-width="0.822in"/>
    </style:style>
    <style:style style:name="co24" style:family="table-column">
      <style:table-column-properties fo:break-before="auto" style:column-width="1.3957in"/>
    </style:style>
    <style:style style:name="co25" style:family="table-column">
      <style:table-column-properties fo:break-before="auto" style:column-width="1.5673in"/>
    </style:style>
    <style:style style:name="co26" style:family="table-column">
      <style:table-column-properties fo:break-before="auto" style:column-width="1.6098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0.839in"/>
    </style:style>
    <style:style style:name="co29" style:family="table-column">
      <style:table-column-properties fo:break-before="auto" style:column-width="0.7535in"/>
    </style:style>
    <style:style style:name="co30" style:family="table-column">
      <style:table-column-properties fo:break-before="auto" style:column-width="3.9311in"/>
    </style:style>
    <style:style style:name="co31" style:family="table-column">
      <style:table-column-properties fo:break-before="auto" style:column-width="0.6583in"/>
    </style:style>
    <style:style style:name="co32" style:family="table-column">
      <style:table-column-properties fo:break-before="auto" style:column-width="0.7138in"/>
    </style:style>
    <style:style style:name="co33" style:family="table-column">
      <style:table-column-properties fo:break-before="auto" style:column-width="0.8311in"/>
    </style:style>
    <style:style style:name="co34" style:family="table-column">
      <style:table-column-properties fo:break-before="auto" style:column-width="0.9902in"/>
    </style:style>
    <style:style style:name="co35" style:family="table-column">
      <style:table-column-properties fo:break-before="auto" style:column-width="2.1193in"/>
    </style:style>
    <style:style style:name="co36" style:family="table-column">
      <style:table-column-properties fo:break-before="auto" style:column-width="0.9654in"/>
    </style:style>
    <style:style style:name="co37" style:family="table-column">
      <style:table-column-properties fo:break-before="auto" style:column-width="1.0984in"/>
    </style:style>
    <style:style style:name="co38" style:family="table-column">
      <style:table-column-properties fo:break-before="auto" style:column-width="1.1409in"/>
    </style:style>
    <style:style style:name="co39" style:family="table-column">
      <style:table-column-properties fo:break-before="auto" style:column-width="1.7098in"/>
    </style:style>
    <style:style style:name="co40" style:family="table-column">
      <style:table-column-properties fo:break-before="auto" style:column-width="1.0736in"/>
    </style:style>
    <style:style style:name="co41" style:family="table-column">
      <style:table-column-properties fo:break-before="auto" style:column-width="1.3665in"/>
    </style:style>
    <style:style style:name="co42" style:family="table-column">
      <style:table-column-properties fo:break-before="auto" style:column-width="1.1909in"/>
    </style:style>
    <style:style style:name="co43" style:family="table-column">
      <style:table-column-properties fo:break-before="auto" style:column-width="1.6681in"/>
    </style:style>
    <style:style style:name="co44" style:family="table-column">
      <style:table-column-properties fo:break-before="auto" style:column-width="2.0028in"/>
    </style:style>
    <style:style style:name="co45" style:family="table-column">
      <style:table-column-properties fo:break-before="auto" style:column-width="2.2453in"/>
    </style:style>
    <style:style style:name="co46" style:family="table-column">
      <style:table-column-properties fo:break-before="auto" style:column-width="2.3457in"/>
    </style:style>
    <style:style style:name="co47" style:family="table-column">
      <style:table-column-properties fo:break-before="auto" style:column-width="1.4756in"/>
    </style:style>
    <style:style style:name="co48" style:family="table-column">
      <style:table-column-properties fo:break-before="auto" style:column-width="3.1236in"/>
    </style:style>
    <style:style style:name="co49" style:family="table-column">
      <style:table-column-properties fo:break-before="auto" style:column-width="0.9736in"/>
    </style:style>
    <style:style style:name="co50" style:family="table-column">
      <style:table-column-properties fo:break-before="auto" style:column-width="3.9937in"/>
    </style:style>
    <style:style style:name="co51" style:family="table-column">
      <style:table-column-properties fo:break-before="auto" style:column-width="0.889in"/>
    </style:style>
    <style:style style:name="co52" style:family="table-column">
      <style:table-column-properties fo:break-before="auto" style:column-width="0.9681in"/>
    </style:style>
    <style:style style:name="co53" style:family="table-column">
      <style:table-column-properties fo:break-before="auto" style:column-width="1.1134in"/>
    </style:style>
    <style:style style:name="co54" style:family="table-column">
      <style:table-column-properties fo:break-before="auto" style:column-width="0.6425in"/>
    </style:style>
    <style:style style:name="co55" style:family="table-column">
      <style:table-column-properties fo:break-before="auto" style:column-width="0.6681in"/>
    </style:style>
    <style:style style:name="co56" style:family="table-column">
      <style:table-column-properties fo:break-before="auto" style:column-width="0.6165in"/>
    </style:style>
    <style:style style:name="co57" style:family="table-column">
      <style:table-column-properties fo:break-before="auto" style:column-width="1.4555in"/>
    </style:style>
    <style:style style:name="co58" style:family="table-column">
      <style:table-column-properties fo:break-before="auto" style:column-width="0.6846in"/>
    </style:style>
    <style:style style:name="co59" style:family="table-column">
      <style:table-column-properties fo:break-before="auto" style:column-width="0.8563in"/>
    </style:style>
    <style:style style:name="co60" style:family="table-column">
      <style:table-column-properties fo:break-before="auto" style:column-width="0.6252in"/>
    </style:style>
    <style:style style:name="co61" style:family="table-column">
      <style:table-column-properties fo:break-before="auto" style:column-width="1.0701in"/>
    </style:style>
    <style:style style:name="co62" style:family="table-column">
      <style:table-column-properties fo:break-before="auto" style:column-width="1.8839in"/>
    </style:style>
    <style:style style:name="co63" style:family="table-column">
      <style:table-column-properties fo:break-before="auto" style:column-width="1.7043in"/>
    </style:style>
    <style:style style:name="co64" style:family="table-column">
      <style:table-column-properties fo:break-before="auto" style:column-width="1.7126in"/>
    </style:style>
    <style:style style:name="co65" style:family="table-column">
      <style:table-column-properties fo:break-before="auto" style:column-width="2.0299in"/>
    </style:style>
    <style:style style:name="co66" style:family="table-column">
      <style:table-column-properties fo:break-before="auto" style:column-width="2.252in"/>
    </style:style>
    <style:style style:name="co67" style:family="table-column">
      <style:table-column-properties fo:break-before="auto" style:column-width="2.3465in"/>
    </style:style>
    <style:style style:name="co68" style:family="table-column">
      <style:table-column-properties fo:break-before="auto" style:column-width="2.1583in"/>
    </style:style>
    <style:style style:name="co69" style:family="table-column">
      <style:table-column-properties fo:break-before="auto" style:column-width="1.4043in"/>
    </style:style>
    <style:style style:name="co70" style:family="table-column">
      <style:table-column-properties fo:break-before="auto" style:column-width="1.7984in"/>
    </style:style>
    <style:style style:name="co71" style:family="table-column">
      <style:table-column-properties fo:break-before="auto" style:column-width="1.5929in"/>
    </style:style>
    <style:style style:name="co72" style:family="table-column">
      <style:table-column-properties fo:break-before="auto" style:column-width="1.3874in"/>
    </style:style>
    <style:style style:name="co73" style:family="table-column">
      <style:table-column-properties fo:break-before="auto" style:column-width="2.4063in"/>
    </style:style>
    <style:style style:name="co74" style:family="table-column">
      <style:table-column-properties fo:break-before="auto" style:column-width="0.9929in"/>
    </style:style>
    <style:style style:name="co75" style:family="table-column">
      <style:table-column-properties fo:break-before="auto" style:column-width="1.5846in"/>
    </style:style>
    <style:style style:name="co76" style:family="table-column">
      <style:table-column-properties fo:break-before="auto" style:column-width="1.739in"/>
    </style:style>
    <style:style style:name="co77" style:family="table-column">
      <style:table-column-properties fo:break-before="auto" style:column-width="1.8071in"/>
    </style:style>
    <style:style style:name="co78" style:family="table-column">
      <style:table-column-properties fo:break-before="auto" style:column-width="2.7319in"/>
    </style:style>
    <style:style style:name="co79" style:family="table-column">
      <style:table-column-properties fo:break-before="auto" style:column-width="1.0189in"/>
    </style:style>
    <style:style style:name="co80" style:family="table-column">
      <style:table-column-properties fo:break-before="auto" style:column-width="2.1409in"/>
    </style:style>
    <style:style style:name="co81" style:family="table-column">
      <style:table-column-properties fo:break-before="auto" style:column-width="1.028in"/>
    </style:style>
    <style:style style:name="co82" style:family="table-column">
      <style:table-column-properties fo:break-before="auto" style:column-width="1.7811in"/>
    </style:style>
    <style:style style:name="co83" style:family="table-column">
      <style:table-column-properties fo:break-before="auto" style:column-width="1.6783in"/>
    </style:style>
    <style:style style:name="co84" style:family="table-column">
      <style:table-column-properties fo:break-before="auto" style:column-width="1.2335in"/>
    </style:style>
    <style:style style:name="co85" style:family="table-column">
      <style:table-column-properties fo:break-before="auto" style:column-width="1.1047in"/>
    </style:style>
    <style:style style:name="co86" style:family="table-column">
      <style:table-column-properties fo:break-before="auto" style:column-width="2.5866in"/>
    </style:style>
    <style:style style:name="co87" style:family="table-column">
      <style:table-column-properties fo:break-before="auto" style:column-width="1.4811in"/>
    </style:style>
    <style:style style:name="co88" style:family="table-column">
      <style:table-column-properties fo:break-before="auto" style:column-width="4.0783in"/>
    </style:style>
    <style:style style:name="co89" style:family="table-column">
      <style:table-column-properties fo:break-before="auto" style:column-width="3.3063in"/>
    </style:style>
    <style:style style:name="co90" style:family="table-column">
      <style:table-column-properties fo:break-before="auto" style:column-width="0.9161in"/>
    </style:style>
    <style:style style:name="co91" style:family="table-column">
      <style:table-column-properties fo:break-before="auto" style:column-width="1.25in"/>
    </style:style>
    <style:style style:name="co92" style:family="table-column">
      <style:table-column-properties fo:break-before="auto" style:column-width="0.9764in"/>
    </style:style>
    <style:style style:name="co93" style:family="table-column">
      <style:table-column-properties fo:break-before="auto" style:column-width="0.7874in"/>
    </style:style>
    <style:style style:name="co94" style:family="table-column">
      <style:table-column-properties fo:break-before="auto" style:column-width="3.4429in"/>
    </style:style>
    <style:style style:name="co95" style:family="table-column">
      <style:table-column-properties fo:break-before="auto" style:column-width="0.9417in"/>
    </style:style>
    <style:style style:name="co96" style:family="table-column">
      <style:table-column-properties fo:break-before="auto" style:column-width="1.4728in"/>
    </style:style>
    <style:style style:name="co97" style:family="table-column">
      <style:table-column-properties fo:break-before="auto" style:column-width="1.0362in"/>
    </style:style>
    <style:style style:name="co98" style:family="table-column">
      <style:table-column-properties fo:break-before="auto" style:column-width="0.728in"/>
    </style:style>
    <style:style style:name="co99" style:family="table-column">
      <style:table-column-properties fo:break-before="auto" style:column-width="0.7102in"/>
    </style:style>
    <style:style style:name="co100" style:family="table-column">
      <style:table-column-properties fo:break-before="auto" style:column-width="2.1839in"/>
    </style:style>
    <style:style style:name="co101" style:family="table-column">
      <style:table-column-properties fo:break-before="auto" style:column-width="1.1819in"/>
    </style:style>
    <style:style style:name="co102" style:family="table-column">
      <style:table-column-properties fo:break-before="auto" style:column-width="1.3618in"/>
    </style:style>
    <style:style style:name="co103" style:family="table-column">
      <style:table-column-properties fo:break-before="auto" style:column-width="0.8307in"/>
    </style:style>
    <style:style style:name="co104" style:family="table-column">
      <style:table-column-properties fo:break-before="auto" style:column-width="0.9075in"/>
    </style:style>
    <style:style style:name="co105" style:family="table-column">
      <style:table-column-properties fo:break-before="auto" style:column-width="1.0791in"/>
    </style:style>
    <style:style style:name="co106" style:family="table-column">
      <style:table-column-properties fo:break-before="auto" style:column-width="1.2846in"/>
    </style:style>
    <style:style style:name="co107" style:family="table-column">
      <style:table-column-properties fo:break-before="auto" style:column-width="1.0445in"/>
    </style:style>
    <style:style style:name="co108" style:family="table-column">
      <style:table-column-properties fo:break-before="auto" style:column-width="1.0535in"/>
    </style:style>
    <style:style style:name="co109" style:family="table-column">
      <style:table-column-properties fo:break-before="auto" style:column-width="1.0874in"/>
    </style:style>
    <style:style style:name="co110" style:family="table-column">
      <style:table-column-properties fo:break-before="auto" style:column-width="1.3102in"/>
    </style:style>
    <style:style style:name="co111" style:family="table-column">
      <style:table-column-properties fo:break-before="auto" style:column-width="3.0917in"/>
    </style:style>
    <style:style style:name="co112" style:family="table-column">
      <style:table-column-properties fo:break-before="auto" style:column-width="1.6701in"/>
    </style:style>
    <style:style style:name="co113" style:family="table-column">
      <style:table-column-properties fo:break-before="auto" style:column-width="1.65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BUILT_5f_2026_5f_PITS">
      <style:table-properties table:display="true" style:writing-mode="lr-tb"/>
    </style:style>
    <style:style style:name="ta4" style:family="table" style:master-page-name="PageStyle_5f_Organized_20_Data_20_-FUEL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style:style style:name="ta7" style:family="table" style:master-page-name="PageStyle_5f_PIT_20_SCOR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2" style:family="table-cell" style:parent-style-name="Default" style:data-style-name="N100"/>
    <style:style style:name="ce2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>
      <style:map style:condition="cell-content-is-between(20,26)" style:apply-style-name="BGreen" style:base-cell-address="'Organized Data -FUEL'.B2"/>
      <style:map style:condition="cell-content-is-between(19,11)" style:apply-style-name="BGYellow" style:base-cell-address="'Organized Data -FUEL'.B2"/>
      <style:map style:condition="cell-content-is-between(10,1)" style:apply-style-name="BGred" style:base-cell-address="'Organized Data -FUEL'.B2"/>
    </style:style>
    <style:style style:name="ce6" style:family="table-cell" style:parent-style-name="Default">
      <style:map style:condition="cell-content-is-between(20,26)" style:apply-style-name="BGreen" style:base-cell-address="'Organized Data -FUEL'.M2"/>
      <style:map style:condition="cell-content-is-between(19,11)" style:apply-style-name="BGYellow" style:base-cell-address="'Organized Data -FUEL'.M2"/>
      <style:map style:condition="cell-content()&lt;=10" style:apply-style-name="BGred" style:base-cell-address="'Organized Data -FUEL'.M2"/>
    </style:style>
    <style:style style:name="ce3" style:family="table-cell" style:parent-style-name="Default">
      <style:text-properties style:font-name="Calibri" style:font-name-complex="Calibri"/>
    </style:style>
    <style:style style:name="ce35" style:family="table-cell" style:parent-style-name="Default">
      <style:text-properties style:use-window-font-color="true" style:font-name="Calibri1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>
        <loext:char-complex-color loext:theme-type="dark1" loext:color-type="theme"/>
      </style:text-properties>
    </style:style>
    <style:style style:name="ce15" style:family="table-cell" style:parent-style-name="Default">
      <style:map style:condition="cell-content()&gt;=10" style:apply-style-name="BGreen" style:base-cell-address="'Organized Data - Climbing'.L2"/>
      <style:map style:condition="cell-content-is-between(5,9)" style:apply-style-name="BGYellow" style:base-cell-address="'Organized Data - Climbing'.L2"/>
      <style:map style:condition="cell-content-is-between(4,1)" style:apply-style-name="BGred" style:base-cell-address="'Organized Data - Climbing'.L2"/>
    </style:style>
    <style:style style:name="ce54" style:family="table-cell" style:parent-style-name="Default" style:data-style-name="N0"/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="0.99pt solid #000000"/>
    </style:style>
    <style:style style:name="ce3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number-columns-repeated="102" table:default-cell-style-name="Default"/>
        <table:table-column table:style-name="co31" table:number-columns-repeated="16246"/>
        <table:table-row table:style-name="ro1">
          <table:table-cell office:value-type="string" calcext:value-type="string">
            <table:cell-range-source table:name="CSV_all" xlink:type="simple" xlink:href="../../../../../Downloads/pits(1).csv" table:filter-name="Text - txt - csv (StarCalc)" table:filter-options="44,34,12,1,,0,false,false,true,false,false,0,false,false,true" table:last-column-spanned="35" table:last-row-spanned="3"/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number-columns-repeated="103"/>
          <table:table-cell table:style-name="Default" table:number-columns-repeated="16246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 table:number-columns-repeated="103"/>
          <table:table-cell table:style-name="Default" table:number-columns-repeated="16246"/>
        </table:table-row>
        <table:table-row table:style-name="ro1">
          <table:table-cell office:value-type="string" calcext:value-type="string"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2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, Feb 18 2026 18:57:28 GMT-0500 (Eastern Standard Time)</text:p>
          </table:table-cell>
          <table:table-cell table:style-name="ce2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35" table:last-row-spanned="1"/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2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 Feb 18 2026 18:57:28 GMT-0500 (Eastern Standard Time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  <table:table-cell table:style-name="ce1" table:number-columns-repeated="2"/>
          <table:table-cell table:number-columns-repeated="43"/>
          <table:table-cell table:style-name="Default" table:number-columns-repeated="16246"/>
        </table:table-row>
        <table:table-row table:style-name="ro1"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35" table:last-row-spanned="1"/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2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 Feb 18 2026 18:57:28 GMT-0500 (Eastern Standard Time)</text:p>
          </table:table-cell>
          <table:table-cell table:style-name="ce25"/>
          <table:table-cell table:number-columns-repeated="102"/>
          <table:table-cell table:style-name="Default" table:number-columns-repeated="16246"/>
        </table:table-row>
        <table:table-row table:style-name="ro1">
          <table:table-cell table:number-columns-repeated="25"/>
          <table:table-cell table:style-name="ce1" table:number-columns-repeated="2"/>
          <table:table-cell table:number-columns-repeated="111"/>
          <table:table-cell table:style-name="Default" table:number-columns-repeated="16246"/>
        </table:table-row>
        <table:table-row table:style-name="ro1" table:number-rows-repeated="1048570">
          <table:table-cell table:number-columns-repeated="138"/>
          <table:table-cell table:style-name="Default" table:number-columns-repeated="16246"/>
        </table:table-row>
        <table:table-row table:style-name="ro1">
          <table:table-cell table:number-columns-repeated="138"/>
          <table:table-cell table:style-name="Default" table:number-columns-repeated="16246"/>
        </table:table-row>
        <table:named-expressions>
          <table:named-range table:name="pits_T2_1" table:base-cell-address="$NEW_REBUILT_2026_PITS.$A$1" table:cell-range-address="$NEW_REBUILT_2026_PITS.$A$1:.$AI$5"/>
        </table:named-expressions>
      </table:table>
      <table:table table:name="REBUILT_MATCHES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EventKey</text:p>
          </table:table-cell>
          <table:table-cell office:value-type="string" calcext:value-type="string">
            <text:p>MatchLevel</text:p>
          </table:table-cell>
          <table:table-cell office:value-type="string" calcext:value-type="string">
            <text:p>MatchNumb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outerName</text:p>
          </table:table-cell>
          <table:table-cell office:value-type="string" calcext:value-type="string">
            <text:p>StartingPosition</text:p>
          </table:table-cell>
          <table:table-cell office:value-type="string" calcext:value-type="string">
            <text:p>Pre-LoadedFuel</text:p>
          </table:table-cell>
          <table:table-cell office:value-type="string" calcext:value-type="string">
            <text:p>LeftStartingZone</text:p>
          </table:table-cell>
          <table:table-cell office:value-type="string" calcext:value-type="string">
            <text:p>FuelCollectedduringAuton</text:p>
          </table:table-cell>
          <table:table-cell office:value-type="string" calcext:value-type="string">
            <text:p>HubFuelScored</text:p>
          </table:table-cell>
          <table:table-cell office:value-type="string" calcext:value-type="string">
            <text:p>ClimbedduringAuton</text:p>
          </table:table-cell>
          <table:table-cell office:value-type="string" calcext:value-type="string">
            <text:p>RobotFuelScored</text:p>
          </table:table-cell>
          <table:table-cell office:value-type="string" calcext:value-type="string">
            <text:p>FuelCollected</text:p>
          </table:table-cell>
          <table:table-cell office:value-type="string" calcext:value-type="string">
            <text:p>HumanPlayerFuelScored</text:p>
          </table:table-cell>
          <table:table-cell office:value-type="string" calcext:value-type="string">
            <text:p>EnergizedRP(HUBScore&gt;100)</text:p>
          </table:table-cell>
          <table:table-cell office:value-type="string" calcext:value-type="string">
            <text:p>SuperchargedRP(HUBScore&gt;360)</text:p>
          </table:table-cell>
          <table:table-cell office:value-type="string" calcext:value-type="string">
            <text:p>TRAVERSALRP(TOWERScore&gt;50)</text:p>
          </table:table-cell>
          <table:table-cell office:value-type="string" calcext:value-type="string">
            <text:p>TOWERLevelClimbed</text:p>
          </table:table-cell>
          <table:table-cell office:value-type="string" calcext:value-type="string">
            <text:p>MechanicalFailures/Othercomments</text:p>
          </table:table-cell>
          <table:table-cell office:value-type="string" calcext:value-type="string">
            <text:p>FinalRating(1-10)</text:p>
          </table:table-cell>
          <table:table-cell office:value-type="string" calcext:value-type="string">
            <text:p>Finalpositions</text:p>
          </table:table-cell>
          <table:table-cell office:value-type="string" calcext:value-type="string">
            <text:p>Scouted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,0,4041,(no name availab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0.680,0.530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rue</text:p>
          </table:table-cell>
          <table:table-cell table:number-columns-repeated="2" table:style-name="ce2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 score, but seems to fail at the last mo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6,0.320</text:p>
          </table:table-cell>
          <table:table-cell office:value-type="string" calcext:value-type="string">
            <text:p>Sat Feb 21 2026 12:04:40 GMT-0500 (Eastern Standard Time)</text:p>
          </table:table-cell>
        </table:table-row>
      </table:table>
      <table:table table:name="REBUILT_2026_PITS" table:style-name="ta3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6" table:default-cell-style-name="Default"/>
        <table:table-column table:style-name="co1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number-columns-repeated="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31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/>
          <table:table-cell table:style-name="Default" table:number-columns-repeated="16348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2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/>
          <table:table-cell table:style-name="Default" table:number-columns-repeated="16348"/>
        </table:table-row>
        <table:table-row table:style-name="ro1">
          <table:table-cell office:value-type="string" calcext:value-type="string"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text:line-break/></text:p>
          </table:table-cell>
          <table:table-cell office:value-type="string" calcext:value-type="string">
            <text:p>Wed, Feb 18 2026 18:57:28 GMT-0500 (Eastern Standard Time)</text:p>
          </table:table-cell>
          <table:table-cell/>
          <table:table-cell table:style-name="Default" table:number-columns-repeated="16348"/>
        </table:table-row>
      </table:table>
      <table:table table:name="Organized Data -FUEL" table:style-name="ta4">
        <office:forms form:automatic-focus="false" form:apply-design-mode="false"/>
        <table:table-column table:style-name="co31" table:default-cell-style-name="Default"/>
        <table:table-column table:style-name="co1" table:default-cell-style-name="ce10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31" table:number-columns-repeated="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31" table:default-cell-style-name="Default"/>
        <table:table-column table:style-name="co89" table:default-cell-style-name="Default"/>
        <table:table-column table:style-name="co31" table:number-columns-repeated="16" table:default-cell-style-name="Default"/>
        <table:table-column table:style-name="co31" table:number-columns-repeated="16350"/>
        <table:table-row table:style-name="ro1">
          <table:table-cell table:style-name="ce28" office:value-type="string" calcext:value-type="string">
            <text:p>TEAM #</text:p>
          </table:table-cell>
          <table:table-cell table:style-name="ce28" office:value-type="string" calcext:value-type="string">
            <text:p>Max Fuel Cap.</text:p>
          </table:table-cell>
          <table:table-cell table:style-name="ce28" office:value-type="string" calcext:value-type="string">
            <text:p>Pref .Collection</text:p>
          </table:table-cell>
          <table:table-cell table:style-name="ce28" office:value-type="string" calcext:value-type="string">
            <text:p>Scoring: Fuel Cycle Time</text:p>
          </table:table-cell>
          <table:table-cell table:style-name="ce28" office:value-type="string" calcext:value-type="string">
            <text:p>Harvest: Fuel Cycle Time</text:p>
          </table:table-cell>
          <table:table-cell table:style-name="ce28" office:value-type="string" calcext:value-type="string">
            <text:p>Auton: Scoring</text:p>
          </table:table-cell>
          <table:table-cell table:style-name="ce28" office:value-type="string" calcext:value-type="string">
            <text:p>Auton:Collection</text:p>
          </table:table-cell>
          <table:table-cell table:style-name="ce28" office:value-type="string" calcext:value-type="string">
            <text:p>Fuel Collection Methods</text:p>
          </table:table-cell>
          <table:table-cell table:number-columns-repeated="4"/>
          <table:table-cell office:value-type="string" calcext:value-type="string">
            <text:p>Ideal Fuel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table:style-name="ce2" table:number-matrix-columns-spanned="1" table:number-matrix-rows-spanned="3" table:formula="of:=[$NEW_REBUILT_2026_PITS.B2:.B5]" office:value-type="float" office:value="7" calcext:value-type="float">
            <text:p>7</text:p>
          </table:table-cell>
          <table:table-cell table:formula="of:=[$NEW_REBUILT_2026_PITS.L2]" office:value-type="float" office:value="23" calcext:value-type="float">
            <text:p>23</text:p>
          </table:table-cell>
          <table:table-cell table:formula="of:=NUMTOSTRING([$NEW_REBUILT_2026_PITS.N2];[.P3])" office:value-type="string" office:string-value="DEPOT " calcext:value-type="string">
            <text:p>DEPOT </text:p>
          </table:table-cell>
          <table:table-cell table:formula="of:=COM.MICROSOFT.CONCAT([$NEW_REBUILT_2026_PITS.P2];&quot;b/s&quot;)" office:value-type="string" office:string-value="7b/s" calcext:value-type="string">
            <text:p>7b/s</text:p>
          </table:table-cell>
          <table:table-cell table:formula="of:=COM.MICROSOFT.CONCAT([$NEW_REBUILT_2026_PITS.Q2];&quot;b/s&quot;)" office:value-type="string" office:string-value="5b/s" calcext:value-type="string">
            <text:p>5b/s</text:p>
          </table:table-cell>
          <table:table-cell table:formula="of:=COM.MICROSOFT.CONCAT([$NEW_REBUILT_2026_PITS.AC2];&quot;b/s&quot;)" office:value-type="string" office:string-value="2b/s" calcext:value-type="string">
            <text:p>2b/s</text:p>
          </table:table-cell>
          <table:table-cell table:formula="of:=COM.MICROSOFT.CONCAT([$NEW_REBUILT_2026_PITS.AD2];&quot;b/s&quot;)" office:value-type="string" office:string-value="0b/s" calcext:value-type="string">
            <text:p>0b/s</text:p>
          </table:table-cell>
          <table:table-cell table:formula="of:=NUMTOSTRING([$NEW_REBUILT_2026_PITS.M2];[.P3])" office:value-type="string" office:string-value="FIELD DEPOT OUTPOST " calcext:value-type="string">
            <text:p>FIELD DEPOT OUTPOST </text:p>
          </table:table-cell>
          <table:table-cell table:number-columns-repeated="4"/>
          <table:table-cell table:style-name="ce6" office:value-type="float" office:value="26" calcext:value-type="float">
            <text:p>26</text:p>
          </table:table-cell>
          <table:table-cell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,Fuel From DEPOT,FUEL From OUTPOST,None</text:p>
          </table:table-cell>
          <table:table-cell/>
          <table:table-cell table:formula="of:=INDEX([$REBUILT_2026_PITS.O2];1)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NEW_REBUILT_2026_PITS.L3]" office:value-type="float" office:value="15" calcext:value-type="float">
            <text:p>15</text:p>
          </table:table-cell>
          <table:table-cell table:formula="of:=NUMTOSTRING([$NEW_REBUILT_2026_PITS.N3];[.P3])" office:value-type="string" office:string-value="DEPOT " calcext:value-type="string">
            <text:p>DEPOT </text:p>
          </table:table-cell>
          <table:table-cell table:formula="of:=COM.MICROSOFT.CONCAT([$NEW_REBUILT_2026_PITS.P3];&quot;b/s&quot;)" office:value-type="string" office:string-value="5b/s" calcext:value-type="string">
            <text:p>5b/s</text:p>
          </table:table-cell>
          <table:table-cell table:formula="of:=COM.MICROSOFT.CONCAT([$NEW_REBUILT_2026_PITS.Q3];&quot;b/s&quot;)" office:value-type="string" office:string-value="5b/s" calcext:value-type="string">
            <text:p>5b/s</text:p>
          </table:table-cell>
          <table:table-cell table:formula="of:=COM.MICROSOFT.CONCAT([$NEW_REBUILT_2026_PITS.AC3];&quot;b/s&quot;)" office:value-type="string" office:string-value="5b/s" calcext:value-type="string">
            <text:p>5b/s</text:p>
          </table:table-cell>
          <table:table-cell table:formula="of:=COM.MICROSOFT.CONCAT([$NEW_REBUILT_2026_PITS.AD3];&quot;b/s&quot;)" office:value-type="string" office:string-value="5b/s" calcext:value-type="string">
            <text:p>5b/s</text:p>
          </table:table-cell>
          <table:table-cell table:formula="of:=NUMTOSTRING([$NEW_REBUILT_2026_PITS.M4];[.P3])" office:value-type="string" office:string-value="FIELD DEPOT " calcext:value-type="string">
            <text:p>FIELD DEPOT </text:p>
          </table:table-cell>
          <table:table-cell table:number-columns-repeated="4"/>
          <table:table-cell table:style-name="ce6" office:value-type="float" office:value="17" calcext:value-type="float">
            <text:p>17</text:p>
          </table:table-cell>
          <table:table-cell/>
          <table:table-cell office:value-type="string" calcext:value-type="string">
            <text:p>Fuel From DEPOT</text:p>
          </table:table-cell>
          <table:table-cell office:value-type="string" calcext:value-type="string">
            <text:p>FIELD,DEPOT,OUTPOST,N/A</text:p>
          </table:table-cell>
          <table:table-cell/>
          <table:table-cell table:formula="of:=NUMTOSTRING([$REBUILT_2026_PITS.N2];[.P2];3)" office:value-type="string" office:string-value="Fuel From DEPOT " calcext:value-type="string">
            <text:p>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NEW_REBUILT_2026_PITS.L4]" office:value-type="float" office:value="15" calcext:value-type="float">
            <text:p>15</text:p>
          </table:table-cell>
          <table:table-cell table:formula="of:=NUMTOSTRING([$NEW_REBUILT_2026_PITS.N4];[.P3])" office:value-type="string" office:string-value="DEPOT " calcext:value-type="string">
            <text:p>DEPOT </text:p>
          </table:table-cell>
          <table:table-cell table:formula="of:=COM.MICROSOFT.CONCAT([$NEW_REBUILT_2026_PITS.P4];&quot;b/s&quot;)" office:value-type="string" office:string-value="5b/s" calcext:value-type="string">
            <text:p>5b/s</text:p>
          </table:table-cell>
          <table:table-cell table:formula="of:=COM.MICROSOFT.CONCAT([$NEW_REBUILT_2026_PITS.Q4];&quot;b/s&quot;)" office:value-type="string" office:string-value="5b/s" calcext:value-type="string">
            <text:p>5b/s</text:p>
          </table:table-cell>
          <table:table-cell table:formula="of:=COM.MICROSOFT.CONCAT([$NEW_REBUILT_2026_PITS.AC4];&quot;b/s&quot;)" office:value-type="string" office:string-value="5b/s" calcext:value-type="string">
            <text:p>5b/s</text:p>
          </table:table-cell>
          <table:table-cell table:formula="of:=COM.MICROSOFT.CONCAT([$NEW_REBUILT_2026_PITS.AD4];&quot;b/s&quot;)" office:value-type="string" office:string-value="5b/s" calcext:value-type="string">
            <text:p>5b/s</text:p>
          </table:table-cell>
          <table:table-cell table:formula="of:=NUMTOSTRING([$NEW_REBUILT_2026_PITS.M5];[.P3])">
            <text:p/>
          </table:table-cell>
          <table:table-cell table:number-columns-repeated="4"/>
          <table:table-cell table:style-name="ce6" office:value-type="float" office:value="13" calcext:value-type="float">
            <text:p>13</text:p>
          </table:table-cell>
          <table:table-cell/>
          <table:table-cell office:value-type="string" calcext:value-type="string">
            <text:p>FUEL From OUTPOST</text:p>
          </table:table-cell>
          <table:table-cell table:number-columns-repeated="2"/>
          <table:table-cell table:formula="of:=[REBUILT_2026_PITS.N2]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/>
          <table:table-cell table:formula="of:=[$NEW_REBUILT_2026_PITS.L5]" office:value-type="float" office:value="0" calcext:value-type="float">
            <text:p>0</text:p>
          </table:table-cell>
          <table:table-cell table:formula="of:=NUMTOSTRING([$NEW_REBUILT_2026_PITS.N5];[.P3])">
            <text:p/>
          </table:table-cell>
          <table:table-cell table:formula="of:=COM.MICROSOFT.CONCAT([$NEW_REBUILT_2026_PITS.P5];&quot;b/s&quot;)" office:value-type="string" office:string-value="b/s" calcext:value-type="string">
            <text:p>b/s</text:p>
          </table:table-cell>
          <table:table-cell table:formula="of:=COM.MICROSOFT.CONCAT([$NEW_REBUILT_2026_PITS.Q5];&quot;b/s&quot;)" office:value-type="string" office:string-value="b/s" calcext:value-type="string">
            <text:p>b/s</text:p>
          </table:table-cell>
          <table:table-cell table:formula="of:=COM.MICROSOFT.CONCAT([$NEW_REBUILT_2026_PITS.AC5];&quot;b/s&quot;)" office:value-type="string" office:string-value="b/s" calcext:value-type="string">
            <text:p>b/s</text:p>
          </table:table-cell>
          <table:table-cell table:formula="of:=COM.MICROSOFT.CONCAT([$NEW_REBUILT_2026_PITS.AD5];&quot;b/s&quot;)" office:value-type="string" office:string-value="b/s" calcext:value-type="string">
            <text:p>b/s</text:p>
          </table:table-cell>
          <table:table-cell table:formula="of:=NUMTOSTRING([$NEW_REBUILT_2026_PITS.M6];[.P3])">
            <text:p/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None</text:p>
          </table:table-cell>
          <table:table-cell table:number-columns-repeated="19"/>
          <table:table-cell table:style-name="Default" table:number-columns-repeated="16350"/>
        </table:table-row>
        <table:table-row table:style-name="ro1">
          <table:table-cell/>
          <table:table-cell table:formula="of:=[$NEW_REBUILT_2026_PITS.L6]" office:value-type="float" office:value="0" calcext:value-type="float">
            <text:p>0</text:p>
          </table:table-cell>
          <table:table-cell table:formula="of:=NUMTOSTRING([$NEW_REBUILT_2026_PITS.N6];[.P3])">
            <text:p/>
          </table:table-cell>
          <table:table-cell table:formula="of:=COM.MICROSOFT.CONCAT([$NEW_REBUILT_2026_PITS.P6];&quot;b/s&quot;)" office:value-type="string" office:string-value="b/s" calcext:value-type="string">
            <text:p>b/s</text:p>
          </table:table-cell>
          <table:table-cell table:formula="of:=COM.MICROSOFT.CONCAT([$NEW_REBUILT_2026_PITS.Q6];&quot;b/s&quot;)" office:value-type="string" office:string-value="b/s" calcext:value-type="string">
            <text:p>b/s</text:p>
          </table:table-cell>
          <table:table-cell table:formula="of:=COM.MICROSOFT.CONCAT([$NEW_REBUILT_2026_PITS.AC6];&quot;b/s&quot;)" office:value-type="string" office:string-value="b/s" calcext:value-type="string">
            <text:p>b/s</text:p>
          </table:table-cell>
          <table:table-cell table:formula="of:=COM.MICROSOFT.CONCAT([$NEW_REBUILT_2026_PITS.AD6];&quot;b/s&quot;)" office:value-type="string" office:string-value="b/s" calcext:value-type="string">
            <text:p>b/s</text:p>
          </table:table-cell>
          <table:table-cell table:formula="of:=NUMTOSTRING([$NEW_REBUILT_2026_PITS.M7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7]" office:value-type="float" office:value="0" calcext:value-type="float">
            <text:p>0</text:p>
          </table:table-cell>
          <table:table-cell table:formula="of:=NUMTOSTRING([$NEW_REBUILT_2026_PITS.N7];[.P3])">
            <text:p/>
          </table:table-cell>
          <table:table-cell table:formula="of:=COM.MICROSOFT.CONCAT([$NEW_REBUILT_2026_PITS.P7];&quot;b/s&quot;)" office:value-type="string" office:string-value="b/s" calcext:value-type="string">
            <text:p>b/s</text:p>
          </table:table-cell>
          <table:table-cell table:formula="of:=COM.MICROSOFT.CONCAT([$NEW_REBUILT_2026_PITS.Q7];&quot;b/s&quot;)" office:value-type="string" office:string-value="b/s" calcext:value-type="string">
            <text:p>b/s</text:p>
          </table:table-cell>
          <table:table-cell table:formula="of:=COM.MICROSOFT.CONCAT([$NEW_REBUILT_2026_PITS.AC7];&quot;b/s&quot;)" office:value-type="string" office:string-value="b/s" calcext:value-type="string">
            <text:p>b/s</text:p>
          </table:table-cell>
          <table:table-cell table:formula="of:=COM.MICROSOFT.CONCAT([$NEW_REBUILT_2026_PITS.AD7];&quot;b/s&quot;)" office:value-type="string" office:string-value="b/s" calcext:value-type="string">
            <text:p>b/s</text:p>
          </table:table-cell>
          <table:table-cell table:formula="of:=NUMTOSTRING([$NEW_REBUILT_2026_PITS.M8];[.P3])">
            <text:p/>
          </table:table-cell>
          <table:table-cell/>
          <table:table-cell office:value-type="string" calcext:value-type="string">
            <text:p>2 2 1</text:p>
          </table:table-cell>
          <table:table-cell table:number-columns-repeated="7"/>
          <table:table-cell table:formula="of:=NUMTOSTRING([.J7];[.P2])" office:value-type="string" office:string-value="FUEL From OUTPOST FUEL From OUTPOST Fuel From DEPOT " calcext:value-type="string">
            <text:p>FUEL From OUTPOST FUEL From OUTPOST 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/>
          <table:table-cell table:formula="of:=[$NEW_REBUILT_2026_PITS.L8]" office:value-type="float" office:value="0" calcext:value-type="float">
            <text:p>0</text:p>
          </table:table-cell>
          <table:table-cell table:formula="of:=NUMTOSTRING([$NEW_REBUILT_2026_PITS.N8];[.P3])">
            <text:p/>
          </table:table-cell>
          <table:table-cell table:formula="of:=COM.MICROSOFT.CONCAT([$NEW_REBUILT_2026_PITS.P8];&quot;b/s&quot;)" office:value-type="string" office:string-value="b/s" calcext:value-type="string">
            <text:p>b/s</text:p>
          </table:table-cell>
          <table:table-cell table:formula="of:=COM.MICROSOFT.CONCAT([$NEW_REBUILT_2026_PITS.Q8];&quot;b/s&quot;)" office:value-type="string" office:string-value="b/s" calcext:value-type="string">
            <text:p>b/s</text:p>
          </table:table-cell>
          <table:table-cell table:formula="of:=COM.MICROSOFT.CONCAT([$NEW_REBUILT_2026_PITS.AC8];&quot;b/s&quot;)" office:value-type="string" office:string-value="b/s" calcext:value-type="string">
            <text:p>b/s</text:p>
          </table:table-cell>
          <table:table-cell table:formula="of:=COM.MICROSOFT.CONCAT([$NEW_REBUILT_2026_PITS.AD8];&quot;b/s&quot;)" office:value-type="string" office:string-value="b/s" calcext:value-type="string">
            <text:p>b/s</text:p>
          </table:table-cell>
          <table:table-cell table:formula="of:=NUMTOSTRING([$NEW_REBUILT_2026_PITS.M9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9]" office:value-type="float" office:value="0" calcext:value-type="float">
            <text:p>0</text:p>
          </table:table-cell>
          <table:table-cell table:formula="of:=NUMTOSTRING([$NEW_REBUILT_2026_PITS.N9];[.P3])">
            <text:p/>
          </table:table-cell>
          <table:table-cell table:formula="of:=COM.MICROSOFT.CONCAT([$NEW_REBUILT_2026_PITS.P9];&quot;b/s&quot;)" office:value-type="string" office:string-value="b/s" calcext:value-type="string">
            <text:p>b/s</text:p>
          </table:table-cell>
          <table:table-cell table:formula="of:=COM.MICROSOFT.CONCAT([$NEW_REBUILT_2026_PITS.Q9];&quot;b/s&quot;)" office:value-type="string" office:string-value="b/s" calcext:value-type="string">
            <text:p>b/s</text:p>
          </table:table-cell>
          <table:table-cell table:formula="of:=COM.MICROSOFT.CONCAT([$NEW_REBUILT_2026_PITS.AC9];&quot;b/s&quot;)" office:value-type="string" office:string-value="b/s" calcext:value-type="string">
            <text:p>b/s</text:p>
          </table:table-cell>
          <table:table-cell table:formula="of:=COM.MICROSOFT.CONCAT([$NEW_REBUILT_2026_PITS.AD9];&quot;b/s&quot;)" office:value-type="string" office:string-value="b/s" calcext:value-type="string">
            <text:p>b/s</text:p>
          </table:table-cell>
          <table:table-cell table:formula="of:=NUMTOSTRING([$NEW_REBUILT_2026_PITS.M10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0]" office:value-type="float" office:value="0" calcext:value-type="float">
            <text:p>0</text:p>
          </table:table-cell>
          <table:table-cell table:formula="of:=NUMTOSTRING([$NEW_REBUILT_2026_PITS.N10];[.P3])">
            <text:p/>
          </table:table-cell>
          <table:table-cell table:formula="of:=COM.MICROSOFT.CONCAT([$NEW_REBUILT_2026_PITS.P10];&quot;b/s&quot;)" office:value-type="string" office:string-value="b/s" calcext:value-type="string">
            <text:p>b/s</text:p>
          </table:table-cell>
          <table:table-cell table:formula="of:=COM.MICROSOFT.CONCAT([$NEW_REBUILT_2026_PITS.Q10];&quot;b/s&quot;)" office:value-type="string" office:string-value="b/s" calcext:value-type="string">
            <text:p>b/s</text:p>
          </table:table-cell>
          <table:table-cell table:formula="of:=COM.MICROSOFT.CONCAT([$NEW_REBUILT_2026_PITS.AC10];&quot;b/s&quot;)" office:value-type="string" office:string-value="b/s" calcext:value-type="string">
            <text:p>b/s</text:p>
          </table:table-cell>
          <table:table-cell table:formula="of:=COM.MICROSOFT.CONCAT([$NEW_REBUILT_2026_PITS.AD10];&quot;b/s&quot;)" office:value-type="string" office:string-value="b/s" calcext:value-type="string">
            <text:p>b/s</text:p>
          </table:table-cell>
          <table:table-cell table:formula="of:=NUMTOSTRING([$NEW_REBUILT_2026_PITS.M11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1]" office:value-type="float" office:value="0" calcext:value-type="float">
            <text:p>0</text:p>
          </table:table-cell>
          <table:table-cell table:formula="of:=NUMTOSTRING([$NEW_REBUILT_2026_PITS.N11];[.P3])">
            <text:p/>
          </table:table-cell>
          <table:table-cell table:formula="of:=COM.MICROSOFT.CONCAT([$NEW_REBUILT_2026_PITS.P11];&quot;b/s&quot;)" office:value-type="string" office:string-value="b/s" calcext:value-type="string">
            <text:p>b/s</text:p>
          </table:table-cell>
          <table:table-cell table:formula="of:=COM.MICROSOFT.CONCAT([$NEW_REBUILT_2026_PITS.Q11];&quot;b/s&quot;)" office:value-type="string" office:string-value="b/s" calcext:value-type="string">
            <text:p>b/s</text:p>
          </table:table-cell>
          <table:table-cell table:formula="of:=COM.MICROSOFT.CONCAT([$NEW_REBUILT_2026_PITS.AC11];&quot;b/s&quot;)" office:value-type="string" office:string-value="b/s" calcext:value-type="string">
            <text:p>b/s</text:p>
          </table:table-cell>
          <table:table-cell table:formula="of:=COM.MICROSOFT.CONCAT([$NEW_REBUILT_2026_PITS.AD11];&quot;b/s&quot;)" office:value-type="string" office:string-value="b/s" calcext:value-type="string">
            <text:p>b/s</text:p>
          </table:table-cell>
          <table:table-cell table:formula="of:=NUMTOSTRING([$NEW_REBUILT_2026_PITS.M12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2]" office:value-type="float" office:value="0" calcext:value-type="float">
            <text:p>0</text:p>
          </table:table-cell>
          <table:table-cell table:formula="of:=NUMTOSTRING([$NEW_REBUILT_2026_PITS.N12];[.P3])">
            <text:p/>
          </table:table-cell>
          <table:table-cell table:formula="of:=COM.MICROSOFT.CONCAT([$NEW_REBUILT_2026_PITS.P12];&quot;b/s&quot;)" office:value-type="string" office:string-value="b/s" calcext:value-type="string">
            <text:p>b/s</text:p>
          </table:table-cell>
          <table:table-cell table:formula="of:=COM.MICROSOFT.CONCAT([$NEW_REBUILT_2026_PITS.Q12];&quot;b/s&quot;)" office:value-type="string" office:string-value="b/s" calcext:value-type="string">
            <text:p>b/s</text:p>
          </table:table-cell>
          <table:table-cell table:formula="of:=COM.MICROSOFT.CONCAT([$NEW_REBUILT_2026_PITS.AC12];&quot;b/s&quot;)" office:value-type="string" office:string-value="b/s" calcext:value-type="string">
            <text:p>b/s</text:p>
          </table:table-cell>
          <table:table-cell table:formula="of:=COM.MICROSOFT.CONCAT([$NEW_REBUILT_2026_PITS.AD12];&quot;b/s&quot;)" office:value-type="string" office:string-value="b/s" calcext:value-type="string">
            <text:p>b/s</text:p>
          </table:table-cell>
          <table:table-cell table:formula="of:=NUMTOSTRING([$NEW_REBUILT_2026_PITS.M13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3]" office:value-type="float" office:value="0" calcext:value-type="float">
            <text:p>0</text:p>
          </table:table-cell>
          <table:table-cell table:formula="of:=NUMTOSTRING([$NEW_REBUILT_2026_PITS.N13];[.P3])">
            <text:p/>
          </table:table-cell>
          <table:table-cell table:formula="of:=COM.MICROSOFT.CONCAT([$NEW_REBUILT_2026_PITS.P13];&quot;b/s&quot;)" office:value-type="string" office:string-value="b/s" calcext:value-type="string">
            <text:p>b/s</text:p>
          </table:table-cell>
          <table:table-cell table:formula="of:=COM.MICROSOFT.CONCAT([$NEW_REBUILT_2026_PITS.Q13];&quot;b/s&quot;)" office:value-type="string" office:string-value="b/s" calcext:value-type="string">
            <text:p>b/s</text:p>
          </table:table-cell>
          <table:table-cell table:formula="of:=COM.MICROSOFT.CONCAT([$NEW_REBUILT_2026_PITS.AC13];&quot;b/s&quot;)" office:value-type="string" office:string-value="b/s" calcext:value-type="string">
            <text:p>b/s</text:p>
          </table:table-cell>
          <table:table-cell table:formula="of:=COM.MICROSOFT.CONCAT([$NEW_REBUILT_2026_PITS.AD13];&quot;b/s&quot;)" office:value-type="string" office:string-value="b/s" calcext:value-type="string">
            <text:p>b/s</text:p>
          </table:table-cell>
          <table:table-cell table:formula="of:=NUMTOSTRING([$NEW_REBUILT_2026_PITS.M14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4]" office:value-type="float" office:value="0" calcext:value-type="float">
            <text:p>0</text:p>
          </table:table-cell>
          <table:table-cell table:formula="of:=NUMTOSTRING([$NEW_REBUILT_2026_PITS.N14];[.P3])">
            <text:p/>
          </table:table-cell>
          <table:table-cell table:formula="of:=COM.MICROSOFT.CONCAT([$NEW_REBUILT_2026_PITS.P14];&quot;b/s&quot;)" office:value-type="string" office:string-value="b/s" calcext:value-type="string">
            <text:p>b/s</text:p>
          </table:table-cell>
          <table:table-cell table:formula="of:=COM.MICROSOFT.CONCAT([$NEW_REBUILT_2026_PITS.Q14];&quot;b/s&quot;)" office:value-type="string" office:string-value="b/s" calcext:value-type="string">
            <text:p>b/s</text:p>
          </table:table-cell>
          <table:table-cell table:formula="of:=COM.MICROSOFT.CONCAT([$NEW_REBUILT_2026_PITS.AC14];&quot;b/s&quot;)" office:value-type="string" office:string-value="b/s" calcext:value-type="string">
            <text:p>b/s</text:p>
          </table:table-cell>
          <table:table-cell table:formula="of:=COM.MICROSOFT.CONCAT([$NEW_REBUILT_2026_PITS.AD14];&quot;b/s&quot;)" office:value-type="string" office:string-value="b/s" calcext:value-type="string">
            <text:p>b/s</text:p>
          </table:table-cell>
          <table:table-cell table:formula="of:=NUMTOSTRING([$NEW_REBUILT_2026_PITS.M15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5]" office:value-type="float" office:value="0" calcext:value-type="float">
            <text:p>0</text:p>
          </table:table-cell>
          <table:table-cell table:formula="of:=NUMTOSTRING([$NEW_REBUILT_2026_PITS.N15];[.P3])">
            <text:p/>
          </table:table-cell>
          <table:table-cell table:formula="of:=COM.MICROSOFT.CONCAT([$NEW_REBUILT_2026_PITS.P15];&quot;b/s&quot;)" office:value-type="string" office:string-value="b/s" calcext:value-type="string">
            <text:p>b/s</text:p>
          </table:table-cell>
          <table:table-cell table:formula="of:=COM.MICROSOFT.CONCAT([$NEW_REBUILT_2026_PITS.Q15];&quot;b/s&quot;)" office:value-type="string" office:string-value="b/s" calcext:value-type="string">
            <text:p>b/s</text:p>
          </table:table-cell>
          <table:table-cell table:formula="of:=COM.MICROSOFT.CONCAT([$NEW_REBUILT_2026_PITS.AC15];&quot;b/s&quot;)" office:value-type="string" office:string-value="b/s" calcext:value-type="string">
            <text:p>b/s</text:p>
          </table:table-cell>
          <table:table-cell table:formula="of:=COM.MICROSOFT.CONCAT([$NEW_REBUILT_2026_PITS.AD15];&quot;b/s&quot;)" office:value-type="string" office:string-value="b/s" calcext:value-type="string">
            <text:p>b/s</text:p>
          </table:table-cell>
          <table:table-cell table:formula="of:=NUMTOSTRING([$NEW_REBUILT_2026_PITS.M16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6]" office:value-type="float" office:value="0" calcext:value-type="float">
            <text:p>0</text:p>
          </table:table-cell>
          <table:table-cell table:formula="of:=NUMTOSTRING([$NEW_REBUILT_2026_PITS.N16];[.P3])">
            <text:p/>
          </table:table-cell>
          <table:table-cell table:formula="of:=COM.MICROSOFT.CONCAT([$NEW_REBUILT_2026_PITS.P16];&quot;b/s&quot;)" office:value-type="string" office:string-value="b/s" calcext:value-type="string">
            <text:p>b/s</text:p>
          </table:table-cell>
          <table:table-cell table:formula="of:=COM.MICROSOFT.CONCAT([$NEW_REBUILT_2026_PITS.Q16];&quot;b/s&quot;)" office:value-type="string" office:string-value="b/s" calcext:value-type="string">
            <text:p>b/s</text:p>
          </table:table-cell>
          <table:table-cell table:formula="of:=COM.MICROSOFT.CONCAT([$NEW_REBUILT_2026_PITS.AC16];&quot;b/s&quot;)" office:value-type="string" office:string-value="b/s" calcext:value-type="string">
            <text:p>b/s</text:p>
          </table:table-cell>
          <table:table-cell table:formula="of:=COM.MICROSOFT.CONCAT([$NEW_REBUILT_2026_PITS.AD16];&quot;b/s&quot;)" office:value-type="string" office:string-value="b/s" calcext:value-type="string">
            <text:p>b/s</text:p>
          </table:table-cell>
          <table:table-cell table:formula="of:=NUMTOSTRING([$NEW_REBUILT_2026_PITS.M17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7]" office:value-type="float" office:value="0" calcext:value-type="float">
            <text:p>0</text:p>
          </table:table-cell>
          <table:table-cell table:formula="of:=NUMTOSTRING([$NEW_REBUILT_2026_PITS.N17];[.P3])">
            <text:p/>
          </table:table-cell>
          <table:table-cell table:formula="of:=COM.MICROSOFT.CONCAT([$NEW_REBUILT_2026_PITS.P17];&quot;b/s&quot;)" office:value-type="string" office:string-value="b/s" calcext:value-type="string">
            <text:p>b/s</text:p>
          </table:table-cell>
          <table:table-cell table:formula="of:=COM.MICROSOFT.CONCAT([$NEW_REBUILT_2026_PITS.Q17];&quot;b/s&quot;)" office:value-type="string" office:string-value="b/s" calcext:value-type="string">
            <text:p>b/s</text:p>
          </table:table-cell>
          <table:table-cell table:formula="of:=COM.MICROSOFT.CONCAT([$NEW_REBUILT_2026_PITS.AC17];&quot;b/s&quot;)" office:value-type="string" office:string-value="b/s" calcext:value-type="string">
            <text:p>b/s</text:p>
          </table:table-cell>
          <table:table-cell table:formula="of:=COM.MICROSOFT.CONCAT([$NEW_REBUILT_2026_PITS.AD17];&quot;b/s&quot;)" office:value-type="string" office:string-value="b/s" calcext:value-type="string">
            <text:p>b/s</text:p>
          </table:table-cell>
          <table:table-cell table:formula="of:=NUMTOSTRING([$NEW_REBUILT_2026_PITS.M18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8]" office:value-type="float" office:value="0" calcext:value-type="float">
            <text:p>0</text:p>
          </table:table-cell>
          <table:table-cell table:formula="of:=NUMTOSTRING([$NEW_REBUILT_2026_PITS.N18];[.P3])">
            <text:p/>
          </table:table-cell>
          <table:table-cell table:formula="of:=COM.MICROSOFT.CONCAT([$NEW_REBUILT_2026_PITS.P18];&quot;b/s&quot;)" office:value-type="string" office:string-value="b/s" calcext:value-type="string">
            <text:p>b/s</text:p>
          </table:table-cell>
          <table:table-cell table:formula="of:=COM.MICROSOFT.CONCAT([$NEW_REBUILT_2026_PITS.Q18];&quot;b/s&quot;)" office:value-type="string" office:string-value="b/s" calcext:value-type="string">
            <text:p>b/s</text:p>
          </table:table-cell>
          <table:table-cell table:formula="of:=COM.MICROSOFT.CONCAT([$NEW_REBUILT_2026_PITS.AC18];&quot;b/s&quot;)" office:value-type="string" office:string-value="b/s" calcext:value-type="string">
            <text:p>b/s</text:p>
          </table:table-cell>
          <table:table-cell table:formula="of:=COM.MICROSOFT.CONCAT([$NEW_REBUILT_2026_PITS.AD18];&quot;b/s&quot;)" office:value-type="string" office:string-value="b/s" calcext:value-type="string">
            <text:p>b/s</text:p>
          </table:table-cell>
          <table:table-cell table:formula="of:=NUMTOSTRING([$NEW_REBUILT_2026_PITS.M19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9]" office:value-type="float" office:value="0" calcext:value-type="float">
            <text:p>0</text:p>
          </table:table-cell>
          <table:table-cell table:formula="of:=NUMTOSTRING([$NEW_REBUILT_2026_PITS.N19];[.P3])">
            <text:p/>
          </table:table-cell>
          <table:table-cell table:formula="of:=COM.MICROSOFT.CONCAT([$NEW_REBUILT_2026_PITS.P19];&quot;b/s&quot;)" office:value-type="string" office:string-value="b/s" calcext:value-type="string">
            <text:p>b/s</text:p>
          </table:table-cell>
          <table:table-cell table:formula="of:=COM.MICROSOFT.CONCAT([$NEW_REBUILT_2026_PITS.Q19];&quot;b/s&quot;)" office:value-type="string" office:string-value="b/s" calcext:value-type="string">
            <text:p>b/s</text:p>
          </table:table-cell>
          <table:table-cell table:formula="of:=COM.MICROSOFT.CONCAT([$NEW_REBUILT_2026_PITS.AC19];&quot;b/s&quot;)" office:value-type="string" office:string-value="b/s" calcext:value-type="string">
            <text:p>b/s</text:p>
          </table:table-cell>
          <table:table-cell table:formula="of:=COM.MICROSOFT.CONCAT([$NEW_REBUILT_2026_PITS.AD19];&quot;b/s&quot;)" office:value-type="string" office:string-value="b/s" calcext:value-type="string">
            <text:p>b/s</text:p>
          </table:table-cell>
          <table:table-cell table:formula="of:=NUMTOSTRING([$NEW_REBUILT_2026_PITS.M20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0]" office:value-type="float" office:value="0" calcext:value-type="float">
            <text:p>0</text:p>
          </table:table-cell>
          <table:table-cell table:formula="of:=NUMTOSTRING([$NEW_REBUILT_2026_PITS.N20];[.P3])">
            <text:p/>
          </table:table-cell>
          <table:table-cell table:formula="of:=COM.MICROSOFT.CONCAT([$NEW_REBUILT_2026_PITS.P20];&quot;b/s&quot;)" office:value-type="string" office:string-value="b/s" calcext:value-type="string">
            <text:p>b/s</text:p>
          </table:table-cell>
          <table:table-cell table:formula="of:=COM.MICROSOFT.CONCAT([$NEW_REBUILT_2026_PITS.Q20];&quot;b/s&quot;)" office:value-type="string" office:string-value="b/s" calcext:value-type="string">
            <text:p>b/s</text:p>
          </table:table-cell>
          <table:table-cell table:formula="of:=COM.MICROSOFT.CONCAT([$NEW_REBUILT_2026_PITS.AC20];&quot;b/s&quot;)" office:value-type="string" office:string-value="b/s" calcext:value-type="string">
            <text:p>b/s</text:p>
          </table:table-cell>
          <table:table-cell table:formula="of:=COM.MICROSOFT.CONCAT([$NEW_REBUILT_2026_PITS.AD20];&quot;b/s&quot;)" office:value-type="string" office:string-value="b/s" calcext:value-type="string">
            <text:p>b/s</text:p>
          </table:table-cell>
          <table:table-cell table:formula="of:=NUMTOSTRING([$NEW_REBUILT_2026_PITS.M21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1]" office:value-type="float" office:value="0" calcext:value-type="float">
            <text:p>0</text:p>
          </table:table-cell>
          <table:table-cell table:formula="of:=NUMTOSTRING([$NEW_REBUILT_2026_PITS.N21];[.P3])">
            <text:p/>
          </table:table-cell>
          <table:table-cell table:formula="of:=COM.MICROSOFT.CONCAT([$NEW_REBUILT_2026_PITS.P21];&quot;b/s&quot;)" office:value-type="string" office:string-value="b/s" calcext:value-type="string">
            <text:p>b/s</text:p>
          </table:table-cell>
          <table:table-cell table:formula="of:=COM.MICROSOFT.CONCAT([$NEW_REBUILT_2026_PITS.Q21];&quot;b/s&quot;)" office:value-type="string" office:string-value="b/s" calcext:value-type="string">
            <text:p>b/s</text:p>
          </table:table-cell>
          <table:table-cell table:formula="of:=COM.MICROSOFT.CONCAT([$NEW_REBUILT_2026_PITS.AC21];&quot;b/s&quot;)" office:value-type="string" office:string-value="b/s" calcext:value-type="string">
            <text:p>b/s</text:p>
          </table:table-cell>
          <table:table-cell table:formula="of:=COM.MICROSOFT.CONCAT([$NEW_REBUILT_2026_PITS.AD21];&quot;b/s&quot;)" office:value-type="string" office:string-value="b/s" calcext:value-type="string">
            <text:p>b/s</text:p>
          </table:table-cell>
          <table:table-cell table:formula="of:=NUMTOSTRING([$NEW_REBUILT_2026_PITS.M22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2]" office:value-type="float" office:value="0" calcext:value-type="float">
            <text:p>0</text:p>
          </table:table-cell>
          <table:table-cell table:formula="of:=NUMTOSTRING([$NEW_REBUILT_2026_PITS.N22];[.P3])">
            <text:p/>
          </table:table-cell>
          <table:table-cell table:formula="of:=COM.MICROSOFT.CONCAT([$NEW_REBUILT_2026_PITS.P22];&quot;b/s&quot;)" office:value-type="string" office:string-value="b/s" calcext:value-type="string">
            <text:p>b/s</text:p>
          </table:table-cell>
          <table:table-cell table:formula="of:=COM.MICROSOFT.CONCAT([$NEW_REBUILT_2026_PITS.Q22];&quot;b/s&quot;)" office:value-type="string" office:string-value="b/s" calcext:value-type="string">
            <text:p>b/s</text:p>
          </table:table-cell>
          <table:table-cell table:formula="of:=COM.MICROSOFT.CONCAT([$NEW_REBUILT_2026_PITS.AC22];&quot;b/s&quot;)" office:value-type="string" office:string-value="b/s" calcext:value-type="string">
            <text:p>b/s</text:p>
          </table:table-cell>
          <table:table-cell table:formula="of:=COM.MICROSOFT.CONCAT([$NEW_REBUILT_2026_PITS.AD22];&quot;b/s&quot;)" office:value-type="string" office:string-value="b/s" calcext:value-type="string">
            <text:p>b/s</text:p>
          </table:table-cell>
          <table:table-cell table:formula="of:=NUMTOSTRING([$NEW_REBUILT_2026_PITS.M23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3]" office:value-type="float" office:value="0" calcext:value-type="float">
            <text:p>0</text:p>
          </table:table-cell>
          <table:table-cell table:formula="of:=NUMTOSTRING([$NEW_REBUILT_2026_PITS.N23];[.P3])">
            <text:p/>
          </table:table-cell>
          <table:table-cell table:formula="of:=COM.MICROSOFT.CONCAT([$NEW_REBUILT_2026_PITS.P23];&quot;b/s&quot;)" office:value-type="string" office:string-value="b/s" calcext:value-type="string">
            <text:p>b/s</text:p>
          </table:table-cell>
          <table:table-cell table:formula="of:=COM.MICROSOFT.CONCAT([$NEW_REBUILT_2026_PITS.Q23];&quot;b/s&quot;)" office:value-type="string" office:string-value="b/s" calcext:value-type="string">
            <text:p>b/s</text:p>
          </table:table-cell>
          <table:table-cell table:formula="of:=COM.MICROSOFT.CONCAT([$NEW_REBUILT_2026_PITS.AC23];&quot;b/s&quot;)" office:value-type="string" office:string-value="b/s" calcext:value-type="string">
            <text:p>b/s</text:p>
          </table:table-cell>
          <table:table-cell table:formula="of:=COM.MICROSOFT.CONCAT([$NEW_REBUILT_2026_PITS.AD23];&quot;b/s&quot;)" office:value-type="string" office:string-value="b/s" calcext:value-type="string">
            <text:p>b/s</text:p>
          </table:table-cell>
          <table:table-cell table:formula="of:=NUMTOSTRING([$NEW_REBUILT_2026_PITS.M24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4]" office:value-type="float" office:value="0" calcext:value-type="float">
            <text:p>0</text:p>
          </table:table-cell>
          <table:table-cell table:formula="of:=NUMTOSTRING([$NEW_REBUILT_2026_PITS.N24];[.P3])">
            <text:p/>
          </table:table-cell>
          <table:table-cell table:formula="of:=COM.MICROSOFT.CONCAT([$NEW_REBUILT_2026_PITS.P24];&quot;b/s&quot;)" office:value-type="string" office:string-value="b/s" calcext:value-type="string">
            <text:p>b/s</text:p>
          </table:table-cell>
          <table:table-cell table:formula="of:=COM.MICROSOFT.CONCAT([$NEW_REBUILT_2026_PITS.Q24];&quot;b/s&quot;)" office:value-type="string" office:string-value="b/s" calcext:value-type="string">
            <text:p>b/s</text:p>
          </table:table-cell>
          <table:table-cell table:formula="of:=COM.MICROSOFT.CONCAT([$NEW_REBUILT_2026_PITS.AC24];&quot;b/s&quot;)" office:value-type="string" office:string-value="b/s" calcext:value-type="string">
            <text:p>b/s</text:p>
          </table:table-cell>
          <table:table-cell table:formula="of:=COM.MICROSOFT.CONCAT([$NEW_REBUILT_2026_PITS.AD24];&quot;b/s&quot;)" office:value-type="string" office:string-value="b/s" calcext:value-type="string">
            <text:p>b/s</text:p>
          </table:table-cell>
          <table:table-cell table:formula="of:=NUMTOSTRING([$NEW_REBUILT_2026_PITS.M25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5]" office:value-type="float" office:value="0" calcext:value-type="float">
            <text:p>0</text:p>
          </table:table-cell>
          <table:table-cell table:formula="of:=NUMTOSTRING([$NEW_REBUILT_2026_PITS.N25];[.P3])">
            <text:p/>
          </table:table-cell>
          <table:table-cell table:formula="of:=COM.MICROSOFT.CONCAT([$NEW_REBUILT_2026_PITS.P25];&quot;b/s&quot;)" office:value-type="string" office:string-value="b/s" calcext:value-type="string">
            <text:p>b/s</text:p>
          </table:table-cell>
          <table:table-cell table:formula="of:=COM.MICROSOFT.CONCAT([$NEW_REBUILT_2026_PITS.Q25];&quot;b/s&quot;)" office:value-type="string" office:string-value="b/s" calcext:value-type="string">
            <text:p>b/s</text:p>
          </table:table-cell>
          <table:table-cell table:formula="of:=COM.MICROSOFT.CONCAT([$NEW_REBUILT_2026_PITS.AC25];&quot;b/s&quot;)" office:value-type="string" office:string-value="b/s" calcext:value-type="string">
            <text:p>b/s</text:p>
          </table:table-cell>
          <table:table-cell table:formula="of:=COM.MICROSOFT.CONCAT([$NEW_REBUILT_2026_PITS.AD25];&quot;b/s&quot;)" office:value-type="string" office:string-value="b/s" calcext:value-type="string">
            <text:p>b/s</text:p>
          </table:table-cell>
          <table:table-cell table:formula="of:=NUMTOSTRING([$NEW_REBUILT_2026_PITS.M26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6]" office:value-type="float" office:value="0" calcext:value-type="float">
            <text:p>0</text:p>
          </table:table-cell>
          <table:table-cell table:formula="of:=NUMTOSTRING([$NEW_REBUILT_2026_PITS.N26];[.P3])">
            <text:p/>
          </table:table-cell>
          <table:table-cell table:formula="of:=COM.MICROSOFT.CONCAT([$NEW_REBUILT_2026_PITS.P26];&quot;b/s&quot;)" office:value-type="string" office:string-value="b/s" calcext:value-type="string">
            <text:p>b/s</text:p>
          </table:table-cell>
          <table:table-cell table:formula="of:=COM.MICROSOFT.CONCAT([$NEW_REBUILT_2026_PITS.Q26];&quot;b/s&quot;)" office:value-type="string" office:string-value="b/s" calcext:value-type="string">
            <text:p>b/s</text:p>
          </table:table-cell>
          <table:table-cell table:formula="of:=COM.MICROSOFT.CONCAT([$NEW_REBUILT_2026_PITS.AC26];&quot;b/s&quot;)" office:value-type="string" office:string-value="b/s" calcext:value-type="string">
            <text:p>b/s</text:p>
          </table:table-cell>
          <table:table-cell table:formula="of:=COM.MICROSOFT.CONCAT([$NEW_REBUILT_2026_PITS.AD26];&quot;b/s&quot;)" office:value-type="string" office:string-value="b/s" calcext:value-type="string">
            <text:p>b/s</text:p>
          </table:table-cell>
          <table:table-cell table:formula="of:=NUMTOSTRING([$NEW_REBUILT_2026_PITS.M27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7]" office:value-type="float" office:value="0" calcext:value-type="float">
            <text:p>0</text:p>
          </table:table-cell>
          <table:table-cell table:formula="of:=NUMTOSTRING([$NEW_REBUILT_2026_PITS.N27];[.P3])">
            <text:p/>
          </table:table-cell>
          <table:table-cell table:formula="of:=COM.MICROSOFT.CONCAT([$NEW_REBUILT_2026_PITS.P27];&quot;b/s&quot;)" office:value-type="string" office:string-value="b/s" calcext:value-type="string">
            <text:p>b/s</text:p>
          </table:table-cell>
          <table:table-cell table:formula="of:=COM.MICROSOFT.CONCAT([$NEW_REBUILT_2026_PITS.Q27];&quot;b/s&quot;)" office:value-type="string" office:string-value="b/s" calcext:value-type="string">
            <text:p>b/s</text:p>
          </table:table-cell>
          <table:table-cell table:formula="of:=COM.MICROSOFT.CONCAT([$NEW_REBUILT_2026_PITS.AC27];&quot;b/s&quot;)" office:value-type="string" office:string-value="b/s" calcext:value-type="string">
            <text:p>b/s</text:p>
          </table:table-cell>
          <table:table-cell table:formula="of:=COM.MICROSOFT.CONCAT([$NEW_REBUILT_2026_PITS.AD27];&quot;b/s&quot;)" office:value-type="string" office:string-value="b/s" calcext:value-type="string">
            <text:p>b/s</text:p>
          </table:table-cell>
          <table:table-cell table:formula="of:=NUMTOSTRING([$NEW_REBUILT_2026_PITS.M28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8]" office:value-type="float" office:value="0" calcext:value-type="float">
            <text:p>0</text:p>
          </table:table-cell>
          <table:table-cell table:formula="of:=NUMTOSTRING([$NEW_REBUILT_2026_PITS.N28];[.P3])">
            <text:p/>
          </table:table-cell>
          <table:table-cell table:formula="of:=COM.MICROSOFT.CONCAT([$NEW_REBUILT_2026_PITS.P28];&quot;b/s&quot;)" office:value-type="string" office:string-value="b/s" calcext:value-type="string">
            <text:p>b/s</text:p>
          </table:table-cell>
          <table:table-cell table:formula="of:=COM.MICROSOFT.CONCAT([$NEW_REBUILT_2026_PITS.Q28];&quot;b/s&quot;)" office:value-type="string" office:string-value="b/s" calcext:value-type="string">
            <text:p>b/s</text:p>
          </table:table-cell>
          <table:table-cell table:formula="of:=COM.MICROSOFT.CONCAT([$NEW_REBUILT_2026_PITS.AC28];&quot;b/s&quot;)" office:value-type="string" office:string-value="b/s" calcext:value-type="string">
            <text:p>b/s</text:p>
          </table:table-cell>
          <table:table-cell table:formula="of:=COM.MICROSOFT.CONCAT([$NEW_REBUILT_2026_PITS.AD28];&quot;b/s&quot;)" office:value-type="string" office:string-value="b/s" calcext:value-type="string">
            <text:p>b/s</text:p>
          </table:table-cell>
          <table:table-cell table:formula="of:=NUMTOSTRING([$NEW_REBUILT_2026_PITS.M29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9]" office:value-type="float" office:value="0" calcext:value-type="float">
            <text:p>0</text:p>
          </table:table-cell>
          <table:table-cell table:formula="of:=NUMTOSTRING([$NEW_REBUILT_2026_PITS.N29];[.P3])">
            <text:p/>
          </table:table-cell>
          <table:table-cell table:formula="of:=COM.MICROSOFT.CONCAT([$NEW_REBUILT_2026_PITS.P29];&quot;b/s&quot;)" office:value-type="string" office:string-value="b/s" calcext:value-type="string">
            <text:p>b/s</text:p>
          </table:table-cell>
          <table:table-cell table:formula="of:=COM.MICROSOFT.CONCAT([$NEW_REBUILT_2026_PITS.Q29];&quot;b/s&quot;)" office:value-type="string" office:string-value="b/s" calcext:value-type="string">
            <text:p>b/s</text:p>
          </table:table-cell>
          <table:table-cell table:formula="of:=COM.MICROSOFT.CONCAT([$NEW_REBUILT_2026_PITS.AC29];&quot;b/s&quot;)" office:value-type="string" office:string-value="b/s" calcext:value-type="string">
            <text:p>b/s</text:p>
          </table:table-cell>
          <table:table-cell table:formula="of:=COM.MICROSOFT.CONCAT([$NEW_REBUILT_2026_PITS.AD29];&quot;b/s&quot;)" office:value-type="string" office:string-value="b/s" calcext:value-type="string">
            <text:p>b/s</text:p>
          </table:table-cell>
          <table:table-cell table:formula="of:=NUMTOSTRING([$NEW_REBUILT_2026_PITS.M30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0]" office:value-type="float" office:value="0" calcext:value-type="float">
            <text:p>0</text:p>
          </table:table-cell>
          <table:table-cell table:formula="of:=NUMTOSTRING([$NEW_REBUILT_2026_PITS.N30];[.P3])">
            <text:p/>
          </table:table-cell>
          <table:table-cell table:formula="of:=COM.MICROSOFT.CONCAT([$NEW_REBUILT_2026_PITS.P30];&quot;b/s&quot;)" office:value-type="string" office:string-value="b/s" calcext:value-type="string">
            <text:p>b/s</text:p>
          </table:table-cell>
          <table:table-cell table:formula="of:=COM.MICROSOFT.CONCAT([$NEW_REBUILT_2026_PITS.Q30];&quot;b/s&quot;)" office:value-type="string" office:string-value="b/s" calcext:value-type="string">
            <text:p>b/s</text:p>
          </table:table-cell>
          <table:table-cell table:formula="of:=COM.MICROSOFT.CONCAT([$NEW_REBUILT_2026_PITS.AC30];&quot;b/s&quot;)" office:value-type="string" office:string-value="b/s" calcext:value-type="string">
            <text:p>b/s</text:p>
          </table:table-cell>
          <table:table-cell table:formula="of:=COM.MICROSOFT.CONCAT([$NEW_REBUILT_2026_PITS.AD30];&quot;b/s&quot;)" office:value-type="string" office:string-value="b/s" calcext:value-type="string">
            <text:p>b/s</text:p>
          </table:table-cell>
          <table:table-cell table:formula="of:=NUMTOSTRING([$NEW_REBUILT_2026_PITS.M31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1]" office:value-type="float" office:value="0" calcext:value-type="float">
            <text:p>0</text:p>
          </table:table-cell>
          <table:table-cell table:formula="of:=NUMTOSTRING([$NEW_REBUILT_2026_PITS.N31];[.P3])">
            <text:p/>
          </table:table-cell>
          <table:table-cell table:formula="of:=COM.MICROSOFT.CONCAT([$NEW_REBUILT_2026_PITS.P31];&quot;b/s&quot;)" office:value-type="string" office:string-value="b/s" calcext:value-type="string">
            <text:p>b/s</text:p>
          </table:table-cell>
          <table:table-cell table:formula="of:=COM.MICROSOFT.CONCAT([$NEW_REBUILT_2026_PITS.Q31];&quot;b/s&quot;)" office:value-type="string" office:string-value="b/s" calcext:value-type="string">
            <text:p>b/s</text:p>
          </table:table-cell>
          <table:table-cell table:formula="of:=COM.MICROSOFT.CONCAT([$NEW_REBUILT_2026_PITS.AC31];&quot;b/s&quot;)" office:value-type="string" office:string-value="b/s" calcext:value-type="string">
            <text:p>b/s</text:p>
          </table:table-cell>
          <table:table-cell table:formula="of:=COM.MICROSOFT.CONCAT([$NEW_REBUILT_2026_PITS.AD31];&quot;b/s&quot;)" office:value-type="string" office:string-value="b/s" calcext:value-type="string">
            <text:p>b/s</text:p>
          </table:table-cell>
          <table:table-cell table:formula="of:=NUMTOSTRING([$NEW_REBUILT_2026_PITS.M32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2]" office:value-type="float" office:value="0" calcext:value-type="float">
            <text:p>0</text:p>
          </table:table-cell>
          <table:table-cell table:formula="of:=NUMTOSTRING([$NEW_REBUILT_2026_PITS.N32];[.P3])">
            <text:p/>
          </table:table-cell>
          <table:table-cell table:formula="of:=COM.MICROSOFT.CONCAT([$NEW_REBUILT_2026_PITS.P32];&quot;b/s&quot;)" office:value-type="string" office:string-value="b/s" calcext:value-type="string">
            <text:p>b/s</text:p>
          </table:table-cell>
          <table:table-cell table:formula="of:=COM.MICROSOFT.CONCAT([$NEW_REBUILT_2026_PITS.Q32];&quot;b/s&quot;)" office:value-type="string" office:string-value="b/s" calcext:value-type="string">
            <text:p>b/s</text:p>
          </table:table-cell>
          <table:table-cell table:formula="of:=COM.MICROSOFT.CONCAT([$NEW_REBUILT_2026_PITS.AC32];&quot;b/s&quot;)" office:value-type="string" office:string-value="b/s" calcext:value-type="string">
            <text:p>b/s</text:p>
          </table:table-cell>
          <table:table-cell table:formula="of:=COM.MICROSOFT.CONCAT([$NEW_REBUILT_2026_PITS.AD32];&quot;b/s&quot;)" office:value-type="string" office:string-value="b/s" calcext:value-type="string">
            <text:p>b/s</text:p>
          </table:table-cell>
          <table:table-cell table:formula="of:=NUMTOSTRING([$NEW_REBUILT_2026_PITS.M33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3]" office:value-type="float" office:value="0" calcext:value-type="float">
            <text:p>0</text:p>
          </table:table-cell>
          <table:table-cell table:formula="of:=NUMTOSTRING([$NEW_REBUILT_2026_PITS.N33];[.P3])">
            <text:p/>
          </table:table-cell>
          <table:table-cell table:formula="of:=COM.MICROSOFT.CONCAT([$NEW_REBUILT_2026_PITS.P33];&quot;b/s&quot;)" office:value-type="string" office:string-value="b/s" calcext:value-type="string">
            <text:p>b/s</text:p>
          </table:table-cell>
          <table:table-cell table:formula="of:=COM.MICROSOFT.CONCAT([$NEW_REBUILT_2026_PITS.Q33];&quot;b/s&quot;)" office:value-type="string" office:string-value="b/s" calcext:value-type="string">
            <text:p>b/s</text:p>
          </table:table-cell>
          <table:table-cell table:formula="of:=COM.MICROSOFT.CONCAT([$NEW_REBUILT_2026_PITS.AC33];&quot;b/s&quot;)" office:value-type="string" office:string-value="b/s" calcext:value-type="string">
            <text:p>b/s</text:p>
          </table:table-cell>
          <table:table-cell table:formula="of:=COM.MICROSOFT.CONCAT([$NEW_REBUILT_2026_PITS.AD33];&quot;b/s&quot;)" office:value-type="string" office:string-value="b/s" calcext:value-type="string">
            <text:p>b/s</text:p>
          </table:table-cell>
          <table:table-cell table:formula="of:=NUMTOSTRING([$NEW_REBUILT_2026_PITS.M34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4]" office:value-type="float" office:value="0" calcext:value-type="float">
            <text:p>0</text:p>
          </table:table-cell>
          <table:table-cell table:formula="of:=NUMTOSTRING([$NEW_REBUILT_2026_PITS.N34];[.P3])">
            <text:p/>
          </table:table-cell>
          <table:table-cell table:formula="of:=COM.MICROSOFT.CONCAT([$NEW_REBUILT_2026_PITS.P34];&quot;b/s&quot;)" office:value-type="string" office:string-value="b/s" calcext:value-type="string">
            <text:p>b/s</text:p>
          </table:table-cell>
          <table:table-cell table:formula="of:=COM.MICROSOFT.CONCAT([$NEW_REBUILT_2026_PITS.Q34];&quot;b/s&quot;)" office:value-type="string" office:string-value="b/s" calcext:value-type="string">
            <text:p>b/s</text:p>
          </table:table-cell>
          <table:table-cell table:formula="of:=COM.MICROSOFT.CONCAT([$NEW_REBUILT_2026_PITS.AC34];&quot;b/s&quot;)" office:value-type="string" office:string-value="b/s" calcext:value-type="string">
            <text:p>b/s</text:p>
          </table:table-cell>
          <table:table-cell table:formula="of:=COM.MICROSOFT.CONCAT([$NEW_REBUILT_2026_PITS.AD34];&quot;b/s&quot;)" office:value-type="string" office:string-value="b/s" calcext:value-type="string">
            <text:p>b/s</text:p>
          </table:table-cell>
          <table:table-cell table:formula="of:=NUMTOSTRING([$NEW_REBUILT_2026_PITS.M35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5]" office:value-type="float" office:value="0" calcext:value-type="float">
            <text:p>0</text:p>
          </table:table-cell>
          <table:table-cell table:formula="of:=NUMTOSTRING([$NEW_REBUILT_2026_PITS.N35];[.P3])">
            <text:p/>
          </table:table-cell>
          <table:table-cell table:formula="of:=COM.MICROSOFT.CONCAT([$NEW_REBUILT_2026_PITS.P35];&quot;b/s&quot;)" office:value-type="string" office:string-value="b/s" calcext:value-type="string">
            <text:p>b/s</text:p>
          </table:table-cell>
          <table:table-cell table:formula="of:=COM.MICROSOFT.CONCAT([$NEW_REBUILT_2026_PITS.Q35];&quot;b/s&quot;)" office:value-type="string" office:string-value="b/s" calcext:value-type="string">
            <text:p>b/s</text:p>
          </table:table-cell>
          <table:table-cell table:formula="of:=COM.MICROSOFT.CONCAT([$NEW_REBUILT_2026_PITS.AC35];&quot;b/s&quot;)" office:value-type="string" office:string-value="b/s" calcext:value-type="string">
            <text:p>b/s</text:p>
          </table:table-cell>
          <table:table-cell table:formula="of:=COM.MICROSOFT.CONCAT([$NEW_REBUILT_2026_PITS.AD35];&quot;b/s&quot;)" office:value-type="string" office:string-value="b/s" calcext:value-type="string">
            <text:p>b/s</text:p>
          </table:table-cell>
          <table:table-cell table:formula="of:=NUMTOSTRING([$NEW_REBUILT_2026_PITS.M36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6]" office:value-type="float" office:value="0" calcext:value-type="float">
            <text:p>0</text:p>
          </table:table-cell>
          <table:table-cell table:formula="of:=NUMTOSTRING([$NEW_REBUILT_2026_PITS.N36];[.P3])">
            <text:p/>
          </table:table-cell>
          <table:table-cell table:formula="of:=COM.MICROSOFT.CONCAT([$NEW_REBUILT_2026_PITS.P36];&quot;b/s&quot;)" office:value-type="string" office:string-value="b/s" calcext:value-type="string">
            <text:p>b/s</text:p>
          </table:table-cell>
          <table:table-cell table:formula="of:=COM.MICROSOFT.CONCAT([$NEW_REBUILT_2026_PITS.Q36];&quot;b/s&quot;)" office:value-type="string" office:string-value="b/s" calcext:value-type="string">
            <text:p>b/s</text:p>
          </table:table-cell>
          <table:table-cell table:formula="of:=COM.MICROSOFT.CONCAT([$NEW_REBUILT_2026_PITS.AC36];&quot;b/s&quot;)" office:value-type="string" office:string-value="b/s" calcext:value-type="string">
            <text:p>b/s</text:p>
          </table:table-cell>
          <table:table-cell table:formula="of:=COM.MICROSOFT.CONCAT([$NEW_REBUILT_2026_PITS.AD36];&quot;b/s&quot;)" office:value-type="string" office:string-value="b/s" calcext:value-type="string">
            <text:p>b/s</text:p>
          </table:table-cell>
          <table:table-cell table:formula="of:=NUMTOSTRING([$NEW_REBUILT_2026_PITS.M37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7]" office:value-type="float" office:value="0" calcext:value-type="float">
            <text:p>0</text:p>
          </table:table-cell>
          <table:table-cell table:formula="of:=NUMTOSTRING([$NEW_REBUILT_2026_PITS.N37];[.P3])">
            <text:p/>
          </table:table-cell>
          <table:table-cell table:formula="of:=COM.MICROSOFT.CONCAT([$NEW_REBUILT_2026_PITS.P37];&quot;b/s&quot;)" office:value-type="string" office:string-value="b/s" calcext:value-type="string">
            <text:p>b/s</text:p>
          </table:table-cell>
          <table:table-cell table:formula="of:=COM.MICROSOFT.CONCAT([$NEW_REBUILT_2026_PITS.Q37];&quot;b/s&quot;)" office:value-type="string" office:string-value="b/s" calcext:value-type="string">
            <text:p>b/s</text:p>
          </table:table-cell>
          <table:table-cell table:formula="of:=COM.MICROSOFT.CONCAT([$NEW_REBUILT_2026_PITS.AC37];&quot;b/s&quot;)" office:value-type="string" office:string-value="b/s" calcext:value-type="string">
            <text:p>b/s</text:p>
          </table:table-cell>
          <table:table-cell table:formula="of:=COM.MICROSOFT.CONCAT([$NEW_REBUILT_2026_PITS.AD37];&quot;b/s&quot;)" office:value-type="string" office:string-value="b/s" calcext:value-type="string">
            <text:p>b/s</text:p>
          </table:table-cell>
          <table:table-cell table:formula="of:=NUMTOSTRING([$NEW_REBUILT_2026_PITS.M38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8]" office:value-type="float" office:value="0" calcext:value-type="float">
            <text:p>0</text:p>
          </table:table-cell>
          <table:table-cell table:formula="of:=NUMTOSTRING([$NEW_REBUILT_2026_PITS.N38];[.P3])">
            <text:p/>
          </table:table-cell>
          <table:table-cell table:formula="of:=COM.MICROSOFT.CONCAT([$NEW_REBUILT_2026_PITS.P38];&quot;b/s&quot;)" office:value-type="string" office:string-value="b/s" calcext:value-type="string">
            <text:p>b/s</text:p>
          </table:table-cell>
          <table:table-cell table:formula="of:=COM.MICROSOFT.CONCAT([$NEW_REBUILT_2026_PITS.Q38];&quot;b/s&quot;)" office:value-type="string" office:string-value="b/s" calcext:value-type="string">
            <text:p>b/s</text:p>
          </table:table-cell>
          <table:table-cell table:formula="of:=COM.MICROSOFT.CONCAT([$NEW_REBUILT_2026_PITS.AC38];&quot;b/s&quot;)" office:value-type="string" office:string-value="b/s" calcext:value-type="string">
            <text:p>b/s</text:p>
          </table:table-cell>
          <table:table-cell table:formula="of:=COM.MICROSOFT.CONCAT([$NEW_REBUILT_2026_PITS.AD38];&quot;b/s&quot;)" office:value-type="string" office:string-value="b/s" calcext:value-type="string">
            <text:p>b/s</text:p>
          </table:table-cell>
          <table:table-cell table:formula="of:=NUMTOSTRING([$NEW_REBUILT_2026_PITS.M39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9]" office:value-type="float" office:value="0" calcext:value-type="float">
            <text:p>0</text:p>
          </table:table-cell>
          <table:table-cell table:formula="of:=NUMTOSTRING([$NEW_REBUILT_2026_PITS.N39];[.P3])">
            <text:p/>
          </table:table-cell>
          <table:table-cell table:formula="of:=COM.MICROSOFT.CONCAT([$NEW_REBUILT_2026_PITS.P39];&quot;b/s&quot;)" office:value-type="string" office:string-value="b/s" calcext:value-type="string">
            <text:p>b/s</text:p>
          </table:table-cell>
          <table:table-cell table:formula="of:=COM.MICROSOFT.CONCAT([$NEW_REBUILT_2026_PITS.Q39];&quot;b/s&quot;)" office:value-type="string" office:string-value="b/s" calcext:value-type="string">
            <text:p>b/s</text:p>
          </table:table-cell>
          <table:table-cell table:formula="of:=COM.MICROSOFT.CONCAT([$NEW_REBUILT_2026_PITS.AC39];&quot;b/s&quot;)" office:value-type="string" office:string-value="b/s" calcext:value-type="string">
            <text:p>b/s</text:p>
          </table:table-cell>
          <table:table-cell table:formula="of:=COM.MICROSOFT.CONCAT([$NEW_REBUILT_2026_PITS.AD39];&quot;b/s&quot;)" office:value-type="string" office:string-value="b/s" calcext:value-type="string">
            <text:p>b/s</text:p>
          </table:table-cell>
          <table:table-cell table:formula="of:=NUMTOSTRING([$NEW_REBUILT_2026_PITS.M40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0]" office:value-type="float" office:value="0" calcext:value-type="float">
            <text:p>0</text:p>
          </table:table-cell>
          <table:table-cell table:formula="of:=NUMTOSTRING([$NEW_REBUILT_2026_PITS.N40];[.P3])">
            <text:p/>
          </table:table-cell>
          <table:table-cell table:formula="of:=COM.MICROSOFT.CONCAT([$NEW_REBUILT_2026_PITS.P40];&quot;b/s&quot;)" office:value-type="string" office:string-value="b/s" calcext:value-type="string">
            <text:p>b/s</text:p>
          </table:table-cell>
          <table:table-cell table:formula="of:=COM.MICROSOFT.CONCAT([$NEW_REBUILT_2026_PITS.Q40];&quot;b/s&quot;)" office:value-type="string" office:string-value="b/s" calcext:value-type="string">
            <text:p>b/s</text:p>
          </table:table-cell>
          <table:table-cell table:formula="of:=COM.MICROSOFT.CONCAT([$NEW_REBUILT_2026_PITS.AC40];&quot;b/s&quot;)" office:value-type="string" office:string-value="b/s" calcext:value-type="string">
            <text:p>b/s</text:p>
          </table:table-cell>
          <table:table-cell table:formula="of:=COM.MICROSOFT.CONCAT([$NEW_REBUILT_2026_PITS.AD40];&quot;b/s&quot;)" office:value-type="string" office:string-value="b/s" calcext:value-type="string">
            <text:p>b/s</text:p>
          </table:table-cell>
          <table:table-cell table:formula="of:=NUMTOSTRING([$NEW_REBUILT_2026_PITS.M41];[.P4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1]" office:value-type="float" office:value="0" calcext:value-type="float">
            <text:p>0</text:p>
          </table:table-cell>
          <table:table-cell table:formula="of:=NUMTOSTRING([$NEW_REBUILT_2026_PITS.N41];[.P3])">
            <text:p/>
          </table:table-cell>
          <table:table-cell table:formula="of:=COM.MICROSOFT.CONCAT([$NEW_REBUILT_2026_PITS.P41];&quot;b/s&quot;)" office:value-type="string" office:string-value="b/s" calcext:value-type="string">
            <text:p>b/s</text:p>
          </table:table-cell>
          <table:table-cell table:formula="of:=COM.MICROSOFT.CONCAT([$NEW_REBUILT_2026_PITS.Q41];&quot;b/s&quot;)" office:value-type="string" office:string-value="b/s" calcext:value-type="string">
            <text:p>b/s</text:p>
          </table:table-cell>
          <table:table-cell table:formula="of:=COM.MICROSOFT.CONCAT([$NEW_REBUILT_2026_PITS.AC41];&quot;b/s&quot;)" office:value-type="string" office:string-value="b/s" calcext:value-type="string">
            <text:p>b/s</text:p>
          </table:table-cell>
          <table:table-cell table:formula="of:=COM.MICROSOFT.CONCAT([$NEW_REBUILT_2026_PITS.AD41];&quot;b/s&quot;)" office:value-type="string" office:string-value="b/s" calcext:value-type="string">
            <text:p>b/s</text:p>
          </table:table-cell>
          <table:table-cell table:formula="of:=NUMTOSTRING([$NEW_REBUILT_2026_PITS.M42];[.P4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2]" office:value-type="float" office:value="0" calcext:value-type="float">
            <text:p>0</text:p>
          </table:table-cell>
          <table:table-cell table:formula="of:=NUMTOSTRING([$NEW_REBUILT_2026_PITS.N42];[.P3])">
            <text:p/>
          </table:table-cell>
          <table:table-cell table:formula="of:=COM.MICROSOFT.CONCAT([$NEW_REBUILT_2026_PITS.P42];&quot;b/s&quot;)" office:value-type="string" office:string-value="b/s" calcext:value-type="string">
            <text:p>b/s</text:p>
          </table:table-cell>
          <table:table-cell table:formula="of:=COM.MICROSOFT.CONCAT([$NEW_REBUILT_2026_PITS.Q42];&quot;b/s&quot;)" office:value-type="string" office:string-value="b/s" calcext:value-type="string">
            <text:p>b/s</text:p>
          </table:table-cell>
          <table:table-cell table:formula="of:=COM.MICROSOFT.CONCAT([$NEW_REBUILT_2026_PITS.AC42];&quot;b/s&quot;)" office:value-type="string" office:string-value="b/s" calcext:value-type="string">
            <text:p>b/s</text:p>
          </table:table-cell>
          <table:table-cell table:formula="of:=COM.MICROSOFT.CONCAT([$NEW_REBUILT_2026_PITS.AD42];&quot;b/s&quot;)" office:value-type="string" office:string-value="b/s" calcext:value-type="string">
            <text:p>b/s</text:p>
          </table:table-cell>
          <table:table-cell table:formula="of:=NUMTOSTRING([$NEW_REBUILT_2026_PITS.M43];[.P4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3]" office:value-type="float" office:value="0" calcext:value-type="float">
            <text:p>0</text:p>
          </table:table-cell>
          <table:table-cell table:formula="of:=NUMTOSTRING([$NEW_REBUILT_2026_PITS.N43];[.P3])">
            <text:p/>
          </table:table-cell>
          <table:table-cell table:formula="of:=COM.MICROSOFT.CONCAT([$NEW_REBUILT_2026_PITS.P43];&quot;b/s&quot;)" office:value-type="string" office:string-value="b/s" calcext:value-type="string">
            <text:p>b/s</text:p>
          </table:table-cell>
          <table:table-cell table:formula="of:=COM.MICROSOFT.CONCAT([$NEW_REBUILT_2026_PITS.Q43];&quot;b/s&quot;)" office:value-type="string" office:string-value="b/s" calcext:value-type="string">
            <text:p>b/s</text:p>
          </table:table-cell>
          <table:table-cell table:formula="of:=COM.MICROSOFT.CONCAT([$NEW_REBUILT_2026_PITS.AC43];&quot;b/s&quot;)" office:value-type="string" office:string-value="b/s" calcext:value-type="string">
            <text:p>b/s</text:p>
          </table:table-cell>
          <table:table-cell table:formula="of:=COM.MICROSOFT.CONCAT([$NEW_REBUILT_2026_PITS.AD43];&quot;b/s&quot;)" office:value-type="string" office:string-value="b/s" calcext:value-type="string">
            <text:p>b/s</text:p>
          </table:table-cell>
          <table:table-cell table:formula="of:=NUMTOSTRING([$NEW_REBUILT_2026_PITS.M44];[.P4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4]" office:value-type="float" office:value="0" calcext:value-type="float">
            <text:p>0</text:p>
          </table:table-cell>
          <table:table-cell table:formula="of:=NUMTOSTRING([$NEW_REBUILT_2026_PITS.N44];[.P3])">
            <text:p/>
          </table:table-cell>
          <table:table-cell table:formula="of:=COM.MICROSOFT.CONCAT([$NEW_REBUILT_2026_PITS.P44];&quot;b/s&quot;)" office:value-type="string" office:string-value="b/s" calcext:value-type="string">
            <text:p>b/s</text:p>
          </table:table-cell>
          <table:table-cell table:formula="of:=COM.MICROSOFT.CONCAT([$NEW_REBUILT_2026_PITS.Q44];&quot;b/s&quot;)" office:value-type="string" office:string-value="b/s" calcext:value-type="string">
            <text:p>b/s</text:p>
          </table:table-cell>
          <table:table-cell table:formula="of:=COM.MICROSOFT.CONCAT([$NEW_REBUILT_2026_PITS.AC44];&quot;b/s&quot;)" office:value-type="string" office:string-value="b/s" calcext:value-type="string">
            <text:p>b/s</text:p>
          </table:table-cell>
          <table:table-cell table:formula="of:=COM.MICROSOFT.CONCAT([$NEW_REBUILT_2026_PITS.AD44];&quot;b/s&quot;)" office:value-type="string" office:string-value="b/s" calcext:value-type="string">
            <text:p>b/s</text:p>
          </table:table-cell>
          <table:table-cell table:formula="of:=NUMTOSTRING([$NEW_REBUILT_2026_PITS.M45];[.P4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5]" office:value-type="float" office:value="0" calcext:value-type="float">
            <text:p>0</text:p>
          </table:table-cell>
          <table:table-cell table:formula="of:=NUMTOSTRING([$NEW_REBUILT_2026_PITS.N45];[.P3])">
            <text:p/>
          </table:table-cell>
          <table:table-cell table:formula="of:=COM.MICROSOFT.CONCAT([$NEW_REBUILT_2026_PITS.P45];&quot;b/s&quot;)" office:value-type="string" office:string-value="b/s" calcext:value-type="string">
            <text:p>b/s</text:p>
          </table:table-cell>
          <table:table-cell table:formula="of:=COM.MICROSOFT.CONCAT([$NEW_REBUILT_2026_PITS.Q45];&quot;b/s&quot;)" office:value-type="string" office:string-value="b/s" calcext:value-type="string">
            <text:p>b/s</text:p>
          </table:table-cell>
          <table:table-cell table:formula="of:=COM.MICROSOFT.CONCAT([$NEW_REBUILT_2026_PITS.AC45];&quot;b/s&quot;)" office:value-type="string" office:string-value="b/s" calcext:value-type="string">
            <text:p>b/s</text:p>
          </table:table-cell>
          <table:table-cell table:formula="of:=COM.MICROSOFT.CONCAT([$NEW_REBUILT_2026_PITS.AD45];&quot;b/s&quot;)" office:value-type="string" office:string-value="b/s" calcext:value-type="string">
            <text:p>b/s</text:p>
          </table:table-cell>
          <table:table-cell table:formula="of:=NUMTOSTRING([$NEW_REBUILT_2026_PITS.M46];[.P4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6]" office:value-type="float" office:value="0" calcext:value-type="float">
            <text:p>0</text:p>
          </table:table-cell>
          <table:table-cell table:formula="of:=NUMTOSTRING([$NEW_REBUILT_2026_PITS.N46];[.P3])">
            <text:p/>
          </table:table-cell>
          <table:table-cell table:formula="of:=COM.MICROSOFT.CONCAT([$NEW_REBUILT_2026_PITS.P46];&quot;b/s&quot;)" office:value-type="string" office:string-value="b/s" calcext:value-type="string">
            <text:p>b/s</text:p>
          </table:table-cell>
          <table:table-cell table:formula="of:=COM.MICROSOFT.CONCAT([$NEW_REBUILT_2026_PITS.Q46];&quot;b/s&quot;)" office:value-type="string" office:string-value="b/s" calcext:value-type="string">
            <text:p>b/s</text:p>
          </table:table-cell>
          <table:table-cell table:formula="of:=COM.MICROSOFT.CONCAT([$NEW_REBUILT_2026_PITS.AC46];&quot;b/s&quot;)" office:value-type="string" office:string-value="b/s" calcext:value-type="string">
            <text:p>b/s</text:p>
          </table:table-cell>
          <table:table-cell table:formula="of:=COM.MICROSOFT.CONCAT([$NEW_REBUILT_2026_PITS.AD46];&quot;b/s&quot;)" office:value-type="string" office:string-value="b/s" calcext:value-type="string">
            <text:p>b/s</text:p>
          </table:table-cell>
          <table:table-cell table:formula="of:=NUMTOSTRING([$NEW_REBUILT_2026_PITS.M47];[.P4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7]" office:value-type="float" office:value="0" calcext:value-type="float">
            <text:p>0</text:p>
          </table:table-cell>
          <table:table-cell table:formula="of:=NUMTOSTRING([$NEW_REBUILT_2026_PITS.N47];[.P3])">
            <text:p/>
          </table:table-cell>
          <table:table-cell table:formula="of:=COM.MICROSOFT.CONCAT([$NEW_REBUILT_2026_PITS.P47];&quot;b/s&quot;)" office:value-type="string" office:string-value="b/s" calcext:value-type="string">
            <text:p>b/s</text:p>
          </table:table-cell>
          <table:table-cell table:formula="of:=COM.MICROSOFT.CONCAT([$NEW_REBUILT_2026_PITS.Q47];&quot;b/s&quot;)" office:value-type="string" office:string-value="b/s" calcext:value-type="string">
            <text:p>b/s</text:p>
          </table:table-cell>
          <table:table-cell table:formula="of:=COM.MICROSOFT.CONCAT([$NEW_REBUILT_2026_PITS.AC47];&quot;b/s&quot;)" office:value-type="string" office:string-value="b/s" calcext:value-type="string">
            <text:p>b/s</text:p>
          </table:table-cell>
          <table:table-cell table:formula="of:=COM.MICROSOFT.CONCAT([$NEW_REBUILT_2026_PITS.AD47];&quot;b/s&quot;)" office:value-type="string" office:string-value="b/s" calcext:value-type="string">
            <text:p>b/s</text:p>
          </table:table-cell>
          <table:table-cell table:formula="of:=NUMTOSTRING([$NEW_REBUILT_2026_PITS.M48];[.P4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8]" office:value-type="float" office:value="0" calcext:value-type="float">
            <text:p>0</text:p>
          </table:table-cell>
          <table:table-cell table:formula="of:=NUMTOSTRING([$NEW_REBUILT_2026_PITS.N48];[.P3])">
            <text:p/>
          </table:table-cell>
          <table:table-cell table:formula="of:=COM.MICROSOFT.CONCAT([$NEW_REBUILT_2026_PITS.P48];&quot;b/s&quot;)" office:value-type="string" office:string-value="b/s" calcext:value-type="string">
            <text:p>b/s</text:p>
          </table:table-cell>
          <table:table-cell table:formula="of:=COM.MICROSOFT.CONCAT([$NEW_REBUILT_2026_PITS.Q48];&quot;b/s&quot;)" office:value-type="string" office:string-value="b/s" calcext:value-type="string">
            <text:p>b/s</text:p>
          </table:table-cell>
          <table:table-cell table:formula="of:=COM.MICROSOFT.CONCAT([$NEW_REBUILT_2026_PITS.AC48];&quot;b/s&quot;)" office:value-type="string" office:string-value="b/s" calcext:value-type="string">
            <text:p>b/s</text:p>
          </table:table-cell>
          <table:table-cell table:formula="of:=COM.MICROSOFT.CONCAT([$NEW_REBUILT_2026_PITS.AD48];&quot;b/s&quot;)" office:value-type="string" office:string-value="b/s" calcext:value-type="string">
            <text:p>b/s</text:p>
          </table:table-cell>
          <table:table-cell table:formula="of:=NUMTOSTRING([$NEW_REBUILT_2026_PITS.M49];[.P4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9]" office:value-type="float" office:value="0" calcext:value-type="float">
            <text:p>0</text:p>
          </table:table-cell>
          <table:table-cell table:formula="of:=NUMTOSTRING([$NEW_REBUILT_2026_PITS.N49];[.P3])">
            <text:p/>
          </table:table-cell>
          <table:table-cell table:formula="of:=COM.MICROSOFT.CONCAT([$NEW_REBUILT_2026_PITS.P49];&quot;b/s&quot;)" office:value-type="string" office:string-value="b/s" calcext:value-type="string">
            <text:p>b/s</text:p>
          </table:table-cell>
          <table:table-cell table:formula="of:=COM.MICROSOFT.CONCAT([$NEW_REBUILT_2026_PITS.Q49];&quot;b/s&quot;)" office:value-type="string" office:string-value="b/s" calcext:value-type="string">
            <text:p>b/s</text:p>
          </table:table-cell>
          <table:table-cell table:formula="of:=COM.MICROSOFT.CONCAT([$NEW_REBUILT_2026_PITS.AC49];&quot;b/s&quot;)" office:value-type="string" office:string-value="b/s" calcext:value-type="string">
            <text:p>b/s</text:p>
          </table:table-cell>
          <table:table-cell table:formula="of:=COM.MICROSOFT.CONCAT([$NEW_REBUILT_2026_PITS.AD49];&quot;b/s&quot;)" office:value-type="string" office:string-value="b/s" calcext:value-type="string">
            <text:p>b/s</text:p>
          </table:table-cell>
          <table:table-cell table:formula="of:=NUMTOSTRING([$NEW_REBUILT_2026_PITS.M50];[.P4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50]" office:value-type="float" office:value="0" calcext:value-type="float">
            <text:p>0</text:p>
          </table:table-cell>
          <table:table-cell table:formula="of:=NUMTOSTRING([$NEW_REBUILT_2026_PITS.N50];[.P3])">
            <text:p/>
          </table:table-cell>
          <table:table-cell table:formula="of:=COM.MICROSOFT.CONCAT([$NEW_REBUILT_2026_PITS.P50];&quot;b/s&quot;)" office:value-type="string" office:string-value="b/s" calcext:value-type="string">
            <text:p>b/s</text:p>
          </table:table-cell>
          <table:table-cell table:formula="of:=COM.MICROSOFT.CONCAT([$NEW_REBUILT_2026_PITS.Q50];&quot;b/s&quot;)" office:value-type="string" office:string-value="b/s" calcext:value-type="string">
            <text:p>b/s</text:p>
          </table:table-cell>
          <table:table-cell table:formula="of:=COM.MICROSOFT.CONCAT([$NEW_REBUILT_2026_PITS.AC50];&quot;b/s&quot;)" office:value-type="string" office:string-value="b/s" calcext:value-type="string">
            <text:p>b/s</text:p>
          </table:table-cell>
          <table:table-cell table:formula="of:=COM.MICROSOFT.CONCAT([$NEW_REBUILT_2026_PITS.AD50];&quot;b/s&quot;)" office:value-type="string" office:string-value="b/s" calcext:value-type="string">
            <text:p>b/s</text:p>
          </table:table-cell>
          <table:table-cell table:formula="of:=NUMTOSTRING([$NEW_REBUILT_2026_PITS.M51];[.P5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2];[.P5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3];[.P5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4];[.P5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5];[.P5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6];[.P5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7];[.P5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8];[.P5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9];[.P5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0];[.P5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1];[.P6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2];[.P6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3];[.P6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4];[.P6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5];[.P6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6];[.P6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7];[.P6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8];[.P6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9];[.P6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0];[.P6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1];[.P7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2];[.P7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3];[.P7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4];[.P7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5];[.P7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6];[.P7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7];[.P7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8];[.P7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9];[.P7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0];[.P7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1];[.P8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2];[.P8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3];[.P8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4];[.P8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5];[.P8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6];[.P8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7];[.P8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8];[.P8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9];[.P8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0];[.P8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1];[.P9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2];[.P9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3];[.P9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4];[.P9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5];[.P9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6];[.P9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7];[.P9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8];[.P9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9];[.P9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100];[.P9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101];[.P10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 table:number-rows-repeated="99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calcext:conditional-formats>
          <calcext:conditional-format calcext:target-range-address="'Organized Data -FUEL'.M2:'Organized Data -FUEL'.M5">
            <calcext:condition calcext:apply-style-name="BGreen" calcext:value="between(20,26)" calcext:base-cell-address="'Organized Data -FUEL'.M2"/>
            <calcext:condition calcext:apply-style-name="BGYellow" calcext:value="between(19,11)" calcext:base-cell-address="'Organized Data -FUEL'.M2"/>
            <calcext:condition calcext:apply-style-name="BGred" calcext:value="&lt;=10" calcext:base-cell-address="'Organized Data -FUEL'.M2"/>
          </calcext:conditional-format>
          <calcext:conditional-format calcext:target-range-address="'Organized Data -FUEL'.B2:'Organized Data -FUEL'.B200">
            <calcext:condition calcext:apply-style-name="BGreen" calcext:value="between(20,26)" calcext:base-cell-address="'Organized Data -FUEL'.B2"/>
            <calcext:condition calcext:apply-style-name="BGYellow" calcext:value="between(19,11)" calcext:base-cell-address="'Organized Data -FUEL'.B2"/>
            <calcext:condition calcext:apply-style-name="BGred" calcext:value="between(10,1)" calcext:base-cell-address="'Organized Data -FUEL'.B2"/>
            <calcext:condition calcext:apply-style-name="Default" calcext:value="not-contains-text([.C2])" calcext:base-cell-address="'Organized Data -FUEL'.B2"/>
          </calcext:conditional-format>
        </calcext:conditional-formats>
      </table:table>
      <table:table table:name="Organized Data - Climbing" table:style-name="ta5">
        <office:forms form:automatic-focus="false" form:apply-design-mode="false"/>
        <table:table-column table:style-name="co31" table:default-cell-style-name="Default"/>
        <table:table-column table:style-name="co90" table:default-cell-style-name="Default"/>
        <table:table-column table:style-name="co57" table:default-cell-style-name="ce35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1" table:number-columns-repeated="2" table:default-cell-style-name="Default"/>
        <table:table-column table:style-name="co94" table:default-cell-style-name="Default"/>
        <table:table-column table:style-name="co31" table:number-columns-repeated="3" table:default-cell-style-name="Default"/>
        <table:table-column table:style-name="co31" table:number-columns-repeated="16372"/>
        <table:table-row table:style-name="ro1">
          <table:table-cell table:style-name="ce28" office:value-type="string" calcext:value-type="string">
            <text:p>Team #</text:p>
          </table:table-cell>
          <table:table-cell table:style-name="ce28" office:value-type="string" calcext:value-type="string">
            <text:p>Highest Level</text:p>
          </table:table-cell>
          <table:table-cell table:style-name="ce28" office:value-type="string" calcext:value-type="string">
            <text:p>Climbing Mechanism</text:p>
          </table:table-cell>
          <table:table-cell table:style-name="ce28" office:value-type="string" calcext:value-type="string">
            <text:p>Auton Climbing</text:p>
          </table:table-cell>
          <table:table-cell table:style-name="ce28" office:value-type="string" calcext:value-type="string">
            <text:p>Match Climb</text:p>
          </table:table-cell>
          <table:table-cell table:style-name="ce28" office:value-type="string" calcext:value-type="string">
            <text:p>Total Score</text:p>
          </table:table-cell>
          <table:table-cell table:number-columns-repeated="2"/>
          <table:table-cell office:value-type="string" calcext:value-type="string">
            <text:p>Climber CONVERSION</text:p>
          </table:table-cell>
          <table:table-cell table:number-columns-repeated="2"/>
          <table:table-cell office:value-type="string" calcext:value-type="string">
            <text:p>Color Test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2]" office:value-type="float" office:value="7" calcext:value-type="float">
            <text:p>7</text:p>
          </table:table-cell>
          <table:table-cell table:formula="of:=[$NEW_REBUILT_2026_PITS.O2]" office:value-type="float" office:value="1" calcext:value-type="float">
            <text:p>1</text:p>
          </table:table-cell>
          <table:table-cell table:formula="of:=NUMTOSTRING([$NEW_REBUILT_2026_PITS.K2];[.I2])" office:value-type="string" office:string-value="Two-Climber Lift " calcext:value-type="string">
            <text:p>Two-Climber Lift </text:p>
          </table:table-cell>
          <table:table-cell table:formula="of:=NUMTOSTRING([$NEW_REBUILT_2026_PITS.AE2];[.I3])" office:value-type="string" office:string-value="Half of the Time " calcext:value-type="string">
            <text:p>Half of the Time </text:p>
          </table:table-cell>
          <table:table-cell table:formula="of:= ([$NEW_REBUILT_2026_PITS.U2]) + ([$NEW_REBUILT_2026_PITS.V2] * 2) + ([$NEW_REBUILT_2026_PITS.W2] * 3)" office:value-type="float" office:value="12" calcext:value-type="float">
            <text:p>12</text:p>
          </table:table-cell>
          <table:table-cell table:formula="of:=SUM([.B2];[.D2];[.E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JUMP,Two-Climber Lift,Ladder Climb,None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3]" office:value-type="float" office:value="5" calcext:value-type="float">
            <text:p>5</text:p>
          </table:table-cell>
          <table:table-cell table:formula="of:=[$NEW_REBUILT_2026_PITS.O3]" office:value-type="float" office:value="0" calcext:value-type="float">
            <text:p>0</text:p>
          </table:table-cell>
          <table:table-cell table:formula="of:=NUMTOSTRING([$NEW_REBUILT_2026_PITS.K3];[.I2])" office:value-type="string" office:string-value="Ladder Climb " calcext:value-type="string">
            <text:p>Ladder Climb </text:p>
          </table:table-cell>
          <table:table-cell table:formula="of:=NUMTOSTRING([$NEW_REBUILT_2026_PITS.AE3];[.I3])" office:value-type="string" office:string-value="Always " calcext:value-type="string">
            <text:p>Always </text:p>
          </table:table-cell>
          <table:table-cell table:formula="of:= ([$NEW_REBUILT_2026_PITS.U3]) + ([$NEW_REBUILT_2026_PITS.V3] * 2) + ([$NEW_REBUILT_2026_PITS.W3] * 3)" office:value-type="float" office:value="10" calcext:value-type="float">
            <text:p>10</text:p>
          </table:table-cell>
          <table:table-cell table:formula="of:=SUM([.B3];[.D3];[.E3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n’t,Rarely,Sometimes,Half of the Time,Often,Always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4]" office:value-type="float" office:value="5" calcext:value-type="float">
            <text:p>5</text:p>
          </table:table-cell>
          <table:table-cell table:formula="of:=[$NEW_REBUILT_2026_PITS.O4]" office:value-type="float" office:value="0" calcext:value-type="float">
            <text:p>0</text:p>
          </table:table-cell>
          <table:table-cell table:formula="of:=NUMTOSTRING([$NEW_REBUILT_2026_PITS.K4];[.I2])" office:value-type="string" office:string-value="Ladder Climb " calcext:value-type="string">
            <text:p>Ladder Climb </text:p>
          </table:table-cell>
          <table:table-cell table:formula="of:=NUMTOSTRING([$NEW_REBUILT_2026_PITS.AE4];[.I3])" office:value-type="string" office:string-value="Always " calcext:value-type="string">
            <text:p>Always </text:p>
          </table:table-cell>
          <table:table-cell table:formula="of:= ([$NEW_REBUILT_2026_PITS.U4]) + ([$NEW_REBUILT_2026_PITS.V4] * 2) + ([$NEW_REBUILT_2026_PITS.W4] * 3)" office:value-type="float" office:value="10" calcext:value-type="float">
            <text:p>10</text:p>
          </table:table-cell>
          <table:table-cell table:formula="of:=SUM([.B4];[.D4];[.E4])" office:value-type="float" office:value="10" calcext:value-type="float">
            <text:p>10</text:p>
          </table:table-cell>
          <table:table-cell table:number-columns-repeated="5"/>
          <table:table-cell table:style-name="ce15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5]" office:value-type="float" office:value="0" calcext:value-type="float">
            <text:p>0</text:p>
          </table:table-cell>
          <table:table-cell table:formula="of:=[$NEW_REBUILT_2026_PITS.O5]" office:value-type="float" office:value="0" calcext:value-type="float">
            <text:p>0</text:p>
          </table:table-cell>
          <table:table-cell table:formula="of:=NUMTOSTRING([$NEW_REBUILT_2026_PITS.K5];[.I2])">
            <text:p/>
          </table:table-cell>
          <table:table-cell table:formula="of:=NUMTOSTRING([$NEW_REBUILT_2026_PITS.AE5];[.I3])">
            <text:p/>
          </table:table-cell>
          <table:table-cell table:formula="of:= ([$NEW_REBUILT_2026_PITS.U5]) + ([$NEW_REBUILT_2026_PITS.V5] * 2) + ([$NEW_REBUILT_2026_PITS.W5] * 3)" office:value-type="float" office:value="0" calcext:value-type="float">
            <text:p>0</text:p>
          </table:table-cell>
          <table:table-cell table:formula="of:=SUM([.B5];[.D5];[.E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6]" office:value-type="float" office:value="0" calcext:value-type="float">
            <text:p>0</text:p>
          </table:table-cell>
          <table:table-cell table:formula="of:=[$NEW_REBUILT_2026_PITS.O6]" office:value-type="float" office:value="0" calcext:value-type="float">
            <text:p>0</text:p>
          </table:table-cell>
          <table:table-cell table:formula="of:=NUMTOSTRING([$NEW_REBUILT_2026_PITS.K6];[.I2])">
            <text:p/>
          </table:table-cell>
          <table:table-cell table:formula="of:=NUMTOSTRING([$NEW_REBUILT_2026_PITS.AE6];[.I3])">
            <text:p/>
          </table:table-cell>
          <table:table-cell table:formula="of:= ([$NEW_REBUILT_2026_PITS.U6]) + ([$NEW_REBUILT_2026_PITS.V6] * 2) + ([$NEW_REBUILT_2026_PITS.W6] * 3)" office:value-type="float" office:value="0" calcext:value-type="float">
            <text:p>0</text:p>
          </table:table-cell>
          <table:table-cell table:formula="of:=SUM([.B6];[.D6];[.E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7]" office:value-type="float" office:value="0" calcext:value-type="float">
            <text:p>0</text:p>
          </table:table-cell>
          <table:table-cell table:formula="of:=[$NEW_REBUILT_2026_PITS.O7]" office:value-type="float" office:value="0" calcext:value-type="float">
            <text:p>0</text:p>
          </table:table-cell>
          <table:table-cell table:formula="of:=NUMTOSTRING([$NEW_REBUILT_2026_PITS.K7];[.I2])">
            <text:p/>
          </table:table-cell>
          <table:table-cell table:formula="of:=NUMTOSTRING([$NEW_REBUILT_2026_PITS.AE7];[.I3])">
            <text:p/>
          </table:table-cell>
          <table:table-cell table:formula="of:= ([$NEW_REBUILT_2026_PITS.U7]) + ([$NEW_REBUILT_2026_PITS.V7] * 2) + ([$NEW_REBUILT_2026_PITS.W7] * 3)" office:value-type="float" office:value="0" calcext:value-type="float">
            <text:p>0</text:p>
          </table:table-cell>
          <table:table-cell table:formula="of:=SUM([.B7];[.D7];[.E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8]" office:value-type="float" office:value="0" calcext:value-type="float">
            <text:p>0</text:p>
          </table:table-cell>
          <table:table-cell table:formula="of:=[$NEW_REBUILT_2026_PITS.O8]" office:value-type="float" office:value="0" calcext:value-type="float">
            <text:p>0</text:p>
          </table:table-cell>
          <table:table-cell table:formula="of:=NUMTOSTRING([$NEW_REBUILT_2026_PITS.K8];[.I2])">
            <text:p/>
          </table:table-cell>
          <table:table-cell table:formula="of:=NUMTOSTRING([$NEW_REBUILT_2026_PITS.AE8];[.I3])">
            <text:p/>
          </table:table-cell>
          <table:table-cell table:formula="of:= ([$NEW_REBUILT_2026_PITS.U8]) + ([$NEW_REBUILT_2026_PITS.V8] * 2) + ([$NEW_REBUILT_2026_PITS.W8] * 3)" office:value-type="float" office:value="0" calcext:value-type="float">
            <text:p>0</text:p>
          </table:table-cell>
          <table:table-cell table:formula="of:=SUM([.B8];[.D8];[.E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9]" office:value-type="float" office:value="0" calcext:value-type="float">
            <text:p>0</text:p>
          </table:table-cell>
          <table:table-cell table:formula="of:=[$NEW_REBUILT_2026_PITS.O9]" office:value-type="float" office:value="0" calcext:value-type="float">
            <text:p>0</text:p>
          </table:table-cell>
          <table:table-cell table:formula="of:=NUMTOSTRING([$NEW_REBUILT_2026_PITS.K9];[.I2])">
            <text:p/>
          </table:table-cell>
          <table:table-cell table:formula="of:=NUMTOSTRING([$NEW_REBUILT_2026_PITS.AE9];[.I3])">
            <text:p/>
          </table:table-cell>
          <table:table-cell table:formula="of:= ([$NEW_REBUILT_2026_PITS.U9]) + ([$NEW_REBUILT_2026_PITS.V9] * 2) + ([$NEW_REBUILT_2026_PITS.W9] * 3)" office:value-type="float" office:value="0" calcext:value-type="float">
            <text:p>0</text:p>
          </table:table-cell>
          <table:table-cell table:formula="of:=SUM([.B9];[.D9];[.E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0]" office:value-type="float" office:value="0" calcext:value-type="float">
            <text:p>0</text:p>
          </table:table-cell>
          <table:table-cell table:formula="of:=[$NEW_REBUILT_2026_PITS.O10]" office:value-type="float" office:value="0" calcext:value-type="float">
            <text:p>0</text:p>
          </table:table-cell>
          <table:table-cell table:formula="of:=NUMTOSTRING([$NEW_REBUILT_2026_PITS.K10];[.I2])">
            <text:p/>
          </table:table-cell>
          <table:table-cell table:formula="of:=NUMTOSTRING([$NEW_REBUILT_2026_PITS.AE10];[.I3])">
            <text:p/>
          </table:table-cell>
          <table:table-cell table:formula="of:= ([$NEW_REBUILT_2026_PITS.U10]) + ([$NEW_REBUILT_2026_PITS.V10] * 2) + ([$NEW_REBUILT_2026_PITS.W10] * 3)" office:value-type="float" office:value="0" calcext:value-type="float">
            <text:p>0</text:p>
          </table:table-cell>
          <table:table-cell table:formula="of:=SUM([.B10];[.D10];[.E1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1]" office:value-type="float" office:value="0" calcext:value-type="float">
            <text:p>0</text:p>
          </table:table-cell>
          <table:table-cell table:formula="of:=[$NEW_REBUILT_2026_PITS.O11]" office:value-type="float" office:value="0" calcext:value-type="float">
            <text:p>0</text:p>
          </table:table-cell>
          <table:table-cell table:formula="of:=NUMTOSTRING([$NEW_REBUILT_2026_PITS.K11];[.I2])">
            <text:p/>
          </table:table-cell>
          <table:table-cell table:formula="of:=NUMTOSTRING([$NEW_REBUILT_2026_PITS.AE11];[.I3])">
            <text:p/>
          </table:table-cell>
          <table:table-cell table:formula="of:= ([$NEW_REBUILT_2026_PITS.U11]) + ([$NEW_REBUILT_2026_PITS.V11] * 2) + ([$NEW_REBUILT_2026_PITS.W11] * 3)" office:value-type="float" office:value="0" calcext:value-type="float">
            <text:p>0</text:p>
          </table:table-cell>
          <table:table-cell table:formula="of:=SUM([.B11];[.D11];[.E11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2]" office:value-type="float" office:value="0" calcext:value-type="float">
            <text:p>0</text:p>
          </table:table-cell>
          <table:table-cell table:formula="of:=[$NEW_REBUILT_2026_PITS.O12]" office:value-type="float" office:value="0" calcext:value-type="float">
            <text:p>0</text:p>
          </table:table-cell>
          <table:table-cell table:formula="of:=NUMTOSTRING([$NEW_REBUILT_2026_PITS.K12];[.I2])">
            <text:p/>
          </table:table-cell>
          <table:table-cell table:formula="of:=NUMTOSTRING([$NEW_REBUILT_2026_PITS.AE12];[.I3])">
            <text:p/>
          </table:table-cell>
          <table:table-cell table:formula="of:= ([$NEW_REBUILT_2026_PITS.U12]) + ([$NEW_REBUILT_2026_PITS.V12] * 2) + ([$NEW_REBUILT_2026_PITS.W12] * 3)" office:value-type="float" office:value="0" calcext:value-type="float">
            <text:p>0</text:p>
          </table:table-cell>
          <table:table-cell table:formula="of:=SUM([.B12];[.D12];[.E12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3]" office:value-type="float" office:value="0" calcext:value-type="float">
            <text:p>0</text:p>
          </table:table-cell>
          <table:table-cell table:formula="of:=[$NEW_REBUILT_2026_PITS.O13]" office:value-type="float" office:value="0" calcext:value-type="float">
            <text:p>0</text:p>
          </table:table-cell>
          <table:table-cell table:formula="of:=NUMTOSTRING([$NEW_REBUILT_2026_PITS.K13];[.I2])">
            <text:p/>
          </table:table-cell>
          <table:table-cell table:formula="of:=NUMTOSTRING([$NEW_REBUILT_2026_PITS.AE13];[.I3])">
            <text:p/>
          </table:table-cell>
          <table:table-cell table:formula="of:= ([$NEW_REBUILT_2026_PITS.U13]) + ([$NEW_REBUILT_2026_PITS.V13] * 2) + ([$NEW_REBUILT_2026_PITS.W13] * 3)" office:value-type="float" office:value="0" calcext:value-type="float">
            <text:p>0</text:p>
          </table:table-cell>
          <table:table-cell table:formula="of:=SUM([.B13];[.D13];[.E13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4]" office:value-type="float" office:value="0" calcext:value-type="float">
            <text:p>0</text:p>
          </table:table-cell>
          <table:table-cell table:formula="of:=[$NEW_REBUILT_2026_PITS.O14]" office:value-type="float" office:value="0" calcext:value-type="float">
            <text:p>0</text:p>
          </table:table-cell>
          <table:table-cell table:formula="of:=NUMTOSTRING([$NEW_REBUILT_2026_PITS.K14];[.I2])">
            <text:p/>
          </table:table-cell>
          <table:table-cell table:formula="of:=NUMTOSTRING([$NEW_REBUILT_2026_PITS.AE14];[.I3])">
            <text:p/>
          </table:table-cell>
          <table:table-cell table:formula="of:= ([$NEW_REBUILT_2026_PITS.U14]) + ([$NEW_REBUILT_2026_PITS.V14] * 2) + ([$NEW_REBUILT_2026_PITS.W14] * 3)" office:value-type="float" office:value="0" calcext:value-type="float">
            <text:p>0</text:p>
          </table:table-cell>
          <table:table-cell table:formula="of:=SUM([.B14];[.D14];[.E14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5]" office:value-type="float" office:value="0" calcext:value-type="float">
            <text:p>0</text:p>
          </table:table-cell>
          <table:table-cell table:formula="of:=[$NEW_REBUILT_2026_PITS.O15]" office:value-type="float" office:value="0" calcext:value-type="float">
            <text:p>0</text:p>
          </table:table-cell>
          <table:table-cell table:formula="of:=NUMTOSTRING([$NEW_REBUILT_2026_PITS.K15];[.I2])">
            <text:p/>
          </table:table-cell>
          <table:table-cell table:formula="of:=NUMTOSTRING([$NEW_REBUILT_2026_PITS.AE15];[.I3])">
            <text:p/>
          </table:table-cell>
          <table:table-cell table:formula="of:= ([$NEW_REBUILT_2026_PITS.U15]) + ([$NEW_REBUILT_2026_PITS.V15] * 2) + ([$NEW_REBUILT_2026_PITS.W15] * 3)" office:value-type="float" office:value="0" calcext:value-type="float">
            <text:p>0</text:p>
          </table:table-cell>
          <table:table-cell table:formula="of:=SUM([.B15];[.D15];[.E1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6]" office:value-type="float" office:value="0" calcext:value-type="float">
            <text:p>0</text:p>
          </table:table-cell>
          <table:table-cell table:formula="of:=[$NEW_REBUILT_2026_PITS.O16]" office:value-type="float" office:value="0" calcext:value-type="float">
            <text:p>0</text:p>
          </table:table-cell>
          <table:table-cell table:formula="of:=NUMTOSTRING([$NEW_REBUILT_2026_PITS.K16];[.I2])">
            <text:p/>
          </table:table-cell>
          <table:table-cell table:formula="of:=NUMTOSTRING([$NEW_REBUILT_2026_PITS.AE16];[.I3])">
            <text:p/>
          </table:table-cell>
          <table:table-cell table:formula="of:= ([$NEW_REBUILT_2026_PITS.U16]) + ([$NEW_REBUILT_2026_PITS.V16] * 2) + ([$NEW_REBUILT_2026_PITS.W16] * 3)" office:value-type="float" office:value="0" calcext:value-type="float">
            <text:p>0</text:p>
          </table:table-cell>
          <table:table-cell table:formula="of:=SUM([.B16];[.D16];[.E1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7]" office:value-type="float" office:value="0" calcext:value-type="float">
            <text:p>0</text:p>
          </table:table-cell>
          <table:table-cell table:formula="of:=[$NEW_REBUILT_2026_PITS.O17]" office:value-type="float" office:value="0" calcext:value-type="float">
            <text:p>0</text:p>
          </table:table-cell>
          <table:table-cell table:formula="of:=NUMTOSTRING([$NEW_REBUILT_2026_PITS.K17];[.I2])">
            <text:p/>
          </table:table-cell>
          <table:table-cell table:formula="of:=NUMTOSTRING([$NEW_REBUILT_2026_PITS.AE17];[.I3])">
            <text:p/>
          </table:table-cell>
          <table:table-cell table:formula="of:= ([$NEW_REBUILT_2026_PITS.U17]) + ([$NEW_REBUILT_2026_PITS.V17] * 2) + ([$NEW_REBUILT_2026_PITS.W17] * 3)" office:value-type="float" office:value="0" calcext:value-type="float">
            <text:p>0</text:p>
          </table:table-cell>
          <table:table-cell table:formula="of:=SUM([.B17];[.D17];[.E1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8]" office:value-type="float" office:value="0" calcext:value-type="float">
            <text:p>0</text:p>
          </table:table-cell>
          <table:table-cell table:formula="of:=[$NEW_REBUILT_2026_PITS.O18]" office:value-type="float" office:value="0" calcext:value-type="float">
            <text:p>0</text:p>
          </table:table-cell>
          <table:table-cell table:formula="of:=NUMTOSTRING([$NEW_REBUILT_2026_PITS.K18];[.I2])">
            <text:p/>
          </table:table-cell>
          <table:table-cell table:formula="of:=NUMTOSTRING([$NEW_REBUILT_2026_PITS.AE18];[.I3])">
            <text:p/>
          </table:table-cell>
          <table:table-cell table:formula="of:= ([$NEW_REBUILT_2026_PITS.U18]) + ([$NEW_REBUILT_2026_PITS.V18] * 2) + ([$NEW_REBUILT_2026_PITS.W18] * 3)" office:value-type="float" office:value="0" calcext:value-type="float">
            <text:p>0</text:p>
          </table:table-cell>
          <table:table-cell table:formula="of:=SUM([.B18];[.D18];[.E1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9]" office:value-type="float" office:value="0" calcext:value-type="float">
            <text:p>0</text:p>
          </table:table-cell>
          <table:table-cell table:formula="of:=[$NEW_REBUILT_2026_PITS.O19]" office:value-type="float" office:value="0" calcext:value-type="float">
            <text:p>0</text:p>
          </table:table-cell>
          <table:table-cell table:formula="of:=NUMTOSTRING([$NEW_REBUILT_2026_PITS.K19];[.I2])">
            <text:p/>
          </table:table-cell>
          <table:table-cell table:formula="of:=NUMTOSTRING([$NEW_REBUILT_2026_PITS.AE19];[.I3])">
            <text:p/>
          </table:table-cell>
          <table:table-cell table:formula="of:= ([$NEW_REBUILT_2026_PITS.U19]) + ([$NEW_REBUILT_2026_PITS.V19] * 2) + ([$NEW_REBUILT_2026_PITS.W19] * 3)" office:value-type="float" office:value="0" calcext:value-type="float">
            <text:p>0</text:p>
          </table:table-cell>
          <table:table-cell table:formula="of:=SUM([.B19];[.D19];[.E1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0]" office:value-type="float" office:value="0" calcext:value-type="float">
            <text:p>0</text:p>
          </table:table-cell>
          <table:table-cell table:formula="of:=[$NEW_REBUILT_2026_PITS.O20]" office:value-type="float" office:value="0" calcext:value-type="float">
            <text:p>0</text:p>
          </table:table-cell>
          <table:table-cell table:formula="of:=NUMTOSTRING([$NEW_REBUILT_2026_PITS.K20];[.I2])">
            <text:p/>
          </table:table-cell>
          <table:table-cell table:formula="of:=NUMTOSTRING([$NEW_REBUILT_2026_PITS.AE20];[.I3])">
            <text:p/>
          </table:table-cell>
          <table:table-cell table:formula="of:= ([$NEW_REBUILT_2026_PITS.U20]) + ([$NEW_REBUILT_2026_PITS.V20] * 2) + ([$NEW_REBUILT_2026_PITS.W20] * 3)" office:value-type="float" office:value="0" calcext:value-type="float">
            <text:p>0</text:p>
          </table:table-cell>
          <table:table-cell table:formula="of:=SUM([.B20];[.D20];[.E2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1]" office:value-type="float" office:value="0" calcext:value-type="float">
            <text:p>0</text:p>
          </table:table-cell>
          <table:table-cell table:formula="of:=[$NEW_REBUILT_2026_PITS.O21]" office:value-type="float" office:value="0" calcext:value-type="float">
            <text:p>0</text:p>
          </table:table-cell>
          <table:table-cell table:formula="of:=NUMTOSTRING([$NEW_REBUILT_2026_PITS.K21];[.I2])">
            <text:p/>
          </table:table-cell>
          <table:table-cell table:formula="of:=NUMTOSTRING([$NEW_REBUILT_2026_PITS.AE21];[.I3])">
            <text:p/>
          </table:table-cell>
          <table:table-cell table:formula="of:= ([$NEW_REBUILT_2026_PITS.U21]) + ([$NEW_REBUILT_2026_PITS.V21] * 2) + ([$NEW_REBUILT_2026_PITS.W21] * 3)" office:value-type="float" office:value="0" calcext:value-type="float">
            <text:p>0</text:p>
          </table:table-cell>
          <table:table-cell table:formula="of:=SUM([.B21];[.D21];[.E21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2]" office:value-type="float" office:value="0" calcext:value-type="float">
            <text:p>0</text:p>
          </table:table-cell>
          <table:table-cell table:formula="of:=[$NEW_REBUILT_2026_PITS.O22]" office:value-type="float" office:value="0" calcext:value-type="float">
            <text:p>0</text:p>
          </table:table-cell>
          <table:table-cell table:formula="of:=NUMTOSTRING([$NEW_REBUILT_2026_PITS.K22];[.I2])">
            <text:p/>
          </table:table-cell>
          <table:table-cell table:formula="of:=NUMTOSTRING([$NEW_REBUILT_2026_PITS.AE22];[.I3])">
            <text:p/>
          </table:table-cell>
          <table:table-cell table:formula="of:= ([$NEW_REBUILT_2026_PITS.U22]) + ([$NEW_REBUILT_2026_PITS.V22] * 2) + ([$NEW_REBUILT_2026_PITS.W22] * 3)" office:value-type="float" office:value="0" calcext:value-type="float">
            <text:p>0</text:p>
          </table:table-cell>
          <table:table-cell table:formula="of:=SUM([.B22];[.D22];[.E22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3]" office:value-type="float" office:value="0" calcext:value-type="float">
            <text:p>0</text:p>
          </table:table-cell>
          <table:table-cell table:formula="of:=[$NEW_REBUILT_2026_PITS.O23]" office:value-type="float" office:value="0" calcext:value-type="float">
            <text:p>0</text:p>
          </table:table-cell>
          <table:table-cell table:formula="of:=NUMTOSTRING([$NEW_REBUILT_2026_PITS.K23];[.I2])">
            <text:p/>
          </table:table-cell>
          <table:table-cell table:formula="of:=NUMTOSTRING([$NEW_REBUILT_2026_PITS.AE23];[.I3])">
            <text:p/>
          </table:table-cell>
          <table:table-cell table:formula="of:= ([$NEW_REBUILT_2026_PITS.U23]) + ([$NEW_REBUILT_2026_PITS.V23] * 2) + ([$NEW_REBUILT_2026_PITS.W23] * 3)" office:value-type="float" office:value="0" calcext:value-type="float">
            <text:p>0</text:p>
          </table:table-cell>
          <table:table-cell table:formula="of:=SUM([.B23];[.D23];[.E23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4]" office:value-type="float" office:value="0" calcext:value-type="float">
            <text:p>0</text:p>
          </table:table-cell>
          <table:table-cell table:formula="of:=[$NEW_REBUILT_2026_PITS.O24]" office:value-type="float" office:value="0" calcext:value-type="float">
            <text:p>0</text:p>
          </table:table-cell>
          <table:table-cell table:formula="of:=NUMTOSTRING([$NEW_REBUILT_2026_PITS.K24];[.I2])">
            <text:p/>
          </table:table-cell>
          <table:table-cell table:formula="of:=NUMTOSTRING([$NEW_REBUILT_2026_PITS.AE24];[.I3])">
            <text:p/>
          </table:table-cell>
          <table:table-cell table:formula="of:= ([$NEW_REBUILT_2026_PITS.U24]) + ([$NEW_REBUILT_2026_PITS.V24] * 2) + ([$NEW_REBUILT_2026_PITS.W24] * 3)" office:value-type="float" office:value="0" calcext:value-type="float">
            <text:p>0</text:p>
          </table:table-cell>
          <table:table-cell table:formula="of:=SUM([.B24];[.D24];[.E24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5]" office:value-type="float" office:value="0" calcext:value-type="float">
            <text:p>0</text:p>
          </table:table-cell>
          <table:table-cell table:formula="of:=[$NEW_REBUILT_2026_PITS.O25]" office:value-type="float" office:value="0" calcext:value-type="float">
            <text:p>0</text:p>
          </table:table-cell>
          <table:table-cell table:formula="of:=NUMTOSTRING([$NEW_REBUILT_2026_PITS.K25];[.I2])">
            <text:p/>
          </table:table-cell>
          <table:table-cell table:formula="of:=NUMTOSTRING([$NEW_REBUILT_2026_PITS.AE25];[.I3])">
            <text:p/>
          </table:table-cell>
          <table:table-cell table:formula="of:= ([$NEW_REBUILT_2026_PITS.U25]) + ([$NEW_REBUILT_2026_PITS.V25] * 2) + ([$NEW_REBUILT_2026_PITS.W25] * 3)" office:value-type="float" office:value="0" calcext:value-type="float">
            <text:p>0</text:p>
          </table:table-cell>
          <table:table-cell table:formula="of:=SUM([.B25];[.D25];[.E2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6]" office:value-type="float" office:value="0" calcext:value-type="float">
            <text:p>0</text:p>
          </table:table-cell>
          <table:table-cell table:formula="of:=[$NEW_REBUILT_2026_PITS.O26]" office:value-type="float" office:value="0" calcext:value-type="float">
            <text:p>0</text:p>
          </table:table-cell>
          <table:table-cell table:formula="of:=NUMTOSTRING([$NEW_REBUILT_2026_PITS.K26];[.I2])">
            <text:p/>
          </table:table-cell>
          <table:table-cell table:formula="of:=NUMTOSTRING([$NEW_REBUILT_2026_PITS.AE26];[.I3])">
            <text:p/>
          </table:table-cell>
          <table:table-cell table:formula="of:= ([$NEW_REBUILT_2026_PITS.U26]) + ([$NEW_REBUILT_2026_PITS.V26] * 2) + ([$NEW_REBUILT_2026_PITS.W26] * 3)" office:value-type="float" office:value="0" calcext:value-type="float">
            <text:p>0</text:p>
          </table:table-cell>
          <table:table-cell table:formula="of:=SUM([.B26];[.D26];[.E2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7]" office:value-type="float" office:value="0" calcext:value-type="float">
            <text:p>0</text:p>
          </table:table-cell>
          <table:table-cell table:formula="of:=[$NEW_REBUILT_2026_PITS.O27]" office:value-type="float" office:value="0" calcext:value-type="float">
            <text:p>0</text:p>
          </table:table-cell>
          <table:table-cell table:formula="of:=NUMTOSTRING([$NEW_REBUILT_2026_PITS.K27];[.I2])">
            <text:p/>
          </table:table-cell>
          <table:table-cell table:formula="of:=NUMTOSTRING([$NEW_REBUILT_2026_PITS.AE27];[.I3])">
            <text:p/>
          </table:table-cell>
          <table:table-cell table:formula="of:= ([$NEW_REBUILT_2026_PITS.U27]) + ([$NEW_REBUILT_2026_PITS.V27] * 2) + ([$NEW_REBUILT_2026_PITS.W27] * 3)" office:value-type="float" office:value="0" calcext:value-type="float">
            <text:p>0</text:p>
          </table:table-cell>
          <table:table-cell table:formula="of:=SUM([.B27];[.D27];[.E2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8]" office:value-type="float" office:value="0" calcext:value-type="float">
            <text:p>0</text:p>
          </table:table-cell>
          <table:table-cell table:formula="of:=[$NEW_REBUILT_2026_PITS.O28]" office:value-type="float" office:value="0" calcext:value-type="float">
            <text:p>0</text:p>
          </table:table-cell>
          <table:table-cell table:formula="of:=NUMTOSTRING([$NEW_REBUILT_2026_PITS.K28];[.I2])">
            <text:p/>
          </table:table-cell>
          <table:table-cell table:formula="of:=NUMTOSTRING([$NEW_REBUILT_2026_PITS.AE28];[.I3])">
            <text:p/>
          </table:table-cell>
          <table:table-cell table:formula="of:= ([$NEW_REBUILT_2026_PITS.U28]) + ([$NEW_REBUILT_2026_PITS.V28] * 2) + ([$NEW_REBUILT_2026_PITS.W28] * 3)" office:value-type="float" office:value="0" calcext:value-type="float">
            <text:p>0</text:p>
          </table:table-cell>
          <table:table-cell table:formula="of:=SUM([.B28];[.D28];[.E2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9]" office:value-type="float" office:value="0" calcext:value-type="float">
            <text:p>0</text:p>
          </table:table-cell>
          <table:table-cell table:formula="of:=[$NEW_REBUILT_2026_PITS.O29]" office:value-type="float" office:value="0" calcext:value-type="float">
            <text:p>0</text:p>
          </table:table-cell>
          <table:table-cell table:formula="of:=NUMTOSTRING([$NEW_REBUILT_2026_PITS.K29];[.I2])">
            <text:p/>
          </table:table-cell>
          <table:table-cell table:formula="of:=NUMTOSTRING([$NEW_REBUILT_2026_PITS.AE29];[.I3])">
            <text:p/>
          </table:table-cell>
          <table:table-cell table:formula="of:= ([$NEW_REBUILT_2026_PITS.U29]) + ([$NEW_REBUILT_2026_PITS.V29] * 2) + ([$NEW_REBUILT_2026_PITS.W29] * 3)" office:value-type="float" office:value="0" calcext:value-type="float">
            <text:p>0</text:p>
          </table:table-cell>
          <table:table-cell table:formula="of:=SUM([.B29];[.D29];[.E2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0]" office:value-type="float" office:value="0" calcext:value-type="float">
            <text:p>0</text:p>
          </table:table-cell>
          <table:table-cell table:formula="of:=[$NEW_REBUILT_2026_PITS.O30]" office:value-type="float" office:value="0" calcext:value-type="float">
            <text:p>0</text:p>
          </table:table-cell>
          <table:table-cell table:formula="of:=NUMTOSTRING([$NEW_REBUILT_2026_PITS.K30];[.I2])">
            <text:p/>
          </table:table-cell>
          <table:table-cell table:formula="of:=NUMTOSTRING([$NEW_REBUILT_2026_PITS.AE30];[.I3])">
            <text:p/>
          </table:table-cell>
          <table:table-cell table:formula="of:= ([$NEW_REBUILT_2026_PITS.U30]) + ([$NEW_REBUILT_2026_PITS.V30] * 2) + ([$NEW_REBUILT_2026_PITS.W30] * 3)" office:value-type="float" office:value="0" calcext:value-type="float">
            <text:p>0</text:p>
          </table:table-cell>
          <table:table-cell table:formula="of:=SUM([.B30];[.D30];[.E3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1]" office:value-type="float" office:value="0" calcext:value-type="float">
            <text:p>0</text:p>
          </table:table-cell>
          <table:table-cell table:formula="of:=[$NEW_REBUILT_2026_PITS.O31]" office:value-type="float" office:value="0" calcext:value-type="float">
            <text:p>0</text:p>
          </table:table-cell>
          <table:table-cell table:formula="of:=NUMTOSTRING([$NEW_REBUILT_2026_PITS.K31];[.I2])">
            <text:p/>
          </table:table-cell>
          <table:table-cell table:formula="of:=NUMTOSTRING([$NEW_REBUILT_2026_PITS.AE31];[.I3])">
            <text:p/>
          </table:table-cell>
          <table:table-cell table:formula="of:= ([$NEW_REBUILT_2026_PITS.U31]) + ([$NEW_REBUILT_2026_PITS.V31] * 2) + ([$NEW_REBUILT_2026_PITS.W31] * 3)" office:value-type="float" office:value="0" calcext:value-type="float">
            <text:p>0</text:p>
          </table:table-cell>
          <table:table-cell table:formula="of:=SUM([.B31];[.D31];[.E31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2]" office:value-type="float" office:value="0" calcext:value-type="float">
            <text:p>0</text:p>
          </table:table-cell>
          <table:table-cell table:formula="of:=[$NEW_REBUILT_2026_PITS.O32]" office:value-type="float" office:value="0" calcext:value-type="float">
            <text:p>0</text:p>
          </table:table-cell>
          <table:table-cell table:formula="of:=NUMTOSTRING([$NEW_REBUILT_2026_PITS.K32];[.I2])">
            <text:p/>
          </table:table-cell>
          <table:table-cell table:formula="of:=NUMTOSTRING([$NEW_REBUILT_2026_PITS.AE32];[.I3])">
            <text:p/>
          </table:table-cell>
          <table:table-cell table:formula="of:= ([$NEW_REBUILT_2026_PITS.U32]) + ([$NEW_REBUILT_2026_PITS.V32] * 2) + ([$NEW_REBUILT_2026_PITS.W32] * 3)" office:value-type="float" office:value="0" calcext:value-type="float">
            <text:p>0</text:p>
          </table:table-cell>
          <table:table-cell table:formula="of:=SUM([.B32];[.D32];[.E32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3]" office:value-type="float" office:value="0" calcext:value-type="float">
            <text:p>0</text:p>
          </table:table-cell>
          <table:table-cell table:formula="of:=[$NEW_REBUILT_2026_PITS.O33]" office:value-type="float" office:value="0" calcext:value-type="float">
            <text:p>0</text:p>
          </table:table-cell>
          <table:table-cell table:formula="of:=NUMTOSTRING([$NEW_REBUILT_2026_PITS.K33];[.I2])">
            <text:p/>
          </table:table-cell>
          <table:table-cell table:formula="of:=NUMTOSTRING([$NEW_REBUILT_2026_PITS.AE33];[.I3])">
            <text:p/>
          </table:table-cell>
          <table:table-cell table:formula="of:= ([$NEW_REBUILT_2026_PITS.U33]) + ([$NEW_REBUILT_2026_PITS.V33] * 2) + ([$NEW_REBUILT_2026_PITS.W33] * 3)" office:value-type="float" office:value="0" calcext:value-type="float">
            <text:p>0</text:p>
          </table:table-cell>
          <table:table-cell table:formula="of:=SUM([.B33];[.D33];[.E33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4]" office:value-type="float" office:value="0" calcext:value-type="float">
            <text:p>0</text:p>
          </table:table-cell>
          <table:table-cell table:formula="of:=[$NEW_REBUILT_2026_PITS.O34]" office:value-type="float" office:value="0" calcext:value-type="float">
            <text:p>0</text:p>
          </table:table-cell>
          <table:table-cell table:formula="of:=NUMTOSTRING([$NEW_REBUILT_2026_PITS.K34];[.I2])">
            <text:p/>
          </table:table-cell>
          <table:table-cell table:formula="of:=NUMTOSTRING([$NEW_REBUILT_2026_PITS.AE34];[.I3])">
            <text:p/>
          </table:table-cell>
          <table:table-cell table:formula="of:= ([$NEW_REBUILT_2026_PITS.U34]) + ([$NEW_REBUILT_2026_PITS.V34] * 2) + ([$NEW_REBUILT_2026_PITS.W34] * 3)" office:value-type="float" office:value="0" calcext:value-type="float">
            <text:p>0</text:p>
          </table:table-cell>
          <table:table-cell table:formula="of:=SUM([.B34];[.D34];[.E34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5]" office:value-type="float" office:value="0" calcext:value-type="float">
            <text:p>0</text:p>
          </table:table-cell>
          <table:table-cell table:formula="of:=[$NEW_REBUILT_2026_PITS.O35]" office:value-type="float" office:value="0" calcext:value-type="float">
            <text:p>0</text:p>
          </table:table-cell>
          <table:table-cell table:formula="of:=NUMTOSTRING([$NEW_REBUILT_2026_PITS.K35];[.I2])">
            <text:p/>
          </table:table-cell>
          <table:table-cell table:formula="of:=NUMTOSTRING([$NEW_REBUILT_2026_PITS.AE35];[.I3])">
            <text:p/>
          </table:table-cell>
          <table:table-cell table:formula="of:= ([$NEW_REBUILT_2026_PITS.U35]) + ([$NEW_REBUILT_2026_PITS.V35] * 2) + ([$NEW_REBUILT_2026_PITS.W35] * 3)" office:value-type="float" office:value="0" calcext:value-type="float">
            <text:p>0</text:p>
          </table:table-cell>
          <table:table-cell table:formula="of:=SUM([.B35];[.D35];[.E3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6]" office:value-type="float" office:value="0" calcext:value-type="float">
            <text:p>0</text:p>
          </table:table-cell>
          <table:table-cell table:formula="of:=[$NEW_REBUILT_2026_PITS.O36]" office:value-type="float" office:value="0" calcext:value-type="float">
            <text:p>0</text:p>
          </table:table-cell>
          <table:table-cell table:formula="of:=NUMTOSTRING([$NEW_REBUILT_2026_PITS.K36];[.I2])">
            <text:p/>
          </table:table-cell>
          <table:table-cell table:formula="of:=NUMTOSTRING([$NEW_REBUILT_2026_PITS.AE36];[.I3])">
            <text:p/>
          </table:table-cell>
          <table:table-cell table:formula="of:= ([$NEW_REBUILT_2026_PITS.U36]) + ([$NEW_REBUILT_2026_PITS.V36] * 2) + ([$NEW_REBUILT_2026_PITS.W36] * 3)" office:value-type="float" office:value="0" calcext:value-type="float">
            <text:p>0</text:p>
          </table:table-cell>
          <table:table-cell table:formula="of:=SUM([.B36];[.D36];[.E3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7]" office:value-type="float" office:value="0" calcext:value-type="float">
            <text:p>0</text:p>
          </table:table-cell>
          <table:table-cell table:formula="of:=[$NEW_REBUILT_2026_PITS.O37]" office:value-type="float" office:value="0" calcext:value-type="float">
            <text:p>0</text:p>
          </table:table-cell>
          <table:table-cell table:formula="of:=NUMTOSTRING([$NEW_REBUILT_2026_PITS.K37];[.I2])">
            <text:p/>
          </table:table-cell>
          <table:table-cell table:formula="of:=NUMTOSTRING([$NEW_REBUILT_2026_PITS.AE37];[.I3])">
            <text:p/>
          </table:table-cell>
          <table:table-cell table:formula="of:= ([$NEW_REBUILT_2026_PITS.U37]) + ([$NEW_REBUILT_2026_PITS.V37] * 2) + ([$NEW_REBUILT_2026_PITS.W37] * 3)" office:value-type="float" office:value="0" calcext:value-type="float">
            <text:p>0</text:p>
          </table:table-cell>
          <table:table-cell table:formula="of:=SUM([.B37];[.D37];[.E3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8]" office:value-type="float" office:value="0" calcext:value-type="float">
            <text:p>0</text:p>
          </table:table-cell>
          <table:table-cell table:formula="of:=[$NEW_REBUILT_2026_PITS.O38]" office:value-type="float" office:value="0" calcext:value-type="float">
            <text:p>0</text:p>
          </table:table-cell>
          <table:table-cell table:formula="of:=NUMTOSTRING([$NEW_REBUILT_2026_PITS.K38];[.I2])">
            <text:p/>
          </table:table-cell>
          <table:table-cell table:formula="of:=NUMTOSTRING([$NEW_REBUILT_2026_PITS.AE38];[.I3])">
            <text:p/>
          </table:table-cell>
          <table:table-cell table:formula="of:= ([$NEW_REBUILT_2026_PITS.U38]) + ([$NEW_REBUILT_2026_PITS.V38] * 2) + ([$NEW_REBUILT_2026_PITS.W38] * 3)" office:value-type="float" office:value="0" calcext:value-type="float">
            <text:p>0</text:p>
          </table:table-cell>
          <table:table-cell table:formula="of:=SUM([.B38];[.D38];[.E3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9]" office:value-type="float" office:value="0" calcext:value-type="float">
            <text:p>0</text:p>
          </table:table-cell>
          <table:table-cell table:formula="of:=[$NEW_REBUILT_2026_PITS.O39]" office:value-type="float" office:value="0" calcext:value-type="float">
            <text:p>0</text:p>
          </table:table-cell>
          <table:table-cell table:formula="of:=NUMTOSTRING([$NEW_REBUILT_2026_PITS.K39];[.I2])">
            <text:p/>
          </table:table-cell>
          <table:table-cell table:formula="of:=NUMTOSTRING([$NEW_REBUILT_2026_PITS.AE39];[.I3])">
            <text:p/>
          </table:table-cell>
          <table:table-cell table:formula="of:= ([$NEW_REBUILT_2026_PITS.U39]) + ([$NEW_REBUILT_2026_PITS.V39] * 2) + ([$NEW_REBUILT_2026_PITS.W39] * 3)" office:value-type="float" office:value="0" calcext:value-type="float">
            <text:p>0</text:p>
          </table:table-cell>
          <table:table-cell table:formula="of:=SUM([.B39];[.D39];[.E3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0]" office:value-type="float" office:value="0" calcext:value-type="float">
            <text:p>0</text:p>
          </table:table-cell>
          <table:table-cell table:formula="of:=[$NEW_REBUILT_2026_PITS.O40]" office:value-type="float" office:value="0" calcext:value-type="float">
            <text:p>0</text:p>
          </table:table-cell>
          <table:table-cell table:formula="of:=NUMTOSTRING([$NEW_REBUILT_2026_PITS.K40];[.I2])">
            <text:p/>
          </table:table-cell>
          <table:table-cell table:formula="of:=NUMTOSTRING([$NEW_REBUILT_2026_PITS.AE40];[.I3])">
            <text:p/>
          </table:table-cell>
          <table:table-cell table:formula="of:= ([$NEW_REBUILT_2026_PITS.U40]) + ([$NEW_REBUILT_2026_PITS.V40] * 2) + ([$NEW_REBUILT_2026_PITS.W40] * 3)" office:value-type="float" office:value="0" calcext:value-type="float">
            <text:p>0</text:p>
          </table:table-cell>
          <table:table-cell table:formula="of:=SUM([.B40];[.D40];[.E4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1]" office:value-type="float" office:value="0" calcext:value-type="float">
            <text:p>0</text:p>
          </table:table-cell>
          <table:table-cell table:formula="of:=[$NEW_REBUILT_2026_PITS.O41]" office:value-type="float" office:value="0" calcext:value-type="float">
            <text:p>0</text:p>
          </table:table-cell>
          <table:table-cell table:formula="of:=NUMTOSTRING([$NEW_REBUILT_2026_PITS.K41];[.I2])">
            <text:p/>
          </table:table-cell>
          <table:table-cell table:formula="of:=NUMTOSTRING([$NEW_REBUILT_2026_PITS.AE41];[.I3])">
            <text:p/>
          </table:table-cell>
          <table:table-cell table:formula="of:= ([$NEW_REBUILT_2026_PITS.U41]) + ([$NEW_REBUILT_2026_PITS.V41] * 2) + ([$NEW_REBUILT_2026_PITS.W41] * 3)" office:value-type="float" office:value="0" calcext:value-type="float">
            <text:p>0</text:p>
          </table:table-cell>
          <table:table-cell table:formula="of:=SUM([.B41];[.D41];[.E41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2]" office:value-type="float" office:value="0" calcext:value-type="float">
            <text:p>0</text:p>
          </table:table-cell>
          <table:table-cell table:formula="of:=[$NEW_REBUILT_2026_PITS.O42]" office:value-type="float" office:value="0" calcext:value-type="float">
            <text:p>0</text:p>
          </table:table-cell>
          <table:table-cell table:formula="of:=NUMTOSTRING([$NEW_REBUILT_2026_PITS.K42];[.I2])">
            <text:p/>
          </table:table-cell>
          <table:table-cell table:formula="of:=NUMTOSTRING([$NEW_REBUILT_2026_PITS.AE42];[.I3])">
            <text:p/>
          </table:table-cell>
          <table:table-cell table:formula="of:= ([$NEW_REBUILT_2026_PITS.U42]) + ([$NEW_REBUILT_2026_PITS.V42] * 2) + ([$NEW_REBUILT_2026_PITS.W42] * 3)" office:value-type="float" office:value="0" calcext:value-type="float">
            <text:p>0</text:p>
          </table:table-cell>
          <table:table-cell table:formula="of:=SUM([.B42];[.D42];[.E42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3]" office:value-type="float" office:value="0" calcext:value-type="float">
            <text:p>0</text:p>
          </table:table-cell>
          <table:table-cell table:formula="of:=[$NEW_REBUILT_2026_PITS.O43]" office:value-type="float" office:value="0" calcext:value-type="float">
            <text:p>0</text:p>
          </table:table-cell>
          <table:table-cell table:formula="of:=NUMTOSTRING([$NEW_REBUILT_2026_PITS.K43];[.I2])">
            <text:p/>
          </table:table-cell>
          <table:table-cell table:formula="of:=NUMTOSTRING([$NEW_REBUILT_2026_PITS.AE43];[.I3])">
            <text:p/>
          </table:table-cell>
          <table:table-cell table:formula="of:= ([$NEW_REBUILT_2026_PITS.U43]) + ([$NEW_REBUILT_2026_PITS.V43] * 2) + ([$NEW_REBUILT_2026_PITS.W43] * 3)" office:value-type="float" office:value="0" calcext:value-type="float">
            <text:p>0</text:p>
          </table:table-cell>
          <table:table-cell table:formula="of:=SUM([.B43];[.D43];[.E43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4]" office:value-type="float" office:value="0" calcext:value-type="float">
            <text:p>0</text:p>
          </table:table-cell>
          <table:table-cell table:formula="of:=[$NEW_REBUILT_2026_PITS.O44]" office:value-type="float" office:value="0" calcext:value-type="float">
            <text:p>0</text:p>
          </table:table-cell>
          <table:table-cell table:formula="of:=NUMTOSTRING([$NEW_REBUILT_2026_PITS.K44];[.I2])">
            <text:p/>
          </table:table-cell>
          <table:table-cell table:formula="of:=NUMTOSTRING([$NEW_REBUILT_2026_PITS.AE44];[.I3])">
            <text:p/>
          </table:table-cell>
          <table:table-cell table:formula="of:= ([$NEW_REBUILT_2026_PITS.U44]) + ([$NEW_REBUILT_2026_PITS.V44] * 2) + ([$NEW_REBUILT_2026_PITS.W44] * 3)" office:value-type="float" office:value="0" calcext:value-type="float">
            <text:p>0</text:p>
          </table:table-cell>
          <table:table-cell table:formula="of:=SUM([.B44];[.D44];[.E44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5]" office:value-type="float" office:value="0" calcext:value-type="float">
            <text:p>0</text:p>
          </table:table-cell>
          <table:table-cell table:formula="of:=[$NEW_REBUILT_2026_PITS.O45]" office:value-type="float" office:value="0" calcext:value-type="float">
            <text:p>0</text:p>
          </table:table-cell>
          <table:table-cell table:formula="of:=NUMTOSTRING([$NEW_REBUILT_2026_PITS.K45];[.I2])">
            <text:p/>
          </table:table-cell>
          <table:table-cell table:formula="of:=NUMTOSTRING([$NEW_REBUILT_2026_PITS.AE45];[.I3])">
            <text:p/>
          </table:table-cell>
          <table:table-cell table:formula="of:= ([$NEW_REBUILT_2026_PITS.U45]) + ([$NEW_REBUILT_2026_PITS.V45] * 2) + ([$NEW_REBUILT_2026_PITS.W45] * 3)" office:value-type="float" office:value="0" calcext:value-type="float">
            <text:p>0</text:p>
          </table:table-cell>
          <table:table-cell table:formula="of:=SUM([.B45];[.D45];[.E4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6]" office:value-type="float" office:value="0" calcext:value-type="float">
            <text:p>0</text:p>
          </table:table-cell>
          <table:table-cell table:formula="of:=[$NEW_REBUILT_2026_PITS.O46]" office:value-type="float" office:value="0" calcext:value-type="float">
            <text:p>0</text:p>
          </table:table-cell>
          <table:table-cell table:formula="of:=NUMTOSTRING([$NEW_REBUILT_2026_PITS.K46];[.I2])">
            <text:p/>
          </table:table-cell>
          <table:table-cell table:formula="of:=NUMTOSTRING([$NEW_REBUILT_2026_PITS.AE46];[.I3])">
            <text:p/>
          </table:table-cell>
          <table:table-cell table:formula="of:= ([$NEW_REBUILT_2026_PITS.U46]) + ([$NEW_REBUILT_2026_PITS.V46] * 2) + ([$NEW_REBUILT_2026_PITS.W46] * 3)" office:value-type="float" office:value="0" calcext:value-type="float">
            <text:p>0</text:p>
          </table:table-cell>
          <table:table-cell table:formula="of:=SUM([.B46];[.D46];[.E4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7]" office:value-type="float" office:value="0" calcext:value-type="float">
            <text:p>0</text:p>
          </table:table-cell>
          <table:table-cell table:formula="of:=[$NEW_REBUILT_2026_PITS.O47]" office:value-type="float" office:value="0" calcext:value-type="float">
            <text:p>0</text:p>
          </table:table-cell>
          <table:table-cell table:formula="of:=NUMTOSTRING([$NEW_REBUILT_2026_PITS.K47];[.I2])">
            <text:p/>
          </table:table-cell>
          <table:table-cell table:formula="of:=NUMTOSTRING([$NEW_REBUILT_2026_PITS.AE47];[.I3])">
            <text:p/>
          </table:table-cell>
          <table:table-cell table:formula="of:= ([$NEW_REBUILT_2026_PITS.U47]) + ([$NEW_REBUILT_2026_PITS.V47] * 2) + ([$NEW_REBUILT_2026_PITS.W47] * 3)" office:value-type="float" office:value="0" calcext:value-type="float">
            <text:p>0</text:p>
          </table:table-cell>
          <table:table-cell table:formula="of:=SUM([.B47];[.D47];[.E4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8]" office:value-type="float" office:value="0" calcext:value-type="float">
            <text:p>0</text:p>
          </table:table-cell>
          <table:table-cell table:formula="of:=[$NEW_REBUILT_2026_PITS.O48]" office:value-type="float" office:value="0" calcext:value-type="float">
            <text:p>0</text:p>
          </table:table-cell>
          <table:table-cell table:formula="of:=NUMTOSTRING([$NEW_REBUILT_2026_PITS.K48];[.I2])">
            <text:p/>
          </table:table-cell>
          <table:table-cell table:formula="of:=NUMTOSTRING([$NEW_REBUILT_2026_PITS.AE48];[.I3])">
            <text:p/>
          </table:table-cell>
          <table:table-cell table:formula="of:= ([$NEW_REBUILT_2026_PITS.U48]) + ([$NEW_REBUILT_2026_PITS.V48] * 2) + ([$NEW_REBUILT_2026_PITS.W48] * 3)" office:value-type="float" office:value="0" calcext:value-type="float">
            <text:p>0</text:p>
          </table:table-cell>
          <table:table-cell table:formula="of:=SUM([.B48];[.D48];[.E4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9]" office:value-type="float" office:value="0" calcext:value-type="float">
            <text:p>0</text:p>
          </table:table-cell>
          <table:table-cell table:formula="of:=[$NEW_REBUILT_2026_PITS.O49]" office:value-type="float" office:value="0" calcext:value-type="float">
            <text:p>0</text:p>
          </table:table-cell>
          <table:table-cell table:formula="of:=NUMTOSTRING([$NEW_REBUILT_2026_PITS.K49];[.I2])">
            <text:p/>
          </table:table-cell>
          <table:table-cell table:formula="of:=NUMTOSTRING([$NEW_REBUILT_2026_PITS.AE49];[.I3])">
            <text:p/>
          </table:table-cell>
          <table:table-cell table:formula="of:= ([$NEW_REBUILT_2026_PITS.U49]) + ([$NEW_REBUILT_2026_PITS.V49] * 2) + ([$NEW_REBUILT_2026_PITS.W49] * 3)" office:value-type="float" office:value="0" calcext:value-type="float">
            <text:p>0</text:p>
          </table:table-cell>
          <table:table-cell table:formula="of:=SUM([.B49];[.D49];[.E4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50]" office:value-type="float" office:value="0" calcext:value-type="float">
            <text:p>0</text:p>
          </table:table-cell>
          <table:table-cell table:formula="of:=[$NEW_REBUILT_2026_PITS.O50]" office:value-type="float" office:value="0" calcext:value-type="float">
            <text:p>0</text:p>
          </table:table-cell>
          <table:table-cell table:formula="of:=NUMTOSTRING([$NEW_REBUILT_2026_PITS.K50];[.I2])">
            <text:p/>
          </table:table-cell>
          <table:table-cell table:formula="of:=NUMTOSTRING([$NEW_REBUILT_2026_PITS.AE50];[.I3])">
            <text:p/>
          </table:table-cell>
          <table:table-cell table:formula="of:= ([$NEW_REBUILT_2026_PITS.U50]) + ([$NEW_REBUILT_2026_PITS.V50] * 2) + ([$NEW_REBUILT_2026_PITS.W50] * 3)" office:value-type="float" office:value="0" calcext:value-type="float">
            <text:p>0</text:p>
          </table:table-cell>
          <table:table-cell table:formula="of:=SUM([.B50];[.D50];[.E5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1];[.I51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2];[.I52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3];[.I53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4];[.I54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5];[.I55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6];[.I56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7];[.I57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8];[.I58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9];[.I59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0];[.I60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1];[.I61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2];[.I62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3];[.I63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4];[.I64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5];[.I65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6];[.I66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7];[.I67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8];[.I68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9];[.I69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0];[.I70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1];[.I7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2];[.I7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3];[.I7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4];[.I7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5];[.I7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6];[.I7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7];[.I7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8];[.I7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9];[.I7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0];[.I8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1];[.I8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2];[.I8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3];[.I8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4];[.I8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5];[.I8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6];[.I8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7];[.I8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8];[.I8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9];[.I8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0];[.I9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1];[.I9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2];[.I9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3];[.I9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4];[.I9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5];[.I9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6];[.I9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7];[.I9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8];[.I9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9];[.I9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0];[.I10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1];[.I10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2];[.I10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3];[.I10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4];[.I10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5];[.I10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6];[.I10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7];[.I10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8];[.I10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9];[.I10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0];[.I11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1];[.I11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2];[.I11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3];[.I11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4];[.I11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5];[.I11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6];[.I11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7];[.I11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8];[.I11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9];[.I11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0];[.I12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1];[.I12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2];[.I12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3];[.I12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4];[.I12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5];[.I12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6];[.I12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7];[.I12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8];[.I12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9];[.I12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0];[.I13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1];[.I13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2];[.I13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3];[.I13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4];[.I13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5];[.I13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6];[.I13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7];[.I13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8];[.I13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9];[.I13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0];[.I14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1];[.I14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2];[.I14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3];[.I14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4];[.I14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5];[.I14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6];[.I14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7];[.I14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8];[.I14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9];[.I14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0];[.I15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1];[.I15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2];[.I15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3];[.I15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4];[.I15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5];[.I15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6];[.I15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7];[.I15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8];[.I15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9];[.I15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0];[.I16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1];[.I16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2];[.I16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3];[.I16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4];[.I16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5];[.I16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6];[.I16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7];[.I16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8];[.I16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9];[.I16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0];[.I17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1];[.I17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2];[.I17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3];[.I17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4];[.I17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5];[.I17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6];[.I17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7];[.I17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8];[.I17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9];[.I17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0];[.I18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1];[.I18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2];[.I18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3];[.I18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4];[.I18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5];[.I18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6];[.I18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7];[.I18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8];[.I18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9];[.I18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0];[.I19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1];[.I19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2];[.I19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3];[.I19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4];[.I19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5];[.I19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6];[.I19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7];[.I19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8];[.I19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9];[.I19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200];[.I200])">
            <text:p/>
          </table:table-cell>
          <table:table-cell table:number-columns-repeated="9"/>
          <table:table-cell table:style-name="Default" table:number-columns-repeated="16372"/>
        </table:table-row>
        <calcext:conditional-formats>
          <calcext:conditional-format calcext:target-range-address="'Organized Data - Climbing'.L2:'Organized Data - Climbing'.L70">
            <calcext:condition calcext:apply-style-name="BGreen" calcext:value="&gt;=10" calcext:base-cell-address="'Organized Data - Climbing'.L2"/>
            <calcext:condition calcext:apply-style-name="BGYellow" calcext:value="between(5,9)" calcext:base-cell-address="'Organized Data - Climbing'.L2"/>
            <calcext:condition calcext:apply-style-name="BGred" calcext:value="between(4,1)" calcext:base-cell-address="'Organized Data - Climbing'.L2"/>
          </calcext:conditional-format>
        </calcext:conditional-formats>
      </table:table>
      <table:table table:name=" Organized Data - Traversal" table:style-name="ta6">
        <office:forms form:automatic-focus="false" form:apply-design-mode="false"/>
        <table:table-column table:style-name="co3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31" table:number-columns-repeated="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1" table:number-columns-repeated="2" table:default-cell-style-name="Default"/>
        <table:table-column table:style-name="co100" table:default-cell-style-name="Default"/>
        <table:table-column table:style-name="co31" table:number-columns-repeated="16369"/>
        <table:table-row table:style-name="ro1">
          <table:table-cell table:style-name="ce28" office:value-type="string" calcext:value-type="string">
            <text:p>Team #</text:p>
          </table:table-cell>
          <table:table-cell table:style-name="ce28" office:value-type="string" calcext:value-type="string">
            <text:p>Team Name</text:p>
          </table:table-cell>
          <table:table-cell table:style-name="ce28" office:value-type="string" calcext:value-type="string">
            <text:p>Speed</text:p>
          </table:table-cell>
          <table:table-cell table:style-name="ce28" office:value-type="string" calcext:value-type="string">
            <text:p>Trench</text:p>
          </table:table-cell>
          <table:table-cell table:style-name="ce28" office:value-type="string" calcext:value-type="string">
            <text:p>Bump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Can’t</text:p>
          </table:table-cell>
          <table:table-cell/>
          <table:table-cell office:value-type="string" calcext:value-type="string">
            <text:p>Conversion Values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2]" office:value-type="float" office:value="7" calcext:value-type="float">
            <text:p>7</text:p>
          </table:table-cell>
          <table:table-cell table:formula="of:=[$NEW_REBUILT_2026_PITS.A2]" office:value-type="string" office:string-value="TestNewTeam" calcext:value-type="string">
            <text:p>TestNewTeam</text:p>
          </table:table-cell>
          <table:table-cell table:formula="of:=COM.MICROSOFT.CONCAT([$NEW_REBUILT_2026_PITS.J2];&quot;, &quot;;NUMTOSTRING([$NEW_REBUILT_2026_PITS.I2];[.O2]))" office:value-type="string" office:string-value="4.7m/s, Fast " calcext:value-type="string">
            <text:p>4.7m/s, Fast </text:p>
          </table:table-cell>
          <table:table-cell table:formula="of:=NUMTOSTRING([$NEW_REBUILT_2026_PITS.Y2];[.O3])" office:value-type="string" office:string-value="Excellent " calcext:value-type="string">
            <text:p>Excellent </text:p>
          </table:table-cell>
          <table:table-cell table:formula="of:=NUMTOSTRING([$NEW_REBUILT_2026_PITS.Z2];[.O3])" office:value-type="string" office:string-value="Bad " calcext:value-type="string">
            <text:p>Bad </text:p>
          </table:table-cell>
          <table:table-cell table:number-columns-repeated="4"/>
          <table:table-cell office:value-type="string" calcext:value-type="string">
            <text:p>4.9m/s -3.9m/s</text:p>
          </table:table-cell>
          <table:table-cell office:value-type="string" calcext:value-type="string">
            <text:p>3.8-1.4m/s</text:p>
          </table:table-cell>
          <table:table-cell office:value-type="string" calcext:value-type="string">
            <text:p>1.3-0.1m/s</text:p>
          </table:table-cell>
          <table:table-cell office:value-type="string" calcext:value-type="string">
            <text:p>0m/s(duh)</text:p>
          </table:table-cell>
          <table:table-cell/>
          <table:table-cell office:value-type="string" calcext:value-type="string">
            <text:p>Can’t,Slow,Moderate,Fast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3]" office:value-type="float" office:value="5" calcext:value-type="float">
            <text:p>5</text:p>
          </table:table-cell>
          <table:table-cell table:formula="of:=[$NEW_REBUILT_2026_PITS.A3]" office:value-type="string" office:string-value="Teammm5555" calcext:value-type="string">
            <text:p>Teammm5555</text:p>
          </table:table-cell>
          <table:table-cell table:formula="of:=COM.MICROSOFT.CONCAT([$NEW_REBUILT_2026_PITS.J3];&quot;, &quot;;NUMTOSTRING([$NEW_REBUILT_2026_PITS.I3];[.O2]))" office:value-type="string" office:string-value="0.5m/s, Slow " calcext:value-type="string">
            <text:p>0.5m/s, Slow </text:p>
          </table:table-cell>
          <table:table-cell table:formula="of:=NUMTOSTRING([$NEW_REBUILT_2026_PITS.Y3];[.O3])">
            <text:p/>
          </table:table-cell>
          <table:table-cell table:formula="of:=NUMTOSTRING([$NEW_REBUILT_2026_PITS.Z3];[.O3])">
            <text:p/>
          </table:table-cell>
          <table:table-cell table:number-columns-repeated="9"/>
          <table:table-cell office:value-type="string" calcext:value-type="string">
            <text:p>Can’t,Bad,Average,Good,Excellent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4]" office:value-type="float" office:value="5" calcext:value-type="float">
            <text:p>5</text:p>
          </table:table-cell>
          <table:table-cell table:formula="of:=[$NEW_REBUILT_2026_PITS.A4]" office:value-type="string" office:string-value="Teammm5555" calcext:value-type="string">
            <text:p>Teammm5555</text:p>
          </table:table-cell>
          <table:table-cell table:formula="of:=COM.MICROSOFT.CONCAT([$NEW_REBUILT_2026_PITS.J4];&quot;, &quot;;NUMTOSTRING([$NEW_REBUILT_2026_PITS.I4];[.O2]))" office:value-type="string" office:string-value="0.5m/s, Slow " calcext:value-type="string">
            <text:p>0.5m/s, Slow </text:p>
          </table:table-cell>
          <table:table-cell table:formula="of:=NUMTOSTRING([$NEW_REBUILT_2026_PITS.Y4];[.O3])">
            <text:p/>
          </table:table-cell>
          <table:table-cell table:formula="of:=NUMTOSTRING([$NEW_REBUILT_2026_PITS.Z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5]" office:value-type="float" office:value="0" calcext:value-type="float">
            <text:p>0</text:p>
          </table:table-cell>
          <table:table-cell table:formula="of:=[$NEW_REBUILT_2026_PITS.A5]" office:value-type="float" office:value="0" calcext:value-type="float">
            <text:p>0</text:p>
          </table:table-cell>
          <table:table-cell table:formula="of:=COM.MICROSOFT.CONCAT([$NEW_REBUILT_2026_PITS.J5];&quot;, &quot;;NUMTOSTRING([$NEW_REBUILT_2026_PITS.I5];[.O2]))" office:value-type="string" office:string-value=", " calcext:value-type="string">
            <text:p>, </text:p>
          </table:table-cell>
          <table:table-cell table:formula="of:=NUMTOSTRING([$NEW_REBUILT_2026_PITS.Y5];[.O3])">
            <text:p/>
          </table:table-cell>
          <table:table-cell table:formula="of:=NUMTOSTRING([$NEW_REBUILT_2026_PITS.Z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6]" office:value-type="float" office:value="0" calcext:value-type="float">
            <text:p>0</text:p>
          </table:table-cell>
          <table:table-cell table:formula="of:=[$NEW_REBUILT_2026_PITS.A6]" office:value-type="float" office:value="0" calcext:value-type="float">
            <text:p>0</text:p>
          </table:table-cell>
          <table:table-cell table:formula="of:=COM.MICROSOFT.CONCAT([$NEW_REBUILT_2026_PITS.J6];&quot;, &quot;;NUMTOSTRING([$NEW_REBUILT_2026_PITS.I6];[.O2]))" office:value-type="string" office:string-value=", " calcext:value-type="string">
            <text:p>, </text:p>
          </table:table-cell>
          <table:table-cell table:formula="of:=NUMTOSTRING([$NEW_REBUILT_2026_PITS.Y6];[.O3])">
            <text:p/>
          </table:table-cell>
          <table:table-cell table:formula="of:=NUMTOSTRING([$NEW_REBUILT_2026_PITS.Z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7]" office:value-type="float" office:value="0" calcext:value-type="float">
            <text:p>0</text:p>
          </table:table-cell>
          <table:table-cell table:formula="of:=[$NEW_REBUILT_2026_PITS.A7]" office:value-type="float" office:value="0" calcext:value-type="float">
            <text:p>0</text:p>
          </table:table-cell>
          <table:table-cell table:formula="of:=COM.MICROSOFT.CONCAT([$NEW_REBUILT_2026_PITS.J7];&quot;, &quot;;NUMTOSTRING([$NEW_REBUILT_2026_PITS.I7];[.O2]))" office:value-type="string" office:string-value=", " calcext:value-type="string">
            <text:p>, </text:p>
          </table:table-cell>
          <table:table-cell table:formula="of:=NUMTOSTRING([$NEW_REBUILT_2026_PITS.Y7];[.O3])">
            <text:p/>
          </table:table-cell>
          <table:table-cell table:formula="of:=NUMTOSTRING([$NEW_REBUILT_2026_PITS.Z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8]" office:value-type="float" office:value="0" calcext:value-type="float">
            <text:p>0</text:p>
          </table:table-cell>
          <table:table-cell table:formula="of:=[$NEW_REBUILT_2026_PITS.A8]" office:value-type="float" office:value="0" calcext:value-type="float">
            <text:p>0</text:p>
          </table:table-cell>
          <table:table-cell table:formula="of:=COM.MICROSOFT.CONCAT([$NEW_REBUILT_2026_PITS.J8];&quot;, &quot;;NUMTOSTRING([$NEW_REBUILT_2026_PITS.I8];[.O2]))" office:value-type="string" office:string-value=", " calcext:value-type="string">
            <text:p>, </text:p>
          </table:table-cell>
          <table:table-cell table:formula="of:=NUMTOSTRING([$NEW_REBUILT_2026_PITS.Y8];[.O3])">
            <text:p/>
          </table:table-cell>
          <table:table-cell table:formula="of:=NUMTOSTRING([$NEW_REBUILT_2026_PITS.Z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9]" office:value-type="float" office:value="0" calcext:value-type="float">
            <text:p>0</text:p>
          </table:table-cell>
          <table:table-cell table:formula="of:=[$NEW_REBUILT_2026_PITS.A9]" office:value-type="float" office:value="0" calcext:value-type="float">
            <text:p>0</text:p>
          </table:table-cell>
          <table:table-cell table:formula="of:=COM.MICROSOFT.CONCAT([$NEW_REBUILT_2026_PITS.J9];&quot;, &quot;;NUMTOSTRING([$NEW_REBUILT_2026_PITS.I9];[.O2]))" office:value-type="string" office:string-value=", " calcext:value-type="string">
            <text:p>, </text:p>
          </table:table-cell>
          <table:table-cell table:formula="of:=NUMTOSTRING([$NEW_REBUILT_2026_PITS.Y9];[.O3])">
            <text:p/>
          </table:table-cell>
          <table:table-cell table:formula="of:=NUMTOSTRING([$NEW_REBUILT_2026_PITS.Z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0]" office:value-type="float" office:value="0" calcext:value-type="float">
            <text:p>0</text:p>
          </table:table-cell>
          <table:table-cell table:formula="of:=[$NEW_REBUILT_2026_PITS.A10]" office:value-type="float" office:value="0" calcext:value-type="float">
            <text:p>0</text:p>
          </table:table-cell>
          <table:table-cell table:formula="of:=COM.MICROSOFT.CONCAT([$NEW_REBUILT_2026_PITS.J10];&quot;, &quot;;NUMTOSTRING([$NEW_REBUILT_2026_PITS.I10];[.O2]))" office:value-type="string" office:string-value=", " calcext:value-type="string">
            <text:p>, </text:p>
          </table:table-cell>
          <table:table-cell table:formula="of:=NUMTOSTRING([$NEW_REBUILT_2026_PITS.Y10];[.O3])">
            <text:p/>
          </table:table-cell>
          <table:table-cell table:formula="of:=NUMTOSTRING([$NEW_REBUILT_2026_PITS.Z1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1]" office:value-type="float" office:value="0" calcext:value-type="float">
            <text:p>0</text:p>
          </table:table-cell>
          <table:table-cell table:formula="of:=[$NEW_REBUILT_2026_PITS.A11]" office:value-type="float" office:value="0" calcext:value-type="float">
            <text:p>0</text:p>
          </table:table-cell>
          <table:table-cell table:formula="of:=COM.MICROSOFT.CONCAT([$NEW_REBUILT_2026_PITS.J11];&quot;, &quot;;NUMTOSTRING([$NEW_REBUILT_2026_PITS.I11];[.O2]))" office:value-type="string" office:string-value=", " calcext:value-type="string">
            <text:p>, </text:p>
          </table:table-cell>
          <table:table-cell table:formula="of:=NUMTOSTRING([$NEW_REBUILT_2026_PITS.Y11];[.O3])">
            <text:p/>
          </table:table-cell>
          <table:table-cell table:formula="of:=NUMTOSTRING([$NEW_REBUILT_2026_PITS.Z11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2]" office:value-type="float" office:value="0" calcext:value-type="float">
            <text:p>0</text:p>
          </table:table-cell>
          <table:table-cell table:formula="of:=[$NEW_REBUILT_2026_PITS.A12]" office:value-type="float" office:value="0" calcext:value-type="float">
            <text:p>0</text:p>
          </table:table-cell>
          <table:table-cell table:formula="of:=COM.MICROSOFT.CONCAT([$NEW_REBUILT_2026_PITS.J12];&quot;, &quot;;NUMTOSTRING([$NEW_REBUILT_2026_PITS.I12];[.O2]))" office:value-type="string" office:string-value=", " calcext:value-type="string">
            <text:p>, </text:p>
          </table:table-cell>
          <table:table-cell table:formula="of:=NUMTOSTRING([$NEW_REBUILT_2026_PITS.Y12];[.O3])">
            <text:p/>
          </table:table-cell>
          <table:table-cell table:formula="of:=NUMTOSTRING([$NEW_REBUILT_2026_PITS.Z12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3]" office:value-type="float" office:value="0" calcext:value-type="float">
            <text:p>0</text:p>
          </table:table-cell>
          <table:table-cell table:formula="of:=[$NEW_REBUILT_2026_PITS.A13]" office:value-type="float" office:value="0" calcext:value-type="float">
            <text:p>0</text:p>
          </table:table-cell>
          <table:table-cell table:formula="of:=COM.MICROSOFT.CONCAT([$NEW_REBUILT_2026_PITS.J13];&quot;, &quot;;NUMTOSTRING([$NEW_REBUILT_2026_PITS.I13];[.O2]))" office:value-type="string" office:string-value=", " calcext:value-type="string">
            <text:p>, </text:p>
          </table:table-cell>
          <table:table-cell table:formula="of:=NUMTOSTRING([$NEW_REBUILT_2026_PITS.Y13];[.O3])">
            <text:p/>
          </table:table-cell>
          <table:table-cell table:formula="of:=NUMTOSTRING([$NEW_REBUILT_2026_PITS.Z13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4]" office:value-type="float" office:value="0" calcext:value-type="float">
            <text:p>0</text:p>
          </table:table-cell>
          <table:table-cell table:formula="of:=[$NEW_REBUILT_2026_PITS.A14]" office:value-type="float" office:value="0" calcext:value-type="float">
            <text:p>0</text:p>
          </table:table-cell>
          <table:table-cell table:formula="of:=COM.MICROSOFT.CONCAT([$NEW_REBUILT_2026_PITS.J14];&quot;, &quot;;NUMTOSTRING([$NEW_REBUILT_2026_PITS.I14];[.O2]))" office:value-type="string" office:string-value=", " calcext:value-type="string">
            <text:p>, </text:p>
          </table:table-cell>
          <table:table-cell table:formula="of:=NUMTOSTRING([$NEW_REBUILT_2026_PITS.Y14];[.O3])">
            <text:p/>
          </table:table-cell>
          <table:table-cell table:formula="of:=NUMTOSTRING([$NEW_REBUILT_2026_PITS.Z1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5]" office:value-type="float" office:value="0" calcext:value-type="float">
            <text:p>0</text:p>
          </table:table-cell>
          <table:table-cell table:formula="of:=[$NEW_REBUILT_2026_PITS.A15]" office:value-type="float" office:value="0" calcext:value-type="float">
            <text:p>0</text:p>
          </table:table-cell>
          <table:table-cell table:formula="of:=COM.MICROSOFT.CONCAT([$NEW_REBUILT_2026_PITS.J15];&quot;, &quot;;NUMTOSTRING([$NEW_REBUILT_2026_PITS.I15];[.O2]))" office:value-type="string" office:string-value=", " calcext:value-type="string">
            <text:p>, </text:p>
          </table:table-cell>
          <table:table-cell table:formula="of:=NUMTOSTRING([$NEW_REBUILT_2026_PITS.Y15];[.O3])">
            <text:p/>
          </table:table-cell>
          <table:table-cell table:formula="of:=NUMTOSTRING([$NEW_REBUILT_2026_PITS.Z1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6]" office:value-type="float" office:value="0" calcext:value-type="float">
            <text:p>0</text:p>
          </table:table-cell>
          <table:table-cell table:formula="of:=[$NEW_REBUILT_2026_PITS.A16]" office:value-type="float" office:value="0" calcext:value-type="float">
            <text:p>0</text:p>
          </table:table-cell>
          <table:table-cell table:formula="of:=COM.MICROSOFT.CONCAT([$NEW_REBUILT_2026_PITS.J16];&quot;, &quot;;NUMTOSTRING([$NEW_REBUILT_2026_PITS.I16];[.O2]))" office:value-type="string" office:string-value=", " calcext:value-type="string">
            <text:p>, </text:p>
          </table:table-cell>
          <table:table-cell table:formula="of:=NUMTOSTRING([$NEW_REBUILT_2026_PITS.Y16];[.O3])">
            <text:p/>
          </table:table-cell>
          <table:table-cell table:formula="of:=NUMTOSTRING([$NEW_REBUILT_2026_PITS.Z1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7]" office:value-type="float" office:value="0" calcext:value-type="float">
            <text:p>0</text:p>
          </table:table-cell>
          <table:table-cell table:formula="of:=[$NEW_REBUILT_2026_PITS.A17]" office:value-type="float" office:value="0" calcext:value-type="float">
            <text:p>0</text:p>
          </table:table-cell>
          <table:table-cell table:formula="of:=COM.MICROSOFT.CONCAT([$NEW_REBUILT_2026_PITS.J17];&quot;, &quot;;NUMTOSTRING([$NEW_REBUILT_2026_PITS.I17];[.O2]))" office:value-type="string" office:string-value=", " calcext:value-type="string">
            <text:p>, </text:p>
          </table:table-cell>
          <table:table-cell table:formula="of:=NUMTOSTRING([$NEW_REBUILT_2026_PITS.Y17];[.O3])">
            <text:p/>
          </table:table-cell>
          <table:table-cell table:formula="of:=NUMTOSTRING([$NEW_REBUILT_2026_PITS.Z1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8]" office:value-type="float" office:value="0" calcext:value-type="float">
            <text:p>0</text:p>
          </table:table-cell>
          <table:table-cell table:formula="of:=[$NEW_REBUILT_2026_PITS.A18]" office:value-type="float" office:value="0" calcext:value-type="float">
            <text:p>0</text:p>
          </table:table-cell>
          <table:table-cell table:formula="of:=COM.MICROSOFT.CONCAT([$NEW_REBUILT_2026_PITS.J18];&quot;, &quot;;NUMTOSTRING([$NEW_REBUILT_2026_PITS.I18];[.O2]))" office:value-type="string" office:string-value=", " calcext:value-type="string">
            <text:p>, </text:p>
          </table:table-cell>
          <table:table-cell table:formula="of:=NUMTOSTRING([$NEW_REBUILT_2026_PITS.Y18];[.O3])">
            <text:p/>
          </table:table-cell>
          <table:table-cell table:formula="of:=NUMTOSTRING([$NEW_REBUILT_2026_PITS.Z1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9]" office:value-type="float" office:value="0" calcext:value-type="float">
            <text:p>0</text:p>
          </table:table-cell>
          <table:table-cell table:formula="of:=[$NEW_REBUILT_2026_PITS.A19]" office:value-type="float" office:value="0" calcext:value-type="float">
            <text:p>0</text:p>
          </table:table-cell>
          <table:table-cell table:formula="of:=COM.MICROSOFT.CONCAT([$NEW_REBUILT_2026_PITS.J19];&quot;, &quot;;NUMTOSTRING([$NEW_REBUILT_2026_PITS.I19];[.O2]))" office:value-type="string" office:string-value=", " calcext:value-type="string">
            <text:p>, </text:p>
          </table:table-cell>
          <table:table-cell table:formula="of:=NUMTOSTRING([$NEW_REBUILT_2026_PITS.Y19];[.O3])">
            <text:p/>
          </table:table-cell>
          <table:table-cell table:formula="of:=NUMTOSTRING([$NEW_REBUILT_2026_PITS.Z1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0]" office:value-type="float" office:value="0" calcext:value-type="float">
            <text:p>0</text:p>
          </table:table-cell>
          <table:table-cell table:formula="of:=[$NEW_REBUILT_2026_PITS.A20]" office:value-type="float" office:value="0" calcext:value-type="float">
            <text:p>0</text:p>
          </table:table-cell>
          <table:table-cell table:formula="of:=COM.MICROSOFT.CONCAT([$NEW_REBUILT_2026_PITS.J20];&quot;, &quot;;NUMTOSTRING([$NEW_REBUILT_2026_PITS.I20];[.O2]))" office:value-type="string" office:string-value=", " calcext:value-type="string">
            <text:p>, </text:p>
          </table:table-cell>
          <table:table-cell table:formula="of:=NUMTOSTRING([$NEW_REBUILT_2026_PITS.Y20];[.O3])">
            <text:p/>
          </table:table-cell>
          <table:table-cell table:formula="of:=NUMTOSTRING([$NEW_REBUILT_2026_PITS.Z2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1]" office:value-type="float" office:value="0" calcext:value-type="float">
            <text:p>0</text:p>
          </table:table-cell>
          <table:table-cell table:formula="of:=[$NEW_REBUILT_2026_PITS.A21]" office:value-type="float" office:value="0" calcext:value-type="float">
            <text:p>0</text:p>
          </table:table-cell>
          <table:table-cell table:formula="of:=COM.MICROSOFT.CONCAT([$NEW_REBUILT_2026_PITS.J21];&quot;, &quot;;NUMTOSTRING([$NEW_REBUILT_2026_PITS.I21];[.O2]))" office:value-type="string" office:string-value=", " calcext:value-type="string">
            <text:p>, </text:p>
          </table:table-cell>
          <table:table-cell table:formula="of:=NUMTOSTRING([$NEW_REBUILT_2026_PITS.Y21];[.O3])">
            <text:p/>
          </table:table-cell>
          <table:table-cell table:formula="of:=NUMTOSTRING([$NEW_REBUILT_2026_PITS.Z21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2]" office:value-type="float" office:value="0" calcext:value-type="float">
            <text:p>0</text:p>
          </table:table-cell>
          <table:table-cell table:formula="of:=[$NEW_REBUILT_2026_PITS.A22]" office:value-type="float" office:value="0" calcext:value-type="float">
            <text:p>0</text:p>
          </table:table-cell>
          <table:table-cell table:formula="of:=COM.MICROSOFT.CONCAT([$NEW_REBUILT_2026_PITS.J22];&quot;, &quot;;NUMTOSTRING([$NEW_REBUILT_2026_PITS.I22];[.O2]))" office:value-type="string" office:string-value=", " calcext:value-type="string">
            <text:p>, </text:p>
          </table:table-cell>
          <table:table-cell table:formula="of:=NUMTOSTRING([$NEW_REBUILT_2026_PITS.Y22];[.O3])">
            <text:p/>
          </table:table-cell>
          <table:table-cell table:formula="of:=NUMTOSTRING([$NEW_REBUILT_2026_PITS.Z22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3]" office:value-type="float" office:value="0" calcext:value-type="float">
            <text:p>0</text:p>
          </table:table-cell>
          <table:table-cell table:formula="of:=[$NEW_REBUILT_2026_PITS.A23]" office:value-type="float" office:value="0" calcext:value-type="float">
            <text:p>0</text:p>
          </table:table-cell>
          <table:table-cell table:formula="of:=COM.MICROSOFT.CONCAT([$NEW_REBUILT_2026_PITS.J23];&quot;, &quot;;NUMTOSTRING([$NEW_REBUILT_2026_PITS.I23];[.O2]))" office:value-type="string" office:string-value=", " calcext:value-type="string">
            <text:p>, </text:p>
          </table:table-cell>
          <table:table-cell table:formula="of:=NUMTOSTRING([$NEW_REBUILT_2026_PITS.Y23];[.O3])">
            <text:p/>
          </table:table-cell>
          <table:table-cell table:formula="of:=NUMTOSTRING([$NEW_REBUILT_2026_PITS.Z23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4]" office:value-type="float" office:value="0" calcext:value-type="float">
            <text:p>0</text:p>
          </table:table-cell>
          <table:table-cell table:formula="of:=[$NEW_REBUILT_2026_PITS.A24]" office:value-type="float" office:value="0" calcext:value-type="float">
            <text:p>0</text:p>
          </table:table-cell>
          <table:table-cell table:formula="of:=COM.MICROSOFT.CONCAT([$NEW_REBUILT_2026_PITS.J24];&quot;, &quot;;NUMTOSTRING([$NEW_REBUILT_2026_PITS.I24];[.O2]))" office:value-type="string" office:string-value=", " calcext:value-type="string">
            <text:p>, </text:p>
          </table:table-cell>
          <table:table-cell table:formula="of:=NUMTOSTRING([$NEW_REBUILT_2026_PITS.Y24];[.O3])">
            <text:p/>
          </table:table-cell>
          <table:table-cell table:formula="of:=NUMTOSTRING([$NEW_REBUILT_2026_PITS.Z2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5]" office:value-type="float" office:value="0" calcext:value-type="float">
            <text:p>0</text:p>
          </table:table-cell>
          <table:table-cell table:formula="of:=[$NEW_REBUILT_2026_PITS.A25]" office:value-type="float" office:value="0" calcext:value-type="float">
            <text:p>0</text:p>
          </table:table-cell>
          <table:table-cell table:formula="of:=COM.MICROSOFT.CONCAT([$NEW_REBUILT_2026_PITS.J25];&quot;, &quot;;NUMTOSTRING([$NEW_REBUILT_2026_PITS.I25];[.O2]))" office:value-type="string" office:string-value=", " calcext:value-type="string">
            <text:p>, </text:p>
          </table:table-cell>
          <table:table-cell table:formula="of:=NUMTOSTRING([$NEW_REBUILT_2026_PITS.Y25];[.O3])">
            <text:p/>
          </table:table-cell>
          <table:table-cell table:formula="of:=NUMTOSTRING([$NEW_REBUILT_2026_PITS.Z2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6]" office:value-type="float" office:value="0" calcext:value-type="float">
            <text:p>0</text:p>
          </table:table-cell>
          <table:table-cell table:formula="of:=[$NEW_REBUILT_2026_PITS.A26]" office:value-type="float" office:value="0" calcext:value-type="float">
            <text:p>0</text:p>
          </table:table-cell>
          <table:table-cell table:formula="of:=COM.MICROSOFT.CONCAT([$NEW_REBUILT_2026_PITS.J26];&quot;, &quot;;NUMTOSTRING([$NEW_REBUILT_2026_PITS.I26];[.O2]))" office:value-type="string" office:string-value=", " calcext:value-type="string">
            <text:p>, </text:p>
          </table:table-cell>
          <table:table-cell table:formula="of:=NUMTOSTRING([$NEW_REBUILT_2026_PITS.Y26];[.O3])">
            <text:p/>
          </table:table-cell>
          <table:table-cell table:formula="of:=NUMTOSTRING([$NEW_REBUILT_2026_PITS.Z2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7]" office:value-type="float" office:value="0" calcext:value-type="float">
            <text:p>0</text:p>
          </table:table-cell>
          <table:table-cell table:formula="of:=[$NEW_REBUILT_2026_PITS.A27]" office:value-type="float" office:value="0" calcext:value-type="float">
            <text:p>0</text:p>
          </table:table-cell>
          <table:table-cell table:formula="of:=COM.MICROSOFT.CONCAT([$NEW_REBUILT_2026_PITS.J27];&quot;, &quot;;NUMTOSTRING([$NEW_REBUILT_2026_PITS.I27];[.O2]))" office:value-type="string" office:string-value=", " calcext:value-type="string">
            <text:p>, </text:p>
          </table:table-cell>
          <table:table-cell table:formula="of:=NUMTOSTRING([$NEW_REBUILT_2026_PITS.Y27];[.O3])">
            <text:p/>
          </table:table-cell>
          <table:table-cell table:formula="of:=NUMTOSTRING([$NEW_REBUILT_2026_PITS.Z2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8]" office:value-type="float" office:value="0" calcext:value-type="float">
            <text:p>0</text:p>
          </table:table-cell>
          <table:table-cell table:formula="of:=[$NEW_REBUILT_2026_PITS.A28]" office:value-type="float" office:value="0" calcext:value-type="float">
            <text:p>0</text:p>
          </table:table-cell>
          <table:table-cell table:formula="of:=COM.MICROSOFT.CONCAT([$NEW_REBUILT_2026_PITS.J28];&quot;, &quot;;NUMTOSTRING([$NEW_REBUILT_2026_PITS.I28];[.O2]))" office:value-type="string" office:string-value=", " calcext:value-type="string">
            <text:p>, </text:p>
          </table:table-cell>
          <table:table-cell table:formula="of:=NUMTOSTRING([$NEW_REBUILT_2026_PITS.Y28];[.O3])">
            <text:p/>
          </table:table-cell>
          <table:table-cell table:formula="of:=NUMTOSTRING([$NEW_REBUILT_2026_PITS.Z2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9]" office:value-type="float" office:value="0" calcext:value-type="float">
            <text:p>0</text:p>
          </table:table-cell>
          <table:table-cell table:formula="of:=[$NEW_REBUILT_2026_PITS.A29]" office:value-type="float" office:value="0" calcext:value-type="float">
            <text:p>0</text:p>
          </table:table-cell>
          <table:table-cell table:formula="of:=COM.MICROSOFT.CONCAT([$NEW_REBUILT_2026_PITS.J29];&quot;, &quot;;NUMTOSTRING([$NEW_REBUILT_2026_PITS.I29];[.O2]))" office:value-type="string" office:string-value=", " calcext:value-type="string">
            <text:p>, </text:p>
          </table:table-cell>
          <table:table-cell table:formula="of:=NUMTOSTRING([$NEW_REBUILT_2026_PITS.Y29];[.O3])">
            <text:p/>
          </table:table-cell>
          <table:table-cell table:formula="of:=NUMTOSTRING([$NEW_REBUILT_2026_PITS.Z2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0]" office:value-type="float" office:value="0" calcext:value-type="float">
            <text:p>0</text:p>
          </table:table-cell>
          <table:table-cell table:formula="of:=[$NEW_REBUILT_2026_PITS.A30]" office:value-type="float" office:value="0" calcext:value-type="float">
            <text:p>0</text:p>
          </table:table-cell>
          <table:table-cell table:formula="of:=COM.MICROSOFT.CONCAT([$NEW_REBUILT_2026_PITS.J30];&quot;, &quot;;NUMTOSTRING([$NEW_REBUILT_2026_PITS.I30];[.O2]))" office:value-type="string" office:string-value=", " calcext:value-type="string">
            <text:p>, </text:p>
          </table:table-cell>
          <table:table-cell table:formula="of:=NUMTOSTRING([$NEW_REBUILT_2026_PITS.Y30];[.O3])">
            <text:p/>
          </table:table-cell>
          <table:table-cell table:formula="of:=NUMTOSTRING([$NEW_REBUILT_2026_PITS.Z3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1]" office:value-type="float" office:value="0" calcext:value-type="float">
            <text:p>0</text:p>
          </table:table-cell>
          <table:table-cell table:formula="of:=[$NEW_REBUILT_2026_PITS.A31]" office:value-type="float" office:value="0" calcext:value-type="float">
            <text:p>0</text:p>
          </table:table-cell>
          <table:table-cell table:formula="of:=COM.MICROSOFT.CONCAT([$NEW_REBUILT_2026_PITS.J31];&quot;, &quot;;NUMTOSTRING([$NEW_REBUILT_2026_PITS.I31];[.O2]))" office:value-type="string" office:string-value=", " calcext:value-type="string">
            <text:p>, </text:p>
          </table:table-cell>
          <table:table-cell table:formula="of:=NUMTOSTRING([$NEW_REBUILT_2026_PITS.Y31];[.O3])">
            <text:p/>
          </table:table-cell>
          <table:table-cell table:formula="of:=NUMTOSTRING([$NEW_REBUILT_2026_PITS.Z31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2]" office:value-type="float" office:value="0" calcext:value-type="float">
            <text:p>0</text:p>
          </table:table-cell>
          <table:table-cell table:formula="of:=[$NEW_REBUILT_2026_PITS.A32]" office:value-type="float" office:value="0" calcext:value-type="float">
            <text:p>0</text:p>
          </table:table-cell>
          <table:table-cell table:formula="of:=COM.MICROSOFT.CONCAT([$NEW_REBUILT_2026_PITS.J32];&quot;, &quot;;NUMTOSTRING([$NEW_REBUILT_2026_PITS.I32];[.O2]))" office:value-type="string" office:string-value=", " calcext:value-type="string">
            <text:p>, </text:p>
          </table:table-cell>
          <table:table-cell table:formula="of:=NUMTOSTRING([$NEW_REBUILT_2026_PITS.Y32];[.O3])">
            <text:p/>
          </table:table-cell>
          <table:table-cell table:formula="of:=NUMTOSTRING([$NEW_REBUILT_2026_PITS.Z32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3]" office:value-type="float" office:value="0" calcext:value-type="float">
            <text:p>0</text:p>
          </table:table-cell>
          <table:table-cell table:formula="of:=[$NEW_REBUILT_2026_PITS.A33]" office:value-type="float" office:value="0" calcext:value-type="float">
            <text:p>0</text:p>
          </table:table-cell>
          <table:table-cell table:formula="of:=COM.MICROSOFT.CONCAT([$NEW_REBUILT_2026_PITS.J33];&quot;, &quot;;NUMTOSTRING([$NEW_REBUILT_2026_PITS.I33];[.O2]))" office:value-type="string" office:string-value=", " calcext:value-type="string">
            <text:p>, </text:p>
          </table:table-cell>
          <table:table-cell table:formula="of:=NUMTOSTRING([$NEW_REBUILT_2026_PITS.Y33];[.O3])">
            <text:p/>
          </table:table-cell>
          <table:table-cell table:formula="of:=NUMTOSTRING([$NEW_REBUILT_2026_PITS.Z33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4]" office:value-type="float" office:value="0" calcext:value-type="float">
            <text:p>0</text:p>
          </table:table-cell>
          <table:table-cell table:formula="of:=[$NEW_REBUILT_2026_PITS.A34]" office:value-type="float" office:value="0" calcext:value-type="float">
            <text:p>0</text:p>
          </table:table-cell>
          <table:table-cell table:formula="of:=COM.MICROSOFT.CONCAT([$NEW_REBUILT_2026_PITS.J34];&quot;, &quot;;NUMTOSTRING([$NEW_REBUILT_2026_PITS.I34];[.O2]))" office:value-type="string" office:string-value=", " calcext:value-type="string">
            <text:p>, </text:p>
          </table:table-cell>
          <table:table-cell table:formula="of:=NUMTOSTRING([$NEW_REBUILT_2026_PITS.Y34];[.O3])">
            <text:p/>
          </table:table-cell>
          <table:table-cell table:formula="of:=NUMTOSTRING([$NEW_REBUILT_2026_PITS.Z3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5]" office:value-type="float" office:value="0" calcext:value-type="float">
            <text:p>0</text:p>
          </table:table-cell>
          <table:table-cell table:formula="of:=[$NEW_REBUILT_2026_PITS.A35]" office:value-type="float" office:value="0" calcext:value-type="float">
            <text:p>0</text:p>
          </table:table-cell>
          <table:table-cell table:formula="of:=COM.MICROSOFT.CONCAT([$NEW_REBUILT_2026_PITS.J35];&quot;, &quot;;NUMTOSTRING([$NEW_REBUILT_2026_PITS.I35];[.O2]))" office:value-type="string" office:string-value=", " calcext:value-type="string">
            <text:p>, </text:p>
          </table:table-cell>
          <table:table-cell table:formula="of:=NUMTOSTRING([$NEW_REBUILT_2026_PITS.Y35];[.O3])">
            <text:p/>
          </table:table-cell>
          <table:table-cell table:formula="of:=NUMTOSTRING([$NEW_REBUILT_2026_PITS.Z3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6]" office:value-type="float" office:value="0" calcext:value-type="float">
            <text:p>0</text:p>
          </table:table-cell>
          <table:table-cell table:formula="of:=[$NEW_REBUILT_2026_PITS.A36]" office:value-type="float" office:value="0" calcext:value-type="float">
            <text:p>0</text:p>
          </table:table-cell>
          <table:table-cell table:formula="of:=COM.MICROSOFT.CONCAT([$NEW_REBUILT_2026_PITS.J36];&quot;, &quot;;NUMTOSTRING([$NEW_REBUILT_2026_PITS.I36];[.O2]))" office:value-type="string" office:string-value=", " calcext:value-type="string">
            <text:p>, </text:p>
          </table:table-cell>
          <table:table-cell table:formula="of:=NUMTOSTRING([$NEW_REBUILT_2026_PITS.Y36];[.O3])">
            <text:p/>
          </table:table-cell>
          <table:table-cell table:formula="of:=NUMTOSTRING([$NEW_REBUILT_2026_PITS.Z3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7]" office:value-type="float" office:value="0" calcext:value-type="float">
            <text:p>0</text:p>
          </table:table-cell>
          <table:table-cell table:formula="of:=[$NEW_REBUILT_2026_PITS.A37]" office:value-type="float" office:value="0" calcext:value-type="float">
            <text:p>0</text:p>
          </table:table-cell>
          <table:table-cell table:formula="of:=COM.MICROSOFT.CONCAT([$NEW_REBUILT_2026_PITS.J37];&quot;, &quot;;NUMTOSTRING([$NEW_REBUILT_2026_PITS.I37];[.O2]))" office:value-type="string" office:string-value=", " calcext:value-type="string">
            <text:p>, </text:p>
          </table:table-cell>
          <table:table-cell table:formula="of:=NUMTOSTRING([$NEW_REBUILT_2026_PITS.Y37];[.O3])">
            <text:p/>
          </table:table-cell>
          <table:table-cell table:formula="of:=NUMTOSTRING([$NEW_REBUILT_2026_PITS.Z3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8]" office:value-type="float" office:value="0" calcext:value-type="float">
            <text:p>0</text:p>
          </table:table-cell>
          <table:table-cell table:formula="of:=[$NEW_REBUILT_2026_PITS.A38]" office:value-type="float" office:value="0" calcext:value-type="float">
            <text:p>0</text:p>
          </table:table-cell>
          <table:table-cell table:formula="of:=COM.MICROSOFT.CONCAT([$NEW_REBUILT_2026_PITS.J38];&quot;, &quot;;NUMTOSTRING([$NEW_REBUILT_2026_PITS.I38];[.O2]))" office:value-type="string" office:string-value=", " calcext:value-type="string">
            <text:p>, </text:p>
          </table:table-cell>
          <table:table-cell table:formula="of:=NUMTOSTRING([$NEW_REBUILT_2026_PITS.Y38];[.O3])">
            <text:p/>
          </table:table-cell>
          <table:table-cell table:formula="of:=NUMTOSTRING([$NEW_REBUILT_2026_PITS.Z3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9]" office:value-type="float" office:value="0" calcext:value-type="float">
            <text:p>0</text:p>
          </table:table-cell>
          <table:table-cell table:formula="of:=[$NEW_REBUILT_2026_PITS.A39]" office:value-type="float" office:value="0" calcext:value-type="float">
            <text:p>0</text:p>
          </table:table-cell>
          <table:table-cell table:formula="of:=COM.MICROSOFT.CONCAT([$NEW_REBUILT_2026_PITS.J39];&quot;, &quot;;NUMTOSTRING([$NEW_REBUILT_2026_PITS.I39];[.O2]))" office:value-type="string" office:string-value=", " calcext:value-type="string">
            <text:p>, </text:p>
          </table:table-cell>
          <table:table-cell table:formula="of:=NUMTOSTRING([$NEW_REBUILT_2026_PITS.Y39];[.O3])">
            <text:p/>
          </table:table-cell>
          <table:table-cell table:formula="of:=NUMTOSTRING([$NEW_REBUILT_2026_PITS.Z3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0]" office:value-type="float" office:value="0" calcext:value-type="float">
            <text:p>0</text:p>
          </table:table-cell>
          <table:table-cell table:formula="of:=[$NEW_REBUILT_2026_PITS.A40]" office:value-type="float" office:value="0" calcext:value-type="float">
            <text:p>0</text:p>
          </table:table-cell>
          <table:table-cell table:formula="of:=COM.MICROSOFT.CONCAT([$NEW_REBUILT_2026_PITS.J40];&quot;, &quot;;NUMTOSTRING([$NEW_REBUILT_2026_PITS.I40];[.O2]))" office:value-type="string" office:string-value=", " calcext:value-type="string">
            <text:p>, </text:p>
          </table:table-cell>
          <table:table-cell table:formula="of:=NUMTOSTRING([$NEW_REBUILT_2026_PITS.Y40];[.O3])">
            <text:p/>
          </table:table-cell>
          <table:table-cell table:formula="of:=NUMTOSTRING([$NEW_REBUILT_2026_PITS.Z4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1]" office:value-type="float" office:value="0" calcext:value-type="float">
            <text:p>0</text:p>
          </table:table-cell>
          <table:table-cell table:formula="of:=[$NEW_REBUILT_2026_PITS.A41]" office:value-type="float" office:value="0" calcext:value-type="float">
            <text:p>0</text:p>
          </table:table-cell>
          <table:table-cell table:formula="of:=COM.MICROSOFT.CONCAT([$NEW_REBUILT_2026_PITS.J41];&quot;, &quot;;NUMTOSTRING([$NEW_REBUILT_2026_PITS.I41];[.O2]))" office:value-type="string" office:string-value=", " calcext:value-type="string">
            <text:p>, </text:p>
          </table:table-cell>
          <table:table-cell table:formula="of:=NUMTOSTRING([$NEW_REBUILT_2026_PITS.Y41];[.O3])">
            <text:p/>
          </table:table-cell>
          <table:table-cell table:formula="of:=NUMTOSTRING([$NEW_REBUILT_2026_PITS.Z41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2]" office:value-type="float" office:value="0" calcext:value-type="float">
            <text:p>0</text:p>
          </table:table-cell>
          <table:table-cell table:formula="of:=[$NEW_REBUILT_2026_PITS.A42]" office:value-type="float" office:value="0" calcext:value-type="float">
            <text:p>0</text:p>
          </table:table-cell>
          <table:table-cell table:formula="of:=COM.MICROSOFT.CONCAT([$NEW_REBUILT_2026_PITS.J42];&quot;, &quot;;NUMTOSTRING([$NEW_REBUILT_2026_PITS.I42];[.O2]))" office:value-type="string" office:string-value=", " calcext:value-type="string">
            <text:p>, </text:p>
          </table:table-cell>
          <table:table-cell table:formula="of:=NUMTOSTRING([$NEW_REBUILT_2026_PITS.Y42];[.O3])">
            <text:p/>
          </table:table-cell>
          <table:table-cell table:formula="of:=NUMTOSTRING([$NEW_REBUILT_2026_PITS.Z42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3]" office:value-type="float" office:value="0" calcext:value-type="float">
            <text:p>0</text:p>
          </table:table-cell>
          <table:table-cell table:formula="of:=[$NEW_REBUILT_2026_PITS.A43]" office:value-type="float" office:value="0" calcext:value-type="float">
            <text:p>0</text:p>
          </table:table-cell>
          <table:table-cell table:formula="of:=COM.MICROSOFT.CONCAT([$NEW_REBUILT_2026_PITS.J43];&quot;, &quot;;NUMTOSTRING([$NEW_REBUILT_2026_PITS.I43];[.O2]))" office:value-type="string" office:string-value=", " calcext:value-type="string">
            <text:p>, </text:p>
          </table:table-cell>
          <table:table-cell table:formula="of:=NUMTOSTRING([$NEW_REBUILT_2026_PITS.Y43];[.O3])">
            <text:p/>
          </table:table-cell>
          <table:table-cell table:formula="of:=NUMTOSTRING([$NEW_REBUILT_2026_PITS.Z43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4]" office:value-type="float" office:value="0" calcext:value-type="float">
            <text:p>0</text:p>
          </table:table-cell>
          <table:table-cell table:formula="of:=[$NEW_REBUILT_2026_PITS.A44]" office:value-type="float" office:value="0" calcext:value-type="float">
            <text:p>0</text:p>
          </table:table-cell>
          <table:table-cell table:formula="of:=COM.MICROSOFT.CONCAT([$NEW_REBUILT_2026_PITS.J44];&quot;, &quot;;NUMTOSTRING([$NEW_REBUILT_2026_PITS.I44];[.O2]))" office:value-type="string" office:string-value=", " calcext:value-type="string">
            <text:p>, </text:p>
          </table:table-cell>
          <table:table-cell table:formula="of:=NUMTOSTRING([$NEW_REBUILT_2026_PITS.Y44];[.O3])">
            <text:p/>
          </table:table-cell>
          <table:table-cell table:formula="of:=NUMTOSTRING([$NEW_REBUILT_2026_PITS.Z4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5]" office:value-type="float" office:value="0" calcext:value-type="float">
            <text:p>0</text:p>
          </table:table-cell>
          <table:table-cell table:formula="of:=[$NEW_REBUILT_2026_PITS.A45]" office:value-type="float" office:value="0" calcext:value-type="float">
            <text:p>0</text:p>
          </table:table-cell>
          <table:table-cell table:formula="of:=COM.MICROSOFT.CONCAT([$NEW_REBUILT_2026_PITS.J45];&quot;, &quot;;NUMTOSTRING([$NEW_REBUILT_2026_PITS.I45];[.O2]))" office:value-type="string" office:string-value=", " calcext:value-type="string">
            <text:p>, </text:p>
          </table:table-cell>
          <table:table-cell table:formula="of:=NUMTOSTRING([$NEW_REBUILT_2026_PITS.Y45];[.O3])">
            <text:p/>
          </table:table-cell>
          <table:table-cell table:formula="of:=NUMTOSTRING([$NEW_REBUILT_2026_PITS.Z4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6]" office:value-type="float" office:value="0" calcext:value-type="float">
            <text:p>0</text:p>
          </table:table-cell>
          <table:table-cell table:formula="of:=[$NEW_REBUILT_2026_PITS.A46]" office:value-type="float" office:value="0" calcext:value-type="float">
            <text:p>0</text:p>
          </table:table-cell>
          <table:table-cell table:formula="of:=COM.MICROSOFT.CONCAT([$NEW_REBUILT_2026_PITS.J46];&quot;, &quot;;NUMTOSTRING([$NEW_REBUILT_2026_PITS.I46];[.O2]))" office:value-type="string" office:string-value=", " calcext:value-type="string">
            <text:p>, </text:p>
          </table:table-cell>
          <table:table-cell table:formula="of:=NUMTOSTRING([$NEW_REBUILT_2026_PITS.Y46];[.O3])">
            <text:p/>
          </table:table-cell>
          <table:table-cell table:formula="of:=NUMTOSTRING([$NEW_REBUILT_2026_PITS.Z4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7]" office:value-type="float" office:value="0" calcext:value-type="float">
            <text:p>0</text:p>
          </table:table-cell>
          <table:table-cell table:formula="of:=[$NEW_REBUILT_2026_PITS.A47]" office:value-type="float" office:value="0" calcext:value-type="float">
            <text:p>0</text:p>
          </table:table-cell>
          <table:table-cell table:formula="of:=COM.MICROSOFT.CONCAT([$NEW_REBUILT_2026_PITS.J47];&quot;, &quot;;NUMTOSTRING([$NEW_REBUILT_2026_PITS.I47];[.O2]))" office:value-type="string" office:string-value=", " calcext:value-type="string">
            <text:p>, </text:p>
          </table:table-cell>
          <table:table-cell table:formula="of:=NUMTOSTRING([$NEW_REBUILT_2026_PITS.Y47];[.O3])">
            <text:p/>
          </table:table-cell>
          <table:table-cell table:formula="of:=NUMTOSTRING([$NEW_REBUILT_2026_PITS.Z4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8]" office:value-type="float" office:value="0" calcext:value-type="float">
            <text:p>0</text:p>
          </table:table-cell>
          <table:table-cell table:formula="of:=[$NEW_REBUILT_2026_PITS.A48]" office:value-type="float" office:value="0" calcext:value-type="float">
            <text:p>0</text:p>
          </table:table-cell>
          <table:table-cell table:formula="of:=COM.MICROSOFT.CONCAT([$NEW_REBUILT_2026_PITS.J48];&quot;, &quot;;NUMTOSTRING([$NEW_REBUILT_2026_PITS.I48];[.O2]))" office:value-type="string" office:string-value=", " calcext:value-type="string">
            <text:p>, </text:p>
          </table:table-cell>
          <table:table-cell table:formula="of:=NUMTOSTRING([$NEW_REBUILT_2026_PITS.Y48];[.O3])">
            <text:p/>
          </table:table-cell>
          <table:table-cell table:formula="of:=NUMTOSTRING([$NEW_REBUILT_2026_PITS.Z4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9]" office:value-type="float" office:value="0" calcext:value-type="float">
            <text:p>0</text:p>
          </table:table-cell>
          <table:table-cell table:formula="of:=[$NEW_REBUILT_2026_PITS.A49]" office:value-type="float" office:value="0" calcext:value-type="float">
            <text:p>0</text:p>
          </table:table-cell>
          <table:table-cell table:formula="of:=COM.MICROSOFT.CONCAT([$NEW_REBUILT_2026_PITS.J49];&quot;, &quot;;NUMTOSTRING([$NEW_REBUILT_2026_PITS.I49];[.O2]))" office:value-type="string" office:string-value=", " calcext:value-type="string">
            <text:p>, </text:p>
          </table:table-cell>
          <table:table-cell table:formula="of:=NUMTOSTRING([$NEW_REBUILT_2026_PITS.Y49];[.O3])">
            <text:p/>
          </table:table-cell>
          <table:table-cell table:formula="of:=NUMTOSTRING([$NEW_REBUILT_2026_PITS.Z4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50]" office:value-type="float" office:value="0" calcext:value-type="float">
            <text:p>0</text:p>
          </table:table-cell>
          <table:table-cell table:formula="of:=[$NEW_REBUILT_2026_PITS.A50]" office:value-type="float" office:value="0" calcext:value-type="float">
            <text:p>0</text:p>
          </table:table-cell>
          <table:table-cell table:formula="of:=COM.MICROSOFT.CONCAT([$NEW_REBUILT_2026_PITS.J50];&quot;, &quot;;NUMTOSTRING([$NEW_REBUILT_2026_PITS.I50];[.O2]))" office:value-type="string" office:string-value=", " calcext:value-type="string">
            <text:p>, </text:p>
          </table:table-cell>
          <table:table-cell table:formula="of:=NUMTOSTRING([$NEW_REBUILT_2026_PITS.Y50];[.O3])">
            <text:p/>
          </table:table-cell>
          <table:table-cell table:formula="of:=NUMTOSTRING([$NEW_REBUILT_2026_PITS.Z5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 table:number-rows-repeated="149">
          <table:table-cell table:number-columns-repeated="15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</table:table>
      <table:table table:name="Organized Data - Autonomous" table:style-name="ta2">
        <office:forms form:automatic-focus="false" form:apply-design-mode="false"/>
        <table:table-column table:style-name="co51" table:default-cell-style-name="Default"/>
        <table:table-column table:style-name="co101" table:default-cell-style-name="Default"/>
        <table:table-column table:style-name="co102" table:default-cell-style-name="Default"/>
        <table:table-row table:style-name="ro2">
          <table:table-cell office:value-type="string" calcext:value-type="string">
            <text:p>Team Info</text:p>
          </table:table-cell>
          <table:table-cell office:value-type="string" calcext:value-type="string">
            <text:p>Left <text:s/>Starting Zone</text:p>
          </table:table-cell>
          <table:table-cell office:value-type="string" calcext:value-type="string">
            <text:p>Fuel Collected Auton</text:p>
          </table:table-cell>
        </table:table-row>
      </table:table>
      <table:table table:name="PIT SCORE" table:style-name="ta7">
        <office:forms form:automatic-focus="false" form:apply-design-mode="false"/>
        <table:table-column table:style-name="co103" table:default-cell-style-name="ce28"/>
        <table:table-column table:style-name="co31" table:default-cell-style-name="ce28"/>
        <table:table-column table:style-name="co23" table:default-cell-style-name="ce28"/>
        <table:table-column table:style-name="co93" table:default-cell-style-name="ce28"/>
        <table:table-column table:style-name="co23" table:default-cell-style-name="ce28"/>
        <table:table-column table:style-name="co90" table:default-cell-style-name="ce28"/>
        <table:table-column table:style-name="co104" table:default-cell-style-name="ce28"/>
        <table:table-column table:style-name="co51" table:default-cell-style-name="ce28"/>
        <table:table-column table:style-name="co105" table:default-cell-style-name="ce28"/>
        <table:table-column table:style-name="co31" table:number-columns-repeated="16375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Scout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$NEW_REBUILT_2026_PITS.I2]" office:value-type="float" office:value="3" calcext:value-type="float">
            <text:p>3</text:p>
          </table:table-cell>
          <table:table-cell table:style-name="Default" table:formula="of:=SUM([$REBUILT_2026_PITS.M2] ; [$REBUILT_2026_PITS.N2] ; [$REBUILT_2026_PITS.S2] ; [$REBUILT_2026_PITS.Y2] ;  [$REBUILT_2026_PITS.AD2] )" office:value-type="float" office:value="9" calcext:value-type="float">
            <text:p>9</text:p>
          </table:table-cell>
          <table:table-cell table:style-name="Default" table:formula="of:=SUM( INDEX([$REBUILT_2026_PITS.P2];1) +  INDEX([$REBUILT_2026_PITS.AE2];1) +  INDEX([$REBUILT_2026_PITS.AF2];1) )" office:value-type="float" office:value="19" calcext:value-type="float">
            <text:p>19</text:p>
          </table:table-cell>
          <table:table-cell table:style-name="Default" table:formula="of:=INDEX([$REBUILT_2026_PITS.AG2];1)" office:value-type="float" office:value="10" calcext:value-type="float">
            <text:p>10</text:p>
          </table:table-cell>
          <table:table-cell table:style-name="Default" table:formula="of:=SUM( [$REBUILT_2026_PITS.AD2] ; [$REBUILT_2026_PITS.AE2] ;  [$REBUILT_2026_PITS.AF2] )" office:value-type="float" office:value="12" calcext:value-type="float">
            <text:p>12</text:p>
          </table:table-cell>
          <table:table-cell table:style-name="Default"/>
          <table:table-cell table:style-name="Default" table:formula="of:=SUM([.C2]+[.D2]+[.E2]+[.F2]+[.G2])" office:value-type="float" office:value="53" calcext:value-type="float">
            <text:p>53</text:p>
          </table:table-cell>
          <table:table-cell table:style-name="Default" table:number-columns-repeated="16375"/>
        </table:table-row>
      </table:table>
      <table:table table:name="MATCH SCORE" table:style-name="ta2">
        <office:forms form:automatic-focus="false" form:apply-design-mode="false"/>
        <table:table-column table:style-name="co22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ce54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51" table:number-columns-repeated="4" table:default-cell-style-name="Default"/>
        <table:table-column table:style-name="co112" table:default-cell-style-name="Default"/>
        <table:table-row table:style-name="ro1">
          <table:table-cell table:style-name="ce28" office:value-type="string" calcext:value-type="string">
            <text:p>TEAM INFO</text:p>
          </table:table-cell>
          <table:table-cell table:style-name="ce28" office:value-type="string" calcext:value-type="string">
            <text:p>Match Number</text:p>
          </table:table-cell>
          <table:table-cell table:style-name="ce28" office:value-type="string" calcext:value-type="string">
            <text:p>Fuel Score</text:p>
          </table:table-cell>
          <table:table-cell table:style-name="ce28" office:value-type="string" calcext:value-type="string">
            <text:p>Match Bonuses</text:p>
          </table:table-cell>
          <table:table-cell table:style-name="ce28" office:value-type="string" calcext:value-type="string">
            <text:p>Climb Level</text:p>
          </table:table-cell>
          <table:table-cell table:style-name="ce28" office:value-type="string" calcext:value-type="string">
            <text:p>Fuel Capacity</text:p>
          </table:table-cell>
          <table:table-cell table:style-name="ce28" office:value-type="string" calcext:value-type="string">
            <text:p>Comments</text:p>
          </table:table-cell>
          <table:table-cell table:number-columns-repeated="4"/>
          <table:table-cell office:value-type="string" calcext:value-type="string">
            <text:p>CONVERSION</text:p>
          </table:table-cell>
        </table:table-row>
        <table:table-row table:style-name="ro1">
          <table:table-cell table:formula="of:=[$REBUILT_MATCHES.D2]" office:value-type="string" office:string-value="Blue,0,4041,(no name available)" calcext:value-type="string">
            <text:p>Blue,0,4041,(no name available)</text:p>
          </table:table-cell>
          <table:table-cell table:formula="of:=[$REBUILT_MATCHES.C2]" office:value-type="float" office:value="11" calcext:value-type="float">
            <text:p>11</text:p>
          </table:table-cell>
          <table:table-cell table:formula="of:=[$REBUILT_MATCHES.L2] + [$REBUILT_MATCHES.J2]" office:value-type="float" office:value="4" calcext:value-type="float">
            <text:p>4</text:p>
          </table:table-cell>
          <table:table-cell table:formula="of:=COM.MICROSOFT.CONCAT([$REBUILT_MATCHES.O2:.Q2])" office:value-type="string" office:string-value="truefalsefalse" calcext:value-type="string">
            <text:p>truefalsefalse</text:p>
          </table:table-cell>
          <table:table-cell table:formula="of:=NUMTOSTRING([$REBUILT_MATCHES.R2];[.L2])" office:value-type="string" office:string-value="N/A " calcext:value-type="string">
            <text:p>N/A </text:p>
          </table:table-cell>
          <table:table-cell table:formula="of:=[$REBUILT_MATCHES.M2]" office:value-type="float" office:value="6" calcext:value-type="float">
            <text:p>6</text:p>
          </table:table-cell>
          <table:table-cell table:formula="of:=[$REBUILT_MATCHES.S2]" office:value-type="string" office:string-value="CAN score, but seems to fail at the last moment" calcext:value-type="string">
            <text:p>CAN score, but seems to fail at the last moment</text:p>
          </table:table-cell>
          <table:table-cell table:number-columns-repeated="4"/>
          <table:table-cell office:value-type="string" calcext:value-type="string">
            <text:p>Level 1,Level 2,Level 3,N/A</text:p>
          </table:table-cell>
        </table:table-row>
        <table:table-row table:style-name="ro1">
          <table:table-cell table:formula="of:=[$REBUILT_MATCHES.D3]" office:value-type="float" office:value="0" calcext:value-type="float">
            <text:p>0</text:p>
          </table:table-cell>
          <table:table-cell table:formula="of:=[$REBUILT_MATCHES.C3]" office:value-type="float" office:value="0" calcext:value-type="float">
            <text:p>0</text:p>
          </table:table-cell>
          <table:table-cell table:formula="of:=[$REBUILT_MATCHES.L3] + [$REBUILT_MATCHES.J3]" office:value-type="float" office:value="0" calcext:value-type="float">
            <text:p>0</text:p>
          </table:table-cell>
          <table:table-cell table:formula="of:=COM.MICROSOFT.CONCAT([$REBUILT_MATCHES.O3:.Q3])">
            <text:p/>
          </table:table-cell>
          <table:table-cell table:formula="of:=NUMTOSTRING([$REBUILT_MATCHES.R3];[.L2])">
            <text:p/>
          </table:table-cell>
          <table:table-cell table:formula="of:=[$REBUILT_MATCHES.M3]" office:value-type="float" office:value="0" calcext:value-type="float">
            <text:p>0</text:p>
          </table:table-cell>
          <table:table-cell table:formula="of:=[$REBUILT_MATCHES.S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]" office:value-type="float" office:value="0" calcext:value-type="float">
            <text:p>0</text:p>
          </table:table-cell>
          <table:table-cell table:formula="of:=[$REBUILT_MATCHES.C4]" office:value-type="float" office:value="0" calcext:value-type="float">
            <text:p>0</text:p>
          </table:table-cell>
          <table:table-cell table:formula="of:=[$REBUILT_MATCHES.L4] + [$REBUILT_MATCHES.J4]" office:value-type="float" office:value="0" calcext:value-type="float">
            <text:p>0</text:p>
          </table:table-cell>
          <table:table-cell table:formula="of:=COM.MICROSOFT.CONCAT([$REBUILT_MATCHES.O4:.Q4])">
            <text:p/>
          </table:table-cell>
          <table:table-cell table:formula="of:=NUMTOSTRING([$REBUILT_MATCHES.R4];[.L2])">
            <text:p/>
          </table:table-cell>
          <table:table-cell table:formula="of:=[$REBUILT_MATCHES.M4]" office:value-type="float" office:value="0" calcext:value-type="float">
            <text:p>0</text:p>
          </table:table-cell>
          <table:table-cell table:formula="of:=[$REBUILT_MATCHES.S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5]" office:value-type="float" office:value="0" calcext:value-type="float">
            <text:p>0</text:p>
          </table:table-cell>
          <table:table-cell table:formula="of:=[$REBUILT_MATCHES.C5]" office:value-type="float" office:value="0" calcext:value-type="float">
            <text:p>0</text:p>
          </table:table-cell>
          <table:table-cell table:formula="of:=[$REBUILT_MATCHES.L5] + [$REBUILT_MATCHES.J5]" office:value-type="float" office:value="0" calcext:value-type="float">
            <text:p>0</text:p>
          </table:table-cell>
          <table:table-cell table:formula="of:=COM.MICROSOFT.CONCAT([$REBUILT_MATCHES.O5:.Q5])">
            <text:p/>
          </table:table-cell>
          <table:table-cell table:formula="of:=NUMTOSTRING([$REBUILT_MATCHES.R5];[.L2])">
            <text:p/>
          </table:table-cell>
          <table:table-cell table:formula="of:=[$REBUILT_MATCHES.M5]" office:value-type="float" office:value="0" calcext:value-type="float">
            <text:p>0</text:p>
          </table:table-cell>
          <table:table-cell table:formula="of:=[$REBUILT_MATCHES.S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6]" office:value-type="float" office:value="0" calcext:value-type="float">
            <text:p>0</text:p>
          </table:table-cell>
          <table:table-cell table:formula="of:=[$REBUILT_MATCHES.C6]" office:value-type="float" office:value="0" calcext:value-type="float">
            <text:p>0</text:p>
          </table:table-cell>
          <table:table-cell table:formula="of:=[$REBUILT_MATCHES.L6] + [$REBUILT_MATCHES.J6]" office:value-type="float" office:value="0" calcext:value-type="float">
            <text:p>0</text:p>
          </table:table-cell>
          <table:table-cell table:formula="of:=COM.MICROSOFT.CONCAT([$REBUILT_MATCHES.O6:.Q6])">
            <text:p/>
          </table:table-cell>
          <table:table-cell table:formula="of:=NUMTOSTRING([$REBUILT_MATCHES.R6];[.L2])">
            <text:p/>
          </table:table-cell>
          <table:table-cell table:formula="of:=[$REBUILT_MATCHES.M6]" office:value-type="float" office:value="0" calcext:value-type="float">
            <text:p>0</text:p>
          </table:table-cell>
          <table:table-cell table:formula="of:=[$REBUILT_MATCHES.S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7]" office:value-type="float" office:value="0" calcext:value-type="float">
            <text:p>0</text:p>
          </table:table-cell>
          <table:table-cell table:formula="of:=[$REBUILT_MATCHES.C7]" office:value-type="float" office:value="0" calcext:value-type="float">
            <text:p>0</text:p>
          </table:table-cell>
          <table:table-cell table:formula="of:=[$REBUILT_MATCHES.L7] + [$REBUILT_MATCHES.J7]" office:value-type="float" office:value="0" calcext:value-type="float">
            <text:p>0</text:p>
          </table:table-cell>
          <table:table-cell table:formula="of:=COM.MICROSOFT.CONCAT([$REBUILT_MATCHES.O7:.Q7])">
            <text:p/>
          </table:table-cell>
          <table:table-cell table:formula="of:=NUMTOSTRING([$REBUILT_MATCHES.R7];[.L2])">
            <text:p/>
          </table:table-cell>
          <table:table-cell table:formula="of:=[$REBUILT_MATCHES.M7]" office:value-type="float" office:value="0" calcext:value-type="float">
            <text:p>0</text:p>
          </table:table-cell>
          <table:table-cell table:formula="of:=[$REBUILT_MATCHES.S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8]" office:value-type="float" office:value="0" calcext:value-type="float">
            <text:p>0</text:p>
          </table:table-cell>
          <table:table-cell table:formula="of:=[$REBUILT_MATCHES.C8]" office:value-type="float" office:value="0" calcext:value-type="float">
            <text:p>0</text:p>
          </table:table-cell>
          <table:table-cell table:formula="of:=[$REBUILT_MATCHES.L8] + [$REBUILT_MATCHES.J8]" office:value-type="float" office:value="0" calcext:value-type="float">
            <text:p>0</text:p>
          </table:table-cell>
          <table:table-cell table:formula="of:=COM.MICROSOFT.CONCAT([$REBUILT_MATCHES.O8:.Q8])">
            <text:p/>
          </table:table-cell>
          <table:table-cell table:formula="of:=NUMTOSTRING([$REBUILT_MATCHES.R8];[.L2])">
            <text:p/>
          </table:table-cell>
          <table:table-cell table:formula="of:=[$REBUILT_MATCHES.M8]" office:value-type="float" office:value="0" calcext:value-type="float">
            <text:p>0</text:p>
          </table:table-cell>
          <table:table-cell table:formula="of:=[$REBUILT_MATCHES.S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9]" office:value-type="float" office:value="0" calcext:value-type="float">
            <text:p>0</text:p>
          </table:table-cell>
          <table:table-cell table:formula="of:=[$REBUILT_MATCHES.C9]" office:value-type="float" office:value="0" calcext:value-type="float">
            <text:p>0</text:p>
          </table:table-cell>
          <table:table-cell table:formula="of:=[$REBUILT_MATCHES.L9] + [$REBUILT_MATCHES.J9]" office:value-type="float" office:value="0" calcext:value-type="float">
            <text:p>0</text:p>
          </table:table-cell>
          <table:table-cell table:formula="of:=COM.MICROSOFT.CONCAT([$REBUILT_MATCHES.O9:.Q9])">
            <text:p/>
          </table:table-cell>
          <table:table-cell table:formula="of:=NUMTOSTRING([$REBUILT_MATCHES.R9];[.L2])">
            <text:p/>
          </table:table-cell>
          <table:table-cell table:formula="of:=[$REBUILT_MATCHES.M9]" office:value-type="float" office:value="0" calcext:value-type="float">
            <text:p>0</text:p>
          </table:table-cell>
          <table:table-cell table:formula="of:=[$REBUILT_MATCHES.S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0]" office:value-type="float" office:value="0" calcext:value-type="float">
            <text:p>0</text:p>
          </table:table-cell>
          <table:table-cell table:formula="of:=[$REBUILT_MATCHES.C10]" office:value-type="float" office:value="0" calcext:value-type="float">
            <text:p>0</text:p>
          </table:table-cell>
          <table:table-cell table:formula="of:=[$REBUILT_MATCHES.L10] + [$REBUILT_MATCHES.J10]" office:value-type="float" office:value="0" calcext:value-type="float">
            <text:p>0</text:p>
          </table:table-cell>
          <table:table-cell table:formula="of:=COM.MICROSOFT.CONCAT([$REBUILT_MATCHES.O10:.Q10])">
            <text:p/>
          </table:table-cell>
          <table:table-cell table:formula="of:=NUMTOSTRING([$REBUILT_MATCHES.R10];[.L2])">
            <text:p/>
          </table:table-cell>
          <table:table-cell table:formula="of:=[$REBUILT_MATCHES.M10]" office:value-type="float" office:value="0" calcext:value-type="float">
            <text:p>0</text:p>
          </table:table-cell>
          <table:table-cell table:formula="of:=[$REBUILT_MATCHES.S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1]" office:value-type="float" office:value="0" calcext:value-type="float">
            <text:p>0</text:p>
          </table:table-cell>
          <table:table-cell table:formula="of:=[$REBUILT_MATCHES.C11]" office:value-type="float" office:value="0" calcext:value-type="float">
            <text:p>0</text:p>
          </table:table-cell>
          <table:table-cell table:formula="of:=[$REBUILT_MATCHES.L11] + [$REBUILT_MATCHES.J11]" office:value-type="float" office:value="0" calcext:value-type="float">
            <text:p>0</text:p>
          </table:table-cell>
          <table:table-cell table:formula="of:=COM.MICROSOFT.CONCAT([$REBUILT_MATCHES.O11:.Q11])">
            <text:p/>
          </table:table-cell>
          <table:table-cell table:formula="of:=NUMTOSTRING([$REBUILT_MATCHES.R11];[.L2])">
            <text:p/>
          </table:table-cell>
          <table:table-cell table:formula="of:=[$REBUILT_MATCHES.M11]" office:value-type="float" office:value="0" calcext:value-type="float">
            <text:p>0</text:p>
          </table:table-cell>
          <table:table-cell table:formula="of:=[$REBUILT_MATCHES.S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2]" office:value-type="float" office:value="0" calcext:value-type="float">
            <text:p>0</text:p>
          </table:table-cell>
          <table:table-cell table:formula="of:=[$REBUILT_MATCHES.C12]" office:value-type="float" office:value="0" calcext:value-type="float">
            <text:p>0</text:p>
          </table:table-cell>
          <table:table-cell table:formula="of:=[$REBUILT_MATCHES.L12] + [$REBUILT_MATCHES.J12]" office:value-type="float" office:value="0" calcext:value-type="float">
            <text:p>0</text:p>
          </table:table-cell>
          <table:table-cell table:formula="of:=COM.MICROSOFT.CONCAT([$REBUILT_MATCHES.O12:.Q12])">
            <text:p/>
          </table:table-cell>
          <table:table-cell table:formula="of:=NUMTOSTRING([$REBUILT_MATCHES.R12];[.L2])">
            <text:p/>
          </table:table-cell>
          <table:table-cell table:formula="of:=[$REBUILT_MATCHES.M12]" office:value-type="float" office:value="0" calcext:value-type="float">
            <text:p>0</text:p>
          </table:table-cell>
          <table:table-cell table:formula="of:=[$REBUILT_MATCHES.S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3]" office:value-type="float" office:value="0" calcext:value-type="float">
            <text:p>0</text:p>
          </table:table-cell>
          <table:table-cell table:formula="of:=[$REBUILT_MATCHES.C13]" office:value-type="float" office:value="0" calcext:value-type="float">
            <text:p>0</text:p>
          </table:table-cell>
          <table:table-cell table:formula="of:=[$REBUILT_MATCHES.L13] + [$REBUILT_MATCHES.J13]" office:value-type="float" office:value="0" calcext:value-type="float">
            <text:p>0</text:p>
          </table:table-cell>
          <table:table-cell table:formula="of:=COM.MICROSOFT.CONCAT([$REBUILT_MATCHES.O13:.Q13])">
            <text:p/>
          </table:table-cell>
          <table:table-cell table:formula="of:=NUMTOSTRING([$REBUILT_MATCHES.R13];[.L2])">
            <text:p/>
          </table:table-cell>
          <table:table-cell table:formula="of:=[$REBUILT_MATCHES.M13]" office:value-type="float" office:value="0" calcext:value-type="float">
            <text:p>0</text:p>
          </table:table-cell>
          <table:table-cell table:formula="of:=[$REBUILT_MATCHES.S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4]" office:value-type="float" office:value="0" calcext:value-type="float">
            <text:p>0</text:p>
          </table:table-cell>
          <table:table-cell table:formula="of:=[$REBUILT_MATCHES.C14]" office:value-type="float" office:value="0" calcext:value-type="float">
            <text:p>0</text:p>
          </table:table-cell>
          <table:table-cell table:formula="of:=[$REBUILT_MATCHES.L14] + [$REBUILT_MATCHES.J14]" office:value-type="float" office:value="0" calcext:value-type="float">
            <text:p>0</text:p>
          </table:table-cell>
          <table:table-cell table:formula="of:=COM.MICROSOFT.CONCAT([$REBUILT_MATCHES.O14:.Q14])">
            <text:p/>
          </table:table-cell>
          <table:table-cell table:formula="of:=NUMTOSTRING([$REBUILT_MATCHES.R14];[.L2])">
            <text:p/>
          </table:table-cell>
          <table:table-cell table:formula="of:=[$REBUILT_MATCHES.M14]" office:value-type="float" office:value="0" calcext:value-type="float">
            <text:p>0</text:p>
          </table:table-cell>
          <table:table-cell table:formula="of:=[$REBUILT_MATCHES.S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5]" office:value-type="float" office:value="0" calcext:value-type="float">
            <text:p>0</text:p>
          </table:table-cell>
          <table:table-cell table:formula="of:=[$REBUILT_MATCHES.C15]" office:value-type="float" office:value="0" calcext:value-type="float">
            <text:p>0</text:p>
          </table:table-cell>
          <table:table-cell table:formula="of:=[$REBUILT_MATCHES.L15] + [$REBUILT_MATCHES.J15]" office:value-type="float" office:value="0" calcext:value-type="float">
            <text:p>0</text:p>
          </table:table-cell>
          <table:table-cell table:formula="of:=COM.MICROSOFT.CONCAT([$REBUILT_MATCHES.O15:.Q15])">
            <text:p/>
          </table:table-cell>
          <table:table-cell table:formula="of:=NUMTOSTRING([$REBUILT_MATCHES.R15];[.L2])">
            <text:p/>
          </table:table-cell>
          <table:table-cell table:formula="of:=[$REBUILT_MATCHES.M15]" office:value-type="float" office:value="0" calcext:value-type="float">
            <text:p>0</text:p>
          </table:table-cell>
          <table:table-cell table:formula="of:=[$REBUILT_MATCHES.S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6]" office:value-type="float" office:value="0" calcext:value-type="float">
            <text:p>0</text:p>
          </table:table-cell>
          <table:table-cell table:formula="of:=[$REBUILT_MATCHES.C16]" office:value-type="float" office:value="0" calcext:value-type="float">
            <text:p>0</text:p>
          </table:table-cell>
          <table:table-cell table:formula="of:=[$REBUILT_MATCHES.L16] + [$REBUILT_MATCHES.J16]" office:value-type="float" office:value="0" calcext:value-type="float">
            <text:p>0</text:p>
          </table:table-cell>
          <table:table-cell table:formula="of:=COM.MICROSOFT.CONCAT([$REBUILT_MATCHES.O16:.Q16])">
            <text:p/>
          </table:table-cell>
          <table:table-cell table:formula="of:=NUMTOSTRING([$REBUILT_MATCHES.R16];[.L2])">
            <text:p/>
          </table:table-cell>
          <table:table-cell table:formula="of:=[$REBUILT_MATCHES.M16]" office:value-type="float" office:value="0" calcext:value-type="float">
            <text:p>0</text:p>
          </table:table-cell>
          <table:table-cell table:formula="of:=[$REBUILT_MATCHES.S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7]" office:value-type="float" office:value="0" calcext:value-type="float">
            <text:p>0</text:p>
          </table:table-cell>
          <table:table-cell table:formula="of:=[$REBUILT_MATCHES.C17]" office:value-type="float" office:value="0" calcext:value-type="float">
            <text:p>0</text:p>
          </table:table-cell>
          <table:table-cell table:formula="of:=[$REBUILT_MATCHES.L17] + [$REBUILT_MATCHES.J17]" office:value-type="float" office:value="0" calcext:value-type="float">
            <text:p>0</text:p>
          </table:table-cell>
          <table:table-cell table:formula="of:=COM.MICROSOFT.CONCAT([$REBUILT_MATCHES.O17:.Q17])">
            <text:p/>
          </table:table-cell>
          <table:table-cell table:formula="of:=NUMTOSTRING([$REBUILT_MATCHES.R17];[.L2])">
            <text:p/>
          </table:table-cell>
          <table:table-cell table:formula="of:=[$REBUILT_MATCHES.M17]" office:value-type="float" office:value="0" calcext:value-type="float">
            <text:p>0</text:p>
          </table:table-cell>
          <table:table-cell table:formula="of:=[$REBUILT_MATCHES.S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8]" office:value-type="float" office:value="0" calcext:value-type="float">
            <text:p>0</text:p>
          </table:table-cell>
          <table:table-cell table:formula="of:=[$REBUILT_MATCHES.C18]" office:value-type="float" office:value="0" calcext:value-type="float">
            <text:p>0</text:p>
          </table:table-cell>
          <table:table-cell table:formula="of:=[$REBUILT_MATCHES.L18] + [$REBUILT_MATCHES.J18]" office:value-type="float" office:value="0" calcext:value-type="float">
            <text:p>0</text:p>
          </table:table-cell>
          <table:table-cell table:formula="of:=COM.MICROSOFT.CONCAT([$REBUILT_MATCHES.O18:.Q18])">
            <text:p/>
          </table:table-cell>
          <table:table-cell table:formula="of:=NUMTOSTRING([$REBUILT_MATCHES.R18];[.L2])">
            <text:p/>
          </table:table-cell>
          <table:table-cell table:formula="of:=[$REBUILT_MATCHES.M18]" office:value-type="float" office:value="0" calcext:value-type="float">
            <text:p>0</text:p>
          </table:table-cell>
          <table:table-cell table:formula="of:=[$REBUILT_MATCHES.S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9]" office:value-type="float" office:value="0" calcext:value-type="float">
            <text:p>0</text:p>
          </table:table-cell>
          <table:table-cell table:formula="of:=[$REBUILT_MATCHES.C19]" office:value-type="float" office:value="0" calcext:value-type="float">
            <text:p>0</text:p>
          </table:table-cell>
          <table:table-cell table:formula="of:=[$REBUILT_MATCHES.L19] + [$REBUILT_MATCHES.J19]" office:value-type="float" office:value="0" calcext:value-type="float">
            <text:p>0</text:p>
          </table:table-cell>
          <table:table-cell table:formula="of:=COM.MICROSOFT.CONCAT([$REBUILT_MATCHES.O19:.Q19])">
            <text:p/>
          </table:table-cell>
          <table:table-cell table:formula="of:=NUMTOSTRING([$REBUILT_MATCHES.R19];[.L2])">
            <text:p/>
          </table:table-cell>
          <table:table-cell table:formula="of:=[$REBUILT_MATCHES.M19]" office:value-type="float" office:value="0" calcext:value-type="float">
            <text:p>0</text:p>
          </table:table-cell>
          <table:table-cell table:formula="of:=[$REBUILT_MATCHES.S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0]" office:value-type="float" office:value="0" calcext:value-type="float">
            <text:p>0</text:p>
          </table:table-cell>
          <table:table-cell table:formula="of:=[$REBUILT_MATCHES.C20]" office:value-type="float" office:value="0" calcext:value-type="float">
            <text:p>0</text:p>
          </table:table-cell>
          <table:table-cell table:formula="of:=[$REBUILT_MATCHES.L20] + [$REBUILT_MATCHES.J20]" office:value-type="float" office:value="0" calcext:value-type="float">
            <text:p>0</text:p>
          </table:table-cell>
          <table:table-cell table:formula="of:=COM.MICROSOFT.CONCAT([$REBUILT_MATCHES.O20:.Q20])">
            <text:p/>
          </table:table-cell>
          <table:table-cell table:formula="of:=NUMTOSTRING([$REBUILT_MATCHES.R20];[.L2])">
            <text:p/>
          </table:table-cell>
          <table:table-cell table:formula="of:=[$REBUILT_MATCHES.M20]" office:value-type="float" office:value="0" calcext:value-type="float">
            <text:p>0</text:p>
          </table:table-cell>
          <table:table-cell table:formula="of:=[$REBUILT_MATCHES.S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1]" office:value-type="float" office:value="0" calcext:value-type="float">
            <text:p>0</text:p>
          </table:table-cell>
          <table:table-cell table:formula="of:=[$REBUILT_MATCHES.C21]" office:value-type="float" office:value="0" calcext:value-type="float">
            <text:p>0</text:p>
          </table:table-cell>
          <table:table-cell table:formula="of:=[$REBUILT_MATCHES.L21] + [$REBUILT_MATCHES.J21]" office:value-type="float" office:value="0" calcext:value-type="float">
            <text:p>0</text:p>
          </table:table-cell>
          <table:table-cell table:formula="of:=COM.MICROSOFT.CONCAT([$REBUILT_MATCHES.O21:.Q21])">
            <text:p/>
          </table:table-cell>
          <table:table-cell table:formula="of:=NUMTOSTRING([$REBUILT_MATCHES.R21];[.L2])">
            <text:p/>
          </table:table-cell>
          <table:table-cell table:formula="of:=[$REBUILT_MATCHES.M21]" office:value-type="float" office:value="0" calcext:value-type="float">
            <text:p>0</text:p>
          </table:table-cell>
          <table:table-cell table:formula="of:=[$REBUILT_MATCHES.S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2]" office:value-type="float" office:value="0" calcext:value-type="float">
            <text:p>0</text:p>
          </table:table-cell>
          <table:table-cell table:formula="of:=[$REBUILT_MATCHES.C22]" office:value-type="float" office:value="0" calcext:value-type="float">
            <text:p>0</text:p>
          </table:table-cell>
          <table:table-cell table:formula="of:=[$REBUILT_MATCHES.L22] + [$REBUILT_MATCHES.J22]" office:value-type="float" office:value="0" calcext:value-type="float">
            <text:p>0</text:p>
          </table:table-cell>
          <table:table-cell table:formula="of:=COM.MICROSOFT.CONCAT([$REBUILT_MATCHES.O22:.Q22])">
            <text:p/>
          </table:table-cell>
          <table:table-cell table:formula="of:=NUMTOSTRING([$REBUILT_MATCHES.R22];[.L2])">
            <text:p/>
          </table:table-cell>
          <table:table-cell table:formula="of:=[$REBUILT_MATCHES.M22]" office:value-type="float" office:value="0" calcext:value-type="float">
            <text:p>0</text:p>
          </table:table-cell>
          <table:table-cell table:formula="of:=[$REBUILT_MATCHES.S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3]" office:value-type="float" office:value="0" calcext:value-type="float">
            <text:p>0</text:p>
          </table:table-cell>
          <table:table-cell table:formula="of:=[$REBUILT_MATCHES.C23]" office:value-type="float" office:value="0" calcext:value-type="float">
            <text:p>0</text:p>
          </table:table-cell>
          <table:table-cell table:formula="of:=[$REBUILT_MATCHES.L23] + [$REBUILT_MATCHES.J23]" office:value-type="float" office:value="0" calcext:value-type="float">
            <text:p>0</text:p>
          </table:table-cell>
          <table:table-cell table:formula="of:=COM.MICROSOFT.CONCAT([$REBUILT_MATCHES.O23:.Q23])">
            <text:p/>
          </table:table-cell>
          <table:table-cell table:formula="of:=NUMTOSTRING([$REBUILT_MATCHES.R23];[.L2])">
            <text:p/>
          </table:table-cell>
          <table:table-cell table:formula="of:=[$REBUILT_MATCHES.M23]" office:value-type="float" office:value="0" calcext:value-type="float">
            <text:p>0</text:p>
          </table:table-cell>
          <table:table-cell table:formula="of:=[$REBUILT_MATCHES.S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4]" office:value-type="float" office:value="0" calcext:value-type="float">
            <text:p>0</text:p>
          </table:table-cell>
          <table:table-cell table:formula="of:=[$REBUILT_MATCHES.C24]" office:value-type="float" office:value="0" calcext:value-type="float">
            <text:p>0</text:p>
          </table:table-cell>
          <table:table-cell table:formula="of:=[$REBUILT_MATCHES.L24] + [$REBUILT_MATCHES.J24]" office:value-type="float" office:value="0" calcext:value-type="float">
            <text:p>0</text:p>
          </table:table-cell>
          <table:table-cell table:formula="of:=COM.MICROSOFT.CONCAT([$REBUILT_MATCHES.O24:.Q24])">
            <text:p/>
          </table:table-cell>
          <table:table-cell table:formula="of:=NUMTOSTRING([$REBUILT_MATCHES.R24];[.L2])">
            <text:p/>
          </table:table-cell>
          <table:table-cell table:formula="of:=[$REBUILT_MATCHES.M24]" office:value-type="float" office:value="0" calcext:value-type="float">
            <text:p>0</text:p>
          </table:table-cell>
          <table:table-cell table:formula="of:=[$REBUILT_MATCHES.S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5]" office:value-type="float" office:value="0" calcext:value-type="float">
            <text:p>0</text:p>
          </table:table-cell>
          <table:table-cell table:formula="of:=[$REBUILT_MATCHES.C25]" office:value-type="float" office:value="0" calcext:value-type="float">
            <text:p>0</text:p>
          </table:table-cell>
          <table:table-cell table:formula="of:=[$REBUILT_MATCHES.L25] + [$REBUILT_MATCHES.J25]" office:value-type="float" office:value="0" calcext:value-type="float">
            <text:p>0</text:p>
          </table:table-cell>
          <table:table-cell table:formula="of:=COM.MICROSOFT.CONCAT([$REBUILT_MATCHES.O25:.Q25])">
            <text:p/>
          </table:table-cell>
          <table:table-cell table:formula="of:=NUMTOSTRING([$REBUILT_MATCHES.R25];[.L2])">
            <text:p/>
          </table:table-cell>
          <table:table-cell table:formula="of:=[$REBUILT_MATCHES.M25]" office:value-type="float" office:value="0" calcext:value-type="float">
            <text:p>0</text:p>
          </table:table-cell>
          <table:table-cell table:formula="of:=[$REBUILT_MATCHES.S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6]" office:value-type="float" office:value="0" calcext:value-type="float">
            <text:p>0</text:p>
          </table:table-cell>
          <table:table-cell table:formula="of:=[$REBUILT_MATCHES.C26]" office:value-type="float" office:value="0" calcext:value-type="float">
            <text:p>0</text:p>
          </table:table-cell>
          <table:table-cell table:formula="of:=[$REBUILT_MATCHES.L26] + [$REBUILT_MATCHES.J26]" office:value-type="float" office:value="0" calcext:value-type="float">
            <text:p>0</text:p>
          </table:table-cell>
          <table:table-cell table:formula="of:=COM.MICROSOFT.CONCAT([$REBUILT_MATCHES.O26:.Q26])">
            <text:p/>
          </table:table-cell>
          <table:table-cell table:formula="of:=NUMTOSTRING([$REBUILT_MATCHES.R26];[.L2])">
            <text:p/>
          </table:table-cell>
          <table:table-cell table:formula="of:=[$REBUILT_MATCHES.M26]" office:value-type="float" office:value="0" calcext:value-type="float">
            <text:p>0</text:p>
          </table:table-cell>
          <table:table-cell table:formula="of:=[$REBUILT_MATCHES.S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7]" office:value-type="float" office:value="0" calcext:value-type="float">
            <text:p>0</text:p>
          </table:table-cell>
          <table:table-cell table:formula="of:=[$REBUILT_MATCHES.C27]" office:value-type="float" office:value="0" calcext:value-type="float">
            <text:p>0</text:p>
          </table:table-cell>
          <table:table-cell table:formula="of:=[$REBUILT_MATCHES.L27] + [$REBUILT_MATCHES.J27]" office:value-type="float" office:value="0" calcext:value-type="float">
            <text:p>0</text:p>
          </table:table-cell>
          <table:table-cell table:formula="of:=COM.MICROSOFT.CONCAT([$REBUILT_MATCHES.O27:.Q27])">
            <text:p/>
          </table:table-cell>
          <table:table-cell table:formula="of:=NUMTOSTRING([$REBUILT_MATCHES.R27];[.L2])">
            <text:p/>
          </table:table-cell>
          <table:table-cell table:formula="of:=[$REBUILT_MATCHES.M27]" office:value-type="float" office:value="0" calcext:value-type="float">
            <text:p>0</text:p>
          </table:table-cell>
          <table:table-cell table:formula="of:=[$REBUILT_MATCHES.S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8]" office:value-type="float" office:value="0" calcext:value-type="float">
            <text:p>0</text:p>
          </table:table-cell>
          <table:table-cell table:formula="of:=[$REBUILT_MATCHES.C28]" office:value-type="float" office:value="0" calcext:value-type="float">
            <text:p>0</text:p>
          </table:table-cell>
          <table:table-cell table:formula="of:=[$REBUILT_MATCHES.L28] + [$REBUILT_MATCHES.J28]" office:value-type="float" office:value="0" calcext:value-type="float">
            <text:p>0</text:p>
          </table:table-cell>
          <table:table-cell table:formula="of:=COM.MICROSOFT.CONCAT([$REBUILT_MATCHES.O28:.Q28])">
            <text:p/>
          </table:table-cell>
          <table:table-cell table:formula="of:=NUMTOSTRING([$REBUILT_MATCHES.R28];[.L2])">
            <text:p/>
          </table:table-cell>
          <table:table-cell table:formula="of:=[$REBUILT_MATCHES.M28]" office:value-type="float" office:value="0" calcext:value-type="float">
            <text:p>0</text:p>
          </table:table-cell>
          <table:table-cell table:formula="of:=[$REBUILT_MATCHES.S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9]" office:value-type="float" office:value="0" calcext:value-type="float">
            <text:p>0</text:p>
          </table:table-cell>
          <table:table-cell table:formula="of:=[$REBUILT_MATCHES.C29]" office:value-type="float" office:value="0" calcext:value-type="float">
            <text:p>0</text:p>
          </table:table-cell>
          <table:table-cell table:formula="of:=[$REBUILT_MATCHES.L29] + [$REBUILT_MATCHES.J29]" office:value-type="float" office:value="0" calcext:value-type="float">
            <text:p>0</text:p>
          </table:table-cell>
          <table:table-cell table:formula="of:=COM.MICROSOFT.CONCAT([$REBUILT_MATCHES.O29:.Q29])">
            <text:p/>
          </table:table-cell>
          <table:table-cell table:formula="of:=NUMTOSTRING([$REBUILT_MATCHES.R29];[.L2])">
            <text:p/>
          </table:table-cell>
          <table:table-cell table:formula="of:=[$REBUILT_MATCHES.M29]" office:value-type="float" office:value="0" calcext:value-type="float">
            <text:p>0</text:p>
          </table:table-cell>
          <table:table-cell table:formula="of:=[$REBUILT_MATCHES.S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0]" office:value-type="float" office:value="0" calcext:value-type="float">
            <text:p>0</text:p>
          </table:table-cell>
          <table:table-cell table:formula="of:=[$REBUILT_MATCHES.C30]" office:value-type="float" office:value="0" calcext:value-type="float">
            <text:p>0</text:p>
          </table:table-cell>
          <table:table-cell table:formula="of:=[$REBUILT_MATCHES.L30] + [$REBUILT_MATCHES.J30]" office:value-type="float" office:value="0" calcext:value-type="float">
            <text:p>0</text:p>
          </table:table-cell>
          <table:table-cell table:formula="of:=COM.MICROSOFT.CONCAT([$REBUILT_MATCHES.O30:.Q30])">
            <text:p/>
          </table:table-cell>
          <table:table-cell table:formula="of:=NUMTOSTRING([$REBUILT_MATCHES.R30];[.L2])">
            <text:p/>
          </table:table-cell>
          <table:table-cell table:formula="of:=[$REBUILT_MATCHES.M30]" office:value-type="float" office:value="0" calcext:value-type="float">
            <text:p>0</text:p>
          </table:table-cell>
          <table:table-cell table:formula="of:=[$REBUILT_MATCHES.S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1]" office:value-type="float" office:value="0" calcext:value-type="float">
            <text:p>0</text:p>
          </table:table-cell>
          <table:table-cell table:formula="of:=[$REBUILT_MATCHES.C31]" office:value-type="float" office:value="0" calcext:value-type="float">
            <text:p>0</text:p>
          </table:table-cell>
          <table:table-cell table:formula="of:=[$REBUILT_MATCHES.L31] + [$REBUILT_MATCHES.J31]" office:value-type="float" office:value="0" calcext:value-type="float">
            <text:p>0</text:p>
          </table:table-cell>
          <table:table-cell table:formula="of:=COM.MICROSOFT.CONCAT([$REBUILT_MATCHES.O31:.Q31])">
            <text:p/>
          </table:table-cell>
          <table:table-cell table:formula="of:=NUMTOSTRING([$REBUILT_MATCHES.R31];[.L2])">
            <text:p/>
          </table:table-cell>
          <table:table-cell table:formula="of:=[$REBUILT_MATCHES.M31]" office:value-type="float" office:value="0" calcext:value-type="float">
            <text:p>0</text:p>
          </table:table-cell>
          <table:table-cell table:formula="of:=[$REBUILT_MATCHES.S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2]" office:value-type="float" office:value="0" calcext:value-type="float">
            <text:p>0</text:p>
          </table:table-cell>
          <table:table-cell table:formula="of:=[$REBUILT_MATCHES.C32]" office:value-type="float" office:value="0" calcext:value-type="float">
            <text:p>0</text:p>
          </table:table-cell>
          <table:table-cell table:formula="of:=[$REBUILT_MATCHES.L32] + [$REBUILT_MATCHES.J32]" office:value-type="float" office:value="0" calcext:value-type="float">
            <text:p>0</text:p>
          </table:table-cell>
          <table:table-cell table:formula="of:=COM.MICROSOFT.CONCAT([$REBUILT_MATCHES.O32:.Q32])">
            <text:p/>
          </table:table-cell>
          <table:table-cell table:formula="of:=NUMTOSTRING([$REBUILT_MATCHES.R32];[.L2])">
            <text:p/>
          </table:table-cell>
          <table:table-cell table:formula="of:=[$REBUILT_MATCHES.M32]" office:value-type="float" office:value="0" calcext:value-type="float">
            <text:p>0</text:p>
          </table:table-cell>
          <table:table-cell table:formula="of:=[$REBUILT_MATCHES.S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3]" office:value-type="float" office:value="0" calcext:value-type="float">
            <text:p>0</text:p>
          </table:table-cell>
          <table:table-cell table:formula="of:=[$REBUILT_MATCHES.C33]" office:value-type="float" office:value="0" calcext:value-type="float">
            <text:p>0</text:p>
          </table:table-cell>
          <table:table-cell table:formula="of:=[$REBUILT_MATCHES.L33] + [$REBUILT_MATCHES.J33]" office:value-type="float" office:value="0" calcext:value-type="float">
            <text:p>0</text:p>
          </table:table-cell>
          <table:table-cell table:formula="of:=COM.MICROSOFT.CONCAT([$REBUILT_MATCHES.O33:.Q33])">
            <text:p/>
          </table:table-cell>
          <table:table-cell table:formula="of:=NUMTOSTRING([$REBUILT_MATCHES.R33];[.L2])">
            <text:p/>
          </table:table-cell>
          <table:table-cell table:formula="of:=[$REBUILT_MATCHES.M33]" office:value-type="float" office:value="0" calcext:value-type="float">
            <text:p>0</text:p>
          </table:table-cell>
          <table:table-cell table:formula="of:=[$REBUILT_MATCHES.S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4]" office:value-type="float" office:value="0" calcext:value-type="float">
            <text:p>0</text:p>
          </table:table-cell>
          <table:table-cell table:formula="of:=[$REBUILT_MATCHES.C34]" office:value-type="float" office:value="0" calcext:value-type="float">
            <text:p>0</text:p>
          </table:table-cell>
          <table:table-cell table:formula="of:=[$REBUILT_MATCHES.L34] + [$REBUILT_MATCHES.J34]" office:value-type="float" office:value="0" calcext:value-type="float">
            <text:p>0</text:p>
          </table:table-cell>
          <table:table-cell table:formula="of:=COM.MICROSOFT.CONCAT([$REBUILT_MATCHES.O34:.Q34])">
            <text:p/>
          </table:table-cell>
          <table:table-cell table:formula="of:=NUMTOSTRING([$REBUILT_MATCHES.R34];[.L2])">
            <text:p/>
          </table:table-cell>
          <table:table-cell table:formula="of:=[$REBUILT_MATCHES.M34]" office:value-type="float" office:value="0" calcext:value-type="float">
            <text:p>0</text:p>
          </table:table-cell>
          <table:table-cell table:formula="of:=[$REBUILT_MATCHES.S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5]" office:value-type="float" office:value="0" calcext:value-type="float">
            <text:p>0</text:p>
          </table:table-cell>
          <table:table-cell table:formula="of:=[$REBUILT_MATCHES.C35]" office:value-type="float" office:value="0" calcext:value-type="float">
            <text:p>0</text:p>
          </table:table-cell>
          <table:table-cell table:formula="of:=[$REBUILT_MATCHES.L35] + [$REBUILT_MATCHES.J35]" office:value-type="float" office:value="0" calcext:value-type="float">
            <text:p>0</text:p>
          </table:table-cell>
          <table:table-cell table:formula="of:=COM.MICROSOFT.CONCAT([$REBUILT_MATCHES.O35:.Q35])">
            <text:p/>
          </table:table-cell>
          <table:table-cell table:formula="of:=NUMTOSTRING([$REBUILT_MATCHES.R35];[.L2])">
            <text:p/>
          </table:table-cell>
          <table:table-cell table:formula="of:=[$REBUILT_MATCHES.M35]" office:value-type="float" office:value="0" calcext:value-type="float">
            <text:p>0</text:p>
          </table:table-cell>
          <table:table-cell table:formula="of:=[$REBUILT_MATCHES.S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6]" office:value-type="float" office:value="0" calcext:value-type="float">
            <text:p>0</text:p>
          </table:table-cell>
          <table:table-cell table:formula="of:=[$REBUILT_MATCHES.C36]" office:value-type="float" office:value="0" calcext:value-type="float">
            <text:p>0</text:p>
          </table:table-cell>
          <table:table-cell table:formula="of:=[$REBUILT_MATCHES.L36] + [$REBUILT_MATCHES.J36]" office:value-type="float" office:value="0" calcext:value-type="float">
            <text:p>0</text:p>
          </table:table-cell>
          <table:table-cell table:formula="of:=COM.MICROSOFT.CONCAT([$REBUILT_MATCHES.O36:.Q36])">
            <text:p/>
          </table:table-cell>
          <table:table-cell table:formula="of:=NUMTOSTRING([$REBUILT_MATCHES.R36];[.L2])">
            <text:p/>
          </table:table-cell>
          <table:table-cell table:formula="of:=[$REBUILT_MATCHES.M36]" office:value-type="float" office:value="0" calcext:value-type="float">
            <text:p>0</text:p>
          </table:table-cell>
          <table:table-cell table:formula="of:=[$REBUILT_MATCHES.S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7]" office:value-type="float" office:value="0" calcext:value-type="float">
            <text:p>0</text:p>
          </table:table-cell>
          <table:table-cell table:formula="of:=[$REBUILT_MATCHES.C37]" office:value-type="float" office:value="0" calcext:value-type="float">
            <text:p>0</text:p>
          </table:table-cell>
          <table:table-cell table:formula="of:=[$REBUILT_MATCHES.L37] + [$REBUILT_MATCHES.J37]" office:value-type="float" office:value="0" calcext:value-type="float">
            <text:p>0</text:p>
          </table:table-cell>
          <table:table-cell table:formula="of:=COM.MICROSOFT.CONCAT([$REBUILT_MATCHES.O37:.Q37])">
            <text:p/>
          </table:table-cell>
          <table:table-cell table:formula="of:=NUMTOSTRING([$REBUILT_MATCHES.R37];[.L2])">
            <text:p/>
          </table:table-cell>
          <table:table-cell table:formula="of:=[$REBUILT_MATCHES.M37]" office:value-type="float" office:value="0" calcext:value-type="float">
            <text:p>0</text:p>
          </table:table-cell>
          <table:table-cell table:formula="of:=[$REBUILT_MATCHES.S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8]" office:value-type="float" office:value="0" calcext:value-type="float">
            <text:p>0</text:p>
          </table:table-cell>
          <table:table-cell table:formula="of:=[$REBUILT_MATCHES.C38]" office:value-type="float" office:value="0" calcext:value-type="float">
            <text:p>0</text:p>
          </table:table-cell>
          <table:table-cell table:formula="of:=[$REBUILT_MATCHES.L38] + [$REBUILT_MATCHES.J38]" office:value-type="float" office:value="0" calcext:value-type="float">
            <text:p>0</text:p>
          </table:table-cell>
          <table:table-cell table:formula="of:=COM.MICROSOFT.CONCAT([$REBUILT_MATCHES.O38:.Q38])">
            <text:p/>
          </table:table-cell>
          <table:table-cell table:formula="of:=NUMTOSTRING([$REBUILT_MATCHES.R38];[.L2])">
            <text:p/>
          </table:table-cell>
          <table:table-cell table:formula="of:=[$REBUILT_MATCHES.M38]" office:value-type="float" office:value="0" calcext:value-type="float">
            <text:p>0</text:p>
          </table:table-cell>
          <table:table-cell table:formula="of:=[$REBUILT_MATCHES.S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9]" office:value-type="float" office:value="0" calcext:value-type="float">
            <text:p>0</text:p>
          </table:table-cell>
          <table:table-cell table:formula="of:=[$REBUILT_MATCHES.C39]" office:value-type="float" office:value="0" calcext:value-type="float">
            <text:p>0</text:p>
          </table:table-cell>
          <table:table-cell table:formula="of:=[$REBUILT_MATCHES.L39] + [$REBUILT_MATCHES.J39]" office:value-type="float" office:value="0" calcext:value-type="float">
            <text:p>0</text:p>
          </table:table-cell>
          <table:table-cell table:formula="of:=COM.MICROSOFT.CONCAT([$REBUILT_MATCHES.O39:.Q39])">
            <text:p/>
          </table:table-cell>
          <table:table-cell table:formula="of:=NUMTOSTRING([$REBUILT_MATCHES.R39];[.L2])">
            <text:p/>
          </table:table-cell>
          <table:table-cell table:formula="of:=[$REBUILT_MATCHES.M39]" office:value-type="float" office:value="0" calcext:value-type="float">
            <text:p>0</text:p>
          </table:table-cell>
          <table:table-cell table:formula="of:=[$REBUILT_MATCHES.S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0]" office:value-type="float" office:value="0" calcext:value-type="float">
            <text:p>0</text:p>
          </table:table-cell>
          <table:table-cell table:formula="of:=[$REBUILT_MATCHES.C40]" office:value-type="float" office:value="0" calcext:value-type="float">
            <text:p>0</text:p>
          </table:table-cell>
          <table:table-cell table:formula="of:=[$REBUILT_MATCHES.L40] + [$REBUILT_MATCHES.J40]" office:value-type="float" office:value="0" calcext:value-type="float">
            <text:p>0</text:p>
          </table:table-cell>
          <table:table-cell table:formula="of:=COM.MICROSOFT.CONCAT([$REBUILT_MATCHES.O40:.Q40])">
            <text:p/>
          </table:table-cell>
          <table:table-cell table:formula="of:=NUMTOSTRING([$REBUILT_MATCHES.R40];[.L2])">
            <text:p/>
          </table:table-cell>
          <table:table-cell table:formula="of:=[$REBUILT_MATCHES.M40]" office:value-type="float" office:value="0" calcext:value-type="float">
            <text:p>0</text:p>
          </table:table-cell>
          <table:table-cell table:formula="of:=[$REBUILT_MATCHES.S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1]" office:value-type="float" office:value="0" calcext:value-type="float">
            <text:p>0</text:p>
          </table:table-cell>
          <table:table-cell table:formula="of:=[$REBUILT_MATCHES.C41]" office:value-type="float" office:value="0" calcext:value-type="float">
            <text:p>0</text:p>
          </table:table-cell>
          <table:table-cell table:formula="of:=[$REBUILT_MATCHES.L41] + [$REBUILT_MATCHES.J41]" office:value-type="float" office:value="0" calcext:value-type="float">
            <text:p>0</text:p>
          </table:table-cell>
          <table:table-cell table:formula="of:=COM.MICROSOFT.CONCAT([$REBUILT_MATCHES.O41:.Q41])">
            <text:p/>
          </table:table-cell>
          <table:table-cell table:formula="of:=NUMTOSTRING([$REBUILT_MATCHES.R41];[.L2])">
            <text:p/>
          </table:table-cell>
          <table:table-cell table:formula="of:=[$REBUILT_MATCHES.M41]" office:value-type="float" office:value="0" calcext:value-type="float">
            <text:p>0</text:p>
          </table:table-cell>
          <table:table-cell table:formula="of:=[$REBUILT_MATCHES.S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2]" office:value-type="float" office:value="0" calcext:value-type="float">
            <text:p>0</text:p>
          </table:table-cell>
          <table:table-cell table:formula="of:=[$REBUILT_MATCHES.C42]" office:value-type="float" office:value="0" calcext:value-type="float">
            <text:p>0</text:p>
          </table:table-cell>
          <table:table-cell table:formula="of:=[$REBUILT_MATCHES.L42] + [$REBUILT_MATCHES.J42]" office:value-type="float" office:value="0" calcext:value-type="float">
            <text:p>0</text:p>
          </table:table-cell>
          <table:table-cell table:formula="of:=COM.MICROSOFT.CONCAT([$REBUILT_MATCHES.O42:.Q42])">
            <text:p/>
          </table:table-cell>
          <table:table-cell table:formula="of:=NUMTOSTRING([$REBUILT_MATCHES.R42];[.L2])">
            <text:p/>
          </table:table-cell>
          <table:table-cell table:formula="of:=[$REBUILT_MATCHES.M42]" office:value-type="float" office:value="0" calcext:value-type="float">
            <text:p>0</text:p>
          </table:table-cell>
          <table:table-cell table:formula="of:=[$REBUILT_MATCHES.S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3]" office:value-type="float" office:value="0" calcext:value-type="float">
            <text:p>0</text:p>
          </table:table-cell>
          <table:table-cell table:formula="of:=[$REBUILT_MATCHES.C43]" office:value-type="float" office:value="0" calcext:value-type="float">
            <text:p>0</text:p>
          </table:table-cell>
          <table:table-cell table:formula="of:=[$REBUILT_MATCHES.L43] + [$REBUILT_MATCHES.J43]" office:value-type="float" office:value="0" calcext:value-type="float">
            <text:p>0</text:p>
          </table:table-cell>
          <table:table-cell table:formula="of:=COM.MICROSOFT.CONCAT([$REBUILT_MATCHES.O43:.Q43])">
            <text:p/>
          </table:table-cell>
          <table:table-cell table:formula="of:=NUMTOSTRING([$REBUILT_MATCHES.R43];[.L2])">
            <text:p/>
          </table:table-cell>
          <table:table-cell table:formula="of:=[$REBUILT_MATCHES.M43]" office:value-type="float" office:value="0" calcext:value-type="float">
            <text:p>0</text:p>
          </table:table-cell>
          <table:table-cell table:formula="of:=[$REBUILT_MATCHES.S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4]" office:value-type="float" office:value="0" calcext:value-type="float">
            <text:p>0</text:p>
          </table:table-cell>
          <table:table-cell table:formula="of:=[$REBUILT_MATCHES.C44]" office:value-type="float" office:value="0" calcext:value-type="float">
            <text:p>0</text:p>
          </table:table-cell>
          <table:table-cell table:formula="of:=[$REBUILT_MATCHES.L44] + [$REBUILT_MATCHES.J44]" office:value-type="float" office:value="0" calcext:value-type="float">
            <text:p>0</text:p>
          </table:table-cell>
          <table:table-cell table:formula="of:=COM.MICROSOFT.CONCAT([$REBUILT_MATCHES.O44:.Q44])">
            <text:p/>
          </table:table-cell>
          <table:table-cell table:formula="of:=NUMTOSTRING([$REBUILT_MATCHES.R44];[.L2])">
            <text:p/>
          </table:table-cell>
          <table:table-cell table:formula="of:=[$REBUILT_MATCHES.M44]" office:value-type="float" office:value="0" calcext:value-type="float">
            <text:p>0</text:p>
          </table:table-cell>
          <table:table-cell table:formula="of:=[$REBUILT_MATCHES.S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5]" office:value-type="float" office:value="0" calcext:value-type="float">
            <text:p>0</text:p>
          </table:table-cell>
          <table:table-cell table:formula="of:=[$REBUILT_MATCHES.C45]" office:value-type="float" office:value="0" calcext:value-type="float">
            <text:p>0</text:p>
          </table:table-cell>
          <table:table-cell table:formula="of:=[$REBUILT_MATCHES.L45] + [$REBUILT_MATCHES.J45]" office:value-type="float" office:value="0" calcext:value-type="float">
            <text:p>0</text:p>
          </table:table-cell>
          <table:table-cell table:formula="of:=COM.MICROSOFT.CONCAT([$REBUILT_MATCHES.O45:.Q45])">
            <text:p/>
          </table:table-cell>
          <table:table-cell table:formula="of:=NUMTOSTRING([$REBUILT_MATCHES.R45];[.L2])">
            <text:p/>
          </table:table-cell>
          <table:table-cell table:formula="of:=[$REBUILT_MATCHES.M45]" office:value-type="float" office:value="0" calcext:value-type="float">
            <text:p>0</text:p>
          </table:table-cell>
          <table:table-cell table:formula="of:=[$REBUILT_MATCHES.S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6]" office:value-type="float" office:value="0" calcext:value-type="float">
            <text:p>0</text:p>
          </table:table-cell>
          <table:table-cell table:formula="of:=[$REBUILT_MATCHES.C46]" office:value-type="float" office:value="0" calcext:value-type="float">
            <text:p>0</text:p>
          </table:table-cell>
          <table:table-cell table:formula="of:=[$REBUILT_MATCHES.L46] + [$REBUILT_MATCHES.J46]" office:value-type="float" office:value="0" calcext:value-type="float">
            <text:p>0</text:p>
          </table:table-cell>
          <table:table-cell table:formula="of:=COM.MICROSOFT.CONCAT([$REBUILT_MATCHES.O46:.Q46])">
            <text:p/>
          </table:table-cell>
          <table:table-cell table:formula="of:=NUMTOSTRING([$REBUILT_MATCHES.R46];[.L2])">
            <text:p/>
          </table:table-cell>
          <table:table-cell table:formula="of:=[$REBUILT_MATCHES.M46]" office:value-type="float" office:value="0" calcext:value-type="float">
            <text:p>0</text:p>
          </table:table-cell>
          <table:table-cell table:formula="of:=[$REBUILT_MATCHES.S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7]" office:value-type="float" office:value="0" calcext:value-type="float">
            <text:p>0</text:p>
          </table:table-cell>
          <table:table-cell table:formula="of:=[$REBUILT_MATCHES.C47]" office:value-type="float" office:value="0" calcext:value-type="float">
            <text:p>0</text:p>
          </table:table-cell>
          <table:table-cell table:formula="of:=[$REBUILT_MATCHES.L47] + [$REBUILT_MATCHES.J47]" office:value-type="float" office:value="0" calcext:value-type="float">
            <text:p>0</text:p>
          </table:table-cell>
          <table:table-cell table:formula="of:=COM.MICROSOFT.CONCAT([$REBUILT_MATCHES.O47:.Q47])">
            <text:p/>
          </table:table-cell>
          <table:table-cell table:formula="of:=NUMTOSTRING([$REBUILT_MATCHES.R47];[.L2])">
            <text:p/>
          </table:table-cell>
          <table:table-cell table:formula="of:=[$REBUILT_MATCHES.M47]" office:value-type="float" office:value="0" calcext:value-type="float">
            <text:p>0</text:p>
          </table:table-cell>
          <table:table-cell table:formula="of:=[$REBUILT_MATCHES.S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8]" office:value-type="float" office:value="0" calcext:value-type="float">
            <text:p>0</text:p>
          </table:table-cell>
          <table:table-cell table:formula="of:=[$REBUILT_MATCHES.C48]" office:value-type="float" office:value="0" calcext:value-type="float">
            <text:p>0</text:p>
          </table:table-cell>
          <table:table-cell table:formula="of:=[$REBUILT_MATCHES.L48] + [$REBUILT_MATCHES.J48]" office:value-type="float" office:value="0" calcext:value-type="float">
            <text:p>0</text:p>
          </table:table-cell>
          <table:table-cell table:formula="of:=COM.MICROSOFT.CONCAT([$REBUILT_MATCHES.O48:.Q48])">
            <text:p/>
          </table:table-cell>
          <table:table-cell table:formula="of:=NUMTOSTRING([$REBUILT_MATCHES.R48];[.L2])">
            <text:p/>
          </table:table-cell>
          <table:table-cell table:formula="of:=[$REBUILT_MATCHES.M48]" office:value-type="float" office:value="0" calcext:value-type="float">
            <text:p>0</text:p>
          </table:table-cell>
          <table:table-cell table:formula="of:=[$REBUILT_MATCHES.S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9]" office:value-type="float" office:value="0" calcext:value-type="float">
            <text:p>0</text:p>
          </table:table-cell>
          <table:table-cell table:formula="of:=[$REBUILT_MATCHES.C49]" office:value-type="float" office:value="0" calcext:value-type="float">
            <text:p>0</text:p>
          </table:table-cell>
          <table:table-cell table:formula="of:=[$REBUILT_MATCHES.L49] + [$REBUILT_MATCHES.J49]" office:value-type="float" office:value="0" calcext:value-type="float">
            <text:p>0</text:p>
          </table:table-cell>
          <table:table-cell table:formula="of:=COM.MICROSOFT.CONCAT([$REBUILT_MATCHES.O49:.Q49])">
            <text:p/>
          </table:table-cell>
          <table:table-cell table:formula="of:=NUMTOSTRING([$REBUILT_MATCHES.R49];[.L2])">
            <text:p/>
          </table:table-cell>
          <table:table-cell table:formula="of:=[$REBUILT_MATCHES.M49]" office:value-type="float" office:value="0" calcext:value-type="float">
            <text:p>0</text:p>
          </table:table-cell>
          <table:table-cell table:formula="of:=[$REBUILT_MATCHES.S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50]" office:value-type="float" office:value="0" calcext:value-type="float">
            <text:p>0</text:p>
          </table:table-cell>
          <table:table-cell table:formula="of:=[$REBUILT_MATCHES.C50]" office:value-type="float" office:value="0" calcext:value-type="float">
            <text:p>0</text:p>
          </table:table-cell>
          <table:table-cell table:formula="of:=[$REBUILT_MATCHES.L50] + [$REBUILT_MATCHES.J50]" office:value-type="float" office:value="0" calcext:value-type="float">
            <text:p>0</text:p>
          </table:table-cell>
          <table:table-cell table:formula="of:=COM.MICROSOFT.CONCAT([$REBUILT_MATCHES.O50:.Q50])">
            <text:p/>
          </table:table-cell>
          <table:table-cell table:formula="of:=NUMTOSTRING([$REBUILT_MATCHES.R50];[.L2])">
            <text:p/>
          </table:table-cell>
          <table:table-cell table:formula="of:=[$REBUILT_MATCHES.M50]" office:value-type="float" office:value="0" calcext:value-type="float">
            <text:p>0</text:p>
          </table:table-cell>
          <table:table-cell table:formula="of:=[$REBUILT_MATCHES.S50]" office:value-type="float" office:value="0" calcext:value-type="float">
            <text:p>0</text:p>
          </table:table-cell>
          <table:table-cell table:number-columns-repeated="5"/>
        </table:table-row>
      </table:table>
      <table:table table:name="Pivot Table_Organized Data - Climbing_1" table:style-name="ta2">
        <office:forms form:automatic-focus="false" form:apply-design-mode="false"/>
        <table:table-column table:style-name="co51" table:default-cell-style-name="ce29"/>
        <table:table-column table:style-name="co51" table:default-cell-style-name="ce32"/>
        <table:table-column table:style-name="co113" table:default-cell-style-name="ce32"/>
        <table:table-column table:style-name="co51" table:default-cell-style-name="ce32"/>
        <table:table-column table:style-name="co105" table:default-cell-style-name="ce32"/>
        <table:table-column table:style-name="co57" table:default-cell-style-name="ce32"/>
        <table:table-column table:style-name="co51" table:default-cell-style-name="ce36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Highest Level</text:p>
          </table:table-cell>
          <table:table-cell office:value-type="string" calcext:value-type="string">
            <text:p>Climbing Mechanism</text:p>
          </table:table-cell>
          <table:table-cell office:value-type="string" calcext:value-type="string">
            <text:p>Match Climb</text:p>
          </table:table-cell>
          <table:table-cell office:value-type="string" calcext:value-type="string">
            <text:p>Auton Climbing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(empty)</text:p>
          </table:table-cell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Two-Climber Lift 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string" calcext:value-type="string">
            <text:p>Half of the Time </text:p>
          </table:table-cell>
          <table:table-cell table:style-name="ce33" office:value-type="float" office:value="13" calcext:value-type="float">
            <text:p>13</text:p>
          </table:table-cell>
          <table:table-cell table:style-name="ce37"/>
        </table:table-row>
        <table:table-row table:style-name="ro1">
          <table:table-cell table:style-name="ce31" office:value-type="string" calcext:value-type="string">
            <text:p>Total Result</text:p>
          </table:table-cell>
          <table:table-cell table:style-name="ce34" table:number-columns-repeated="4"/>
          <table:table-cell table:style-name="ce25"/>
          <table:table-cell table:style-name="ce23"/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  <table:database-range table:name="__Anonymous_Sheet_DB__0" table:target-range-address="NEW_REBUILT_2026_PITS.A1:NEW_REBUILT_2026_PITS.AI4"/>
        <table:database-range table:name="__Anonymous_Sheet_DB__1" table:target-range-address="REBUILT_MATCHES.F28:REBUILT_MATCHES.F28" table:contains-header="false"/>
        <table:database-range table:name="__Anonymous_Sheet_DB__3" table:target-range-address="'Organized Data -FUEL'.A1:'Organized Data -FUEL'.H2"/>
        <table:database-range table:name="__Anonymous_Sheet_DB__4" table:target-range-address="'Organized Data - Climbing'.A1:'Organized Data - Climbing'.F2"/>
      </table:database-ranges>
      <calcext:data-mappings>
        <calcext:data-mapping xlink:href="file:///C:/Users/Robotics/Downloads/pits(2).csv" calcext:provider="org.libreoffice.calc.csv" calcext:frequency="0" calcext:id="" calcext:database-name="Table1">
          <calcext:data-transformations/>
        </calcext:data-mapping>
        <calcext:data-mapping xlink:href="file:///C:/Users/Robotics/Downloads/pits(2).csv" calcext:provider="org.libreoffice.calc.csv" calcext:frequency="0" calcext:id="AAAA" calcext:database-name="Table1">
          <calcext:data-transformations/>
        </calcext:data-mapping>
        <calcext:data-mapping xlink:href="file:///C:/Users/Robotics/Downloads/pits(1).csv" calcext:provider="org.libreoffice.calc.csv" calcext:frequency="0" calcext:id="AAAA" calcext:database-name="Table1">
          <calcext:data-transformations/>
        </calcext:data-mapping>
      </calcext:data-mappings>
      <table:data-pilot-tables>
        <table:data-pilot-table table:name="DataPilot1" table:application-data="" table:target-range-address="'Pivot Table_Organized Data - Climbing_1'.A1:'Pivot Table_Organized Data - Climbing_1'.G3" table:buttons="'Pivot Table_Organized Data - Climbing_1'.A1 'Pivot Table_Organized Data - Climbing_1'.B1 'Pivot Table_Organized Data - Climbing_1'.C1 'Pivot Table_Organized Data - Climbing_1'.D1 'Pivot Table_Organized Data - Climbing_1'.E1 'Pivot Table_Organized Data - Climbing_1'.F1" table:show-filter-button="false" table:drill-down-on-double-click="false">
          <table:source-cell-range table:cell-range-address="'Organized Data - Climbing'.A1:'Organized Data - Climbing'.F2"/>
          <table:data-pilot-field table:source-field-name="Team #" table:orientation="row" table:used-hierarchy="0" table:function="auto">
            <table:data-pilot-level table:show-empty="false" calcext:repeat-item-labels="false">
              <table:data-pilot-members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ghest 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mbing Mechanism" table:orientation="row" table:used-hierarchy="0" table:function="auto">
            <table:data-pilot-level table:show-empty="false" calcext:repeat-item-labels="false">
              <table:data-pilot-members>
                <table:data-pilot-member table:name="Two-Climber Lift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ch Climb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n Climbing" table:orientation="row" table:used-hierarchy="0" table:function="auto">
            <table:data-pilot-level table:show-empty="false" calcext:repeat-item-labels="false">
              <table:data-pilot-members>
                <table:data-pilot-member table:name="Half of the Tim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Score" table:orientation="row" table:used-hierarchy="0" table:function="auto">
            <table:data-pilot-level table:show-empty="false" calcext:repeat-item-labels="false">
              <table:data-pilot-members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NEW_REBUILT_2026_PITS.A1:NEW_REBUILT_2026_PITS.C4" table:buttons="" table:show-filter-button="false" table:drill-down-on-double-click="false">
          <table:source-cell-range table:cell-range-address="REBUILT_MATCHES.L5:REBUILT_MATCHES.M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i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reen" style:family="table-cell" style:parent-style-name="Default">
      <style:table-cell-properties fo:background-color="#1ce71f"/>
    </style:style>
    <style:style style:name="BGYellow" style:family="table-cell" style:parent-style-name="Default">
      <style:table-cell-properties fo:background-color="#fffa08"/>
    </style:style>
    <style:style style:name="BGred" style:family="table-cell" style:parent-style-name="Default">
      <style:table-cell-properties fo:background-color="#ff0000" style:diagonal-bl-tr="none" style:diagonal-tl-br="non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1:26:08.93314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3-07T15:48:35.199294900</dc:date>
    <meta:generator>LibreOffice/26.2.0.3$Windows_X86_64 LibreOffice_project/620$Build-3</meta:generator>
    <meta:editing-duration>P4DT2H44M15S</meta:editing-duration>
    <meta:editing-cycles>127</meta:editing-cycles>
    <meta:document-statistic meta:table-count="10" meta:cell-count="1851" meta:object-count="0"/>
    <meta:user-defined meta:name="AppVersion">14.0300</meta:user-defined>
    <meta:user-defined meta:name="Company">Clawson Public Schools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3"/>
  <library:element library:name="Sheet2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 - DONE!!!
'TODO: Find out how to read multiple values within the smae cell - DONE!!

'TODO: Use VBA example at home: https://learn.microsoft.com/en-us/office/vba/language/reference/user-interface-help/split-function
Public Function NUMTOSTRING( strNumFull As String,strConvFull As String, numNums As Integer)
	'
	Dim strNumArray() As Integer 'do a multi-dimensional array?
	Dim strConvArray() As String
	Dim actNum As Integer
	Dim a As string
	result = ""
	
	strNumArray = Split(strNumFull, " ") ' Splits the content of the cell into their own array elements by space charcters
	
	strConvArray = Split(strConvFull, ",") 'Same as above, but with "," characters 
 	
	
	' (pre-test)Repeats the for loop until all values of are read
	For i = Lbound(strNumArray) To Ubound(strNumArray)
		
		
    Select Case strNumArray(i)
        Case "0"
        		a = strConvArray(0)
        Case "1"
            a = strConvArray(1)
        Case "2"
            a = strConvArray(2)
		Case "3"
			a = strConvArray(3)
		Case "4"
			a = strConvArray(4)
       Case "5"
       		a = strConvArray(5)
       		
        Case Else
            a = "Invalid Number"
        End Select
        
             result = result &amp; a &amp; " " 'Combines the result of read string and seperates the by space.
             
   Next i 
    NUMTOSTRING = result 'Gets the result you see in the actual Calc sheet cell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